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118.35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0.39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40.46pt"/>
    </style:style>
    <style:style style:name="co13" style:family="table-column">
      <style:table-column-properties fo:break-before="auto" style:column-width="135.04pt"/>
    </style:style>
    <style:style style:name="co14" style:family="table-column">
      <style:table-column-properties fo:break-before="auto" style:column-width="94.39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312.09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9.45pt"/>
    </style:style>
    <style:style style:name="co19" style:family="table-column">
      <style:table-column-properties fo:break-before="auto" style:column-width="101.34pt"/>
    </style:style>
    <style:style style:name="co20" style:family="table-column">
      <style:table-column-properties fo:break-before="auto" style:column-width="67.15pt"/>
    </style:style>
    <style:style style:name="co21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ategory" style:data-style-name="N0"/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6" style:family="table-cell" style:parent-style-name="Pivot_20_Table_20_Value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Result" style:data-style-name="N0"/>
    <style:style style:name="ce3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6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3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6" style:family="table-cell" style:parent-style-name="Pivot_20_Table_20_Field">
      <style:table-cell-properties fo:border="0.99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5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53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54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55" style:family="table-cell" style:parent-style-name="Pivot_20_Table_20_Result" style:data-style-name="N0">
      <style:table-cell-properties fo:border="0.99pt solid #000000"/>
    </style:style>
    <style:style style:name="ce5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operation over issuer" table:style-name="ta1">
        <table:table-column table:style-name="co1" table:default-cell-style-name="ce1"/>
        <table:table-column table:style-name="co2" table:default-cell-style-name="ce7"/>
        <table:table-column table:style-name="co1" table:default-cell-style-name="ce7"/>
        <table:table-column table:style-name="co2" table:default-cell-style-name="ce18"/>
        <table:table-column table:style-name="co3" table:default-cell-style-name="ce22"/>
        <table:table-column table:style-name="co2" table:default-cell-style-name="ce22"/>
        <table:table-column table:style-name="co1" table:default-cell-style-name="ce22"/>
        <table:table-column table:style-name="co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31"/>
        <table:table-column table:style-name="co7" table:default-cell-style-name="ce18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Data</text:p>
          </table:table-cell>
          <table:table-cell/>
          <table:table-cell table:style-name="ce18" table:number-columns-repeated="3"/>
          <table:table-cell table:number-columns-repeated="3"/>
          <table:table-cell table:style-name="ce18"/>
          <table:table-cell table:number-columns-repeated="8"/>
        </table:table-row>
        <table:table-row table:style-name="ro1">
          <table:table-cell table:style-name="ce2"/>
          <table:table-cell table:style-name="ce8" office:value-type="string" calcext:value-type="string">
            <text:p>generateThumbnail</text:p>
          </table:table-cell>
          <table:table-cell table:style-name="ce13" table:number-columns-repeated="2"/>
          <table:table-cell table:style-name="ce13" office:value-type="string" calcext:value-type="string">
            <text:p>readPng</text:p>
          </table:table-cell>
          <table:table-cell table:style-name="ce13" table:number-columns-repeated="2"/>
          <table:table-cell table:style-name="ce13" office:value-type="string" calcext:value-type="string">
            <text:p>writePng</text:p>
          </table:table-cell>
          <table:table-cell table:style-name="ce13" table:number-columns-repeated="2"/>
          <table:table-cell table:style-name="ce29" office:value-type="string" calcext:value-type="string">
            <text:p>Total Sum - duration[s]</text:p>
          </table:table-cell>
          <table:table-cell table:style-name="ce29" office:value-type="string" calcext:value-type="string">
            <text:p>Total Average - duration[s]</text:p>
          </table:table-cell>
          <table:table-cell table:style-name="ce36" office:value-type="string" calcext:value-type="string">
            <text:p>Total Sum - duration[min]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ssuer</text:p>
          </table:table-cell>
          <table:table-cell table:style-name="ce9" office:value-type="string" calcext:value-type="string">
            <text:p>Sum - duration[s]</text:p>
          </table:table-cell>
          <table:table-cell table:style-name="ce14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14" office:value-type="string" calcext:value-type="string">
            <text:p>Sum - duration[s]</text:p>
          </table:table-cell>
          <table:table-cell table:style-name="ce14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14" office:value-type="string" calcext:value-type="string">
            <text:p>Sum - duration[s]</text:p>
          </table:table-cell>
          <table:table-cell table:style-name="ce14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30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4" office:value-type="string" calcext:value-type="string">
            <text:p>base.js</text:p>
          </table:table-cell>
          <table:table-cell table:style-name="ce10"/>
          <table:table-cell table:style-name="ce15"/>
          <table:table-cell table:style-name="ce19"/>
          <table:table-cell office:value-type="float" office:value="69.892347" calcext:value-type="float">
            <text:p>69.892347</text:p>
          </table:table-cell>
          <table:table-cell office:value-type="float" office:value="1.94145408333333" calcext:value-type="float">
            <text:p>1.9414540833</text:p>
          </table:table-cell>
          <table:table-cell office:value-type="float" office:value="1.16487245" calcext:value-type="float">
            <text:p>1.16487245</text:p>
          </table:table-cell>
          <table:table-cell table:style-name="ce23" office:value-type="float" office:value="62.051552" calcext:value-type="float">
            <text:p>62.051552</text:p>
          </table:table-cell>
          <table:table-cell table:style-name="ce25" office:value-type="float" office:value="1.72365422222222" calcext:value-type="float">
            <text:p>1.7236542222</text:p>
          </table:table-cell>
          <table:table-cell table:style-name="ce27" office:value-type="float" office:value="1.03419253333333" calcext:value-type="float">
            <text:p>1.0341925333</text:p>
          </table:table-cell>
          <table:table-cell office:value-type="float" office:value="131.943899" calcext:value-type="float">
            <text:p>131.943899</text:p>
          </table:table-cell>
          <table:table-cell table:style-name="ce33" office:value-type="float" office:value="1.83255415277778" calcext:value-type="float">
            <text:p>1.8325541528</text:p>
          </table:table-cell>
          <table:table-cell table:style-name="ce38" office:value-type="float" office:value="2.19906498333333" calcext:value-type="float">
            <text:p>2.199064983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apturer.js</text:p>
          </table:table-cell>
          <table:table-cell table:style-name="ce11" office:value-type="float" office:value="56.463441" calcext:value-type="float">
            <text:p>56.463441</text:p>
          </table:table-cell>
          <table:table-cell table:style-name="ce16" office:value-type="float" office:value="1.56842891666667" calcext:value-type="float">
            <text:p>1.5684289167</text:p>
          </table:table-cell>
          <table:table-cell table:style-name="ce20" office:value-type="float" office:value="0.94105735" calcext:value-type="float">
            <text:p>0.94105735</text:p>
          </table:table-cell>
          <table:table-cell office:value-type="float" office:value="54.726637" calcext:value-type="float">
            <text:p>54.726637</text:p>
          </table:table-cell>
          <table:table-cell office:value-type="float" office:value="1.52018436111111" calcext:value-type="float">
            <text:p>1.5201843611</text:p>
          </table:table-cell>
          <table:table-cell office:value-type="float" office:value="0.912110616666667" calcext:value-type="float">
            <text:p>0.9121106167</text:p>
          </table:table-cell>
          <table:table-cell table:style-name="ce24"/>
          <table:table-cell table:style-name="ce26"/>
          <table:table-cell table:style-name="ce28"/>
          <table:table-cell office:value-type="float" office:value="111.190078" calcext:value-type="float">
            <text:p>111.190078</text:p>
          </table:table-cell>
          <table:table-cell table:style-name="ce34" office:value-type="float" office:value="1.54430663888889" calcext:value-type="float">
            <text:p>1.5443066389</text:p>
          </table:table-cell>
          <table:table-cell table:style-name="ce39" office:value-type="float" office:value="1.85316796666667" calcext:value-type="float">
            <text:p>1.8531679667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56.463441" calcext:value-type="float">
            <text:p>56.463441</text:p>
          </table:table-cell>
          <table:table-cell table:style-name="ce17" office:value-type="float" office:value="1.56842891666667" calcext:value-type="float">
            <text:p>1.5684289167</text:p>
          </table:table-cell>
          <table:table-cell table:style-name="ce21" office:value-type="float" office:value="0.94105735" calcext:value-type="float">
            <text:p>0.94105735</text:p>
          </table:table-cell>
          <table:table-cell table:style-name="ce12" office:value-type="float" office:value="124.618984" calcext:value-type="float">
            <text:p>124.618984</text:p>
          </table:table-cell>
          <table:table-cell table:style-name="ce17" office:value-type="float" office:value="1.73081922222222" calcext:value-type="float">
            <text:p>1.7308192222</text:p>
          </table:table-cell>
          <table:table-cell table:style-name="ce21" office:value-type="float" office:value="2.07698306666667" calcext:value-type="float">
            <text:p>2.0769830667</text:p>
          </table:table-cell>
          <table:table-cell table:style-name="ce12" office:value-type="float" office:value="62.051552" calcext:value-type="float">
            <text:p>62.051552</text:p>
          </table:table-cell>
          <table:table-cell table:style-name="ce17" office:value-type="float" office:value="1.72365422222222" calcext:value-type="float">
            <text:p>1.7236542222</text:p>
          </table:table-cell>
          <table:table-cell table:style-name="ce21" office:value-type="float" office:value="1.03419253333333" calcext:value-type="float">
            <text:p>1.0341925333</text:p>
          </table:table-cell>
          <table:table-cell table:style-name="ce32" office:value-type="float" office:value="243.133977" calcext:value-type="float">
            <text:p>243.133977</text:p>
          </table:table-cell>
          <table:table-cell table:style-name="ce32" office:value-type="float" office:value="1.68843039583333" calcext:value-type="float">
            <text:p>1.6884303958</text:p>
          </table:table-cell>
          <table:table-cell table:style-name="ce40" office:value-type="float" office:value="4.05223295" calcext:value-type="float">
            <text:p>4.05223295</text:p>
          </table:table-cell>
          <table:table-cell table:number-columns-repeated="6"/>
        </table:table-row>
      </table:table>
      <table:table table:name="logged detai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duration[ms]</text:p>
          </table:table-cell>
          <table:table-cell office:value-type="string" calcext:value-type="string">
            <text:p>duration[s]</text:p>
          </table:table-cell>
          <table:table-cell office:value-type="string" calcext:value-type="string">
            <text:p>duration[min]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36.689" calcext:value-type="float">
            <text:p>736.689</text:p>
          </table:table-cell>
          <table:table-cell table:formula="of:=['logged details'.D2]/1000" office:value-type="float" office:value="0.736689" calcext:value-type="float">
            <text:p>0.736689</text:p>
          </table:table-cell>
          <table:table-cell table:formula="of:=['logged details'.E2]/60" office:value-type="float" office:value="0.01227815" calcext:value-type="float">
            <text:p>0.0122781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651.599" calcext:value-type="float">
            <text:p>651.599</text:p>
          </table:table-cell>
          <table:table-cell table:formula="of:=['logged details'.D3]/1000" office:value-type="float" office:value="0.651599" calcext:value-type="float">
            <text:p>0.651599</text:p>
          </table:table-cell>
          <table:table-cell table:formula="of:=['logged details'.E3]/60" office:value-type="float" office:value="0.0108599833333333" calcext:value-type="float">
            <text:p>0.0108599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0.602" calcext:value-type="float">
            <text:p>10.602</text:p>
          </table:table-cell>
          <table:table-cell table:formula="of:=['logged details'.D4]/1000" office:value-type="float" office:value="0.010602" calcext:value-type="float">
            <text:p>0.010602</text:p>
          </table:table-cell>
          <table:table-cell table:formula="of:=['logged details'.E4]/60" office:value-type="float" office:value="0.0001767" calcext:value-type="float">
            <text:p>0.00017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2446.561" calcext:value-type="float">
            <text:p>2446.561</text:p>
          </table:table-cell>
          <table:table-cell table:formula="of:=['logged details'.D5]/1000" office:value-type="float" office:value="2.446561" calcext:value-type="float">
            <text:p>2.446561</text:p>
          </table:table-cell>
          <table:table-cell table:formula="of:=['logged details'.E5]/60" office:value-type="float" office:value="0.0407760166666667" calcext:value-type="float">
            <text:p>0.0407760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111.276" calcext:value-type="float">
            <text:p>1111.276</text:p>
          </table:table-cell>
          <table:table-cell table:formula="of:=['logged details'.D6]/1000" office:value-type="float" office:value="1.111276" calcext:value-type="float">
            <text:p>1.111276</text:p>
          </table:table-cell>
          <table:table-cell table:formula="of:=['logged details'.E6]/60" office:value-type="float" office:value="0.0185212666666667" calcext:value-type="float">
            <text:p>0.0185212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190.712" calcext:value-type="float">
            <text:p>1190.712</text:p>
          </table:table-cell>
          <table:table-cell table:formula="of:=['logged details'.D7]/1000" office:value-type="float" office:value="1.190712" calcext:value-type="float">
            <text:p>1.190712</text:p>
          </table:table-cell>
          <table:table-cell table:formula="of:=['logged details'.E7]/60" office:value-type="float" office:value="0.0198452" calcext:value-type="float">
            <text:p>0.0198452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0.58" calcext:value-type="float">
            <text:p>0.58</text:p>
          </table:table-cell>
          <table:table-cell table:formula="of:=['logged details'.D8]/1000" office:value-type="float" office:value="0.00058" calcext:value-type="float">
            <text:p>0.00058</text:p>
          </table:table-cell>
          <table:table-cell table:formula="of:=['logged details'.E8]/60" office:value-type="float" office:value="0.00000966666666666667" calcext:value-type="float">
            <text:p>9.66666666666667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951.41" calcext:value-type="float">
            <text:p>1951.41</text:p>
          </table:table-cell>
          <table:table-cell table:formula="of:=['logged details'.D9]/1000" office:value-type="float" office:value="1.95141" calcext:value-type="float">
            <text:p>1.95141</text:p>
          </table:table-cell>
          <table:table-cell table:formula="of:=['logged details'.E9]/60" office:value-type="float" office:value="0.0325235" calcext:value-type="float">
            <text:p>0.032523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7.09" calcext:value-type="float">
            <text:p>7.09</text:p>
          </table:table-cell>
          <table:table-cell table:formula="of:=['logged details'.D10]/1000" office:value-type="float" office:value="0.00709" calcext:value-type="float">
            <text:p>0.00709</text:p>
          </table:table-cell>
          <table:table-cell table:formula="of:=['logged details'.E10]/60" office:value-type="float" office:value="0.000118166666666667" calcext:value-type="float">
            <text:p>0.000118166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263.499" calcext:value-type="float">
            <text:p>1263.499</text:p>
          </table:table-cell>
          <table:table-cell table:formula="of:=['logged details'.D11]/1000" office:value-type="float" office:value="1.263499" calcext:value-type="float">
            <text:p>1.263499</text:p>
          </table:table-cell>
          <table:table-cell table:formula="of:=['logged details'.E11]/60" office:value-type="float" office:value="0.0210583166666667" calcext:value-type="float">
            <text:p>0.02105831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3962.212" calcext:value-type="float">
            <text:p>3962.212</text:p>
          </table:table-cell>
          <table:table-cell table:formula="of:=['logged details'.D12]/1000" office:value-type="float" office:value="3.962212" calcext:value-type="float">
            <text:p>3.962212</text:p>
          </table:table-cell>
          <table:table-cell table:formula="of:=['logged details'.E12]/60" office:value-type="float" office:value="0.0660368666666667" calcext:value-type="float">
            <text:p>0.06603686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604.536" calcext:value-type="float">
            <text:p>1604.536</text:p>
          </table:table-cell>
          <table:table-cell table:formula="of:=['logged details'.D13]/1000" office:value-type="float" office:value="1.604536" calcext:value-type="float">
            <text:p>1.604536</text:p>
          </table:table-cell>
          <table:table-cell table:formula="of:=['logged details'.E13]/60" office:value-type="float" office:value="0.0267422666666667" calcext:value-type="float">
            <text:p>0.0267422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832.374" calcext:value-type="float">
            <text:p>832.374</text:p>
          </table:table-cell>
          <table:table-cell table:formula="of:=['logged details'.D14]/1000" office:value-type="float" office:value="0.832374" calcext:value-type="float">
            <text:p>0.832374</text:p>
          </table:table-cell>
          <table:table-cell table:formula="of:=['logged details'.E14]/60" office:value-type="float" office:value="0.0138729" calcext:value-type="float">
            <text:p>0.0138729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0.173" calcext:value-type="float">
            <text:p>0.173</text:p>
          </table:table-cell>
          <table:table-cell table:formula="of:=['logged details'.D15]/1000" office:value-type="float" office:value="0.000173" calcext:value-type="float">
            <text:p>0.000173</text:p>
          </table:table-cell>
          <table:table-cell table:formula="of:=['logged details'.E15]/60" office:value-type="float" office:value="0.00000288333333333333" calcext:value-type="float">
            <text:p>2.88333333333333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37.859" calcext:value-type="float">
            <text:p>437.859</text:p>
          </table:table-cell>
          <table:table-cell table:formula="of:=['logged details'.D16]/1000" office:value-type="float" office:value="0.437859" calcext:value-type="float">
            <text:p>0.437859</text:p>
          </table:table-cell>
          <table:table-cell table:formula="of:=['logged details'.E16]/60" office:value-type="float" office:value="0.00729765" calcext:value-type="float">
            <text:p>0.0072976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511.01" calcext:value-type="float">
            <text:p>2511.01</text:p>
          </table:table-cell>
          <table:table-cell table:formula="of:=['logged details'.D17]/1000" office:value-type="float" office:value="2.51101" calcext:value-type="float">
            <text:p>2.51101</text:p>
          </table:table-cell>
          <table:table-cell table:formula="of:=['logged details'.E17]/60" office:value-type="float" office:value="0.0418501666666667" calcext:value-type="float">
            <text:p>0.0418501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50.196" calcext:value-type="float">
            <text:p>50.196</text:p>
          </table:table-cell>
          <table:table-cell table:formula="of:=['logged details'.D18]/1000" office:value-type="float" office:value="0.050196" calcext:value-type="float">
            <text:p>0.050196</text:p>
          </table:table-cell>
          <table:table-cell table:formula="of:=['logged details'.E18]/60" office:value-type="float" office:value="0.0008366" calcext:value-type="float">
            <text:p>0.0008366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2494.676" calcext:value-type="float">
            <text:p>2494.676</text:p>
          </table:table-cell>
          <table:table-cell table:formula="of:=['logged details'.D19]/1000" office:value-type="float" office:value="2.494676" calcext:value-type="float">
            <text:p>2.494676</text:p>
          </table:table-cell>
          <table:table-cell table:formula="of:=['logged details'.E19]/60" office:value-type="float" office:value="0.0415779333333333" calcext:value-type="float">
            <text:p>0.04157793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9421.275" calcext:value-type="float">
            <text:p>9421.275</text:p>
          </table:table-cell>
          <table:table-cell table:formula="of:=['logged details'.D20]/1000" office:value-type="float" office:value="9.421275" calcext:value-type="float">
            <text:p>9.421275</text:p>
          </table:table-cell>
          <table:table-cell table:formula="of:=['logged details'.E20]/60" office:value-type="float" office:value="0.15702125" calcext:value-type="float">
            <text:p>0.1570212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2373.881" calcext:value-type="float">
            <text:p>2373.881</text:p>
          </table:table-cell>
          <table:table-cell table:formula="of:=['logged details'.D21]/1000" office:value-type="float" office:value="2.373881" calcext:value-type="float">
            <text:p>2.373881</text:p>
          </table:table-cell>
          <table:table-cell table:formula="of:=['logged details'.E21]/60" office:value-type="float" office:value="0.0395646833333333" calcext:value-type="float">
            <text:p>0.0395646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25.02" calcext:value-type="float">
            <text:p>25.02</text:p>
          </table:table-cell>
          <table:table-cell table:formula="of:=['logged details'.D22]/1000" office:value-type="float" office:value="0.02502" calcext:value-type="float">
            <text:p>0.02502</text:p>
          </table:table-cell>
          <table:table-cell table:formula="of:=['logged details'.E22]/60" office:value-type="float" office:value="0.000417" calcext:value-type="float">
            <text:p>0.00041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82.63" calcext:value-type="float">
            <text:p>482.63</text:p>
          </table:table-cell>
          <table:table-cell table:formula="of:=['logged details'.D23]/1000" office:value-type="float" office:value="0.48263" calcext:value-type="float">
            <text:p>0.48263</text:p>
          </table:table-cell>
          <table:table-cell table:formula="of:=['logged details'.E23]/60" office:value-type="float" office:value="0.00804383333333333" calcext:value-type="float">
            <text:p>0.0080438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86.154" calcext:value-type="float">
            <text:p>486.154</text:p>
          </table:table-cell>
          <table:table-cell table:formula="of:=['logged details'.D24]/1000" office:value-type="float" office:value="0.486154" calcext:value-type="float">
            <text:p>0.486154</text:p>
          </table:table-cell>
          <table:table-cell table:formula="of:=['logged details'.E24]/60" office:value-type="float" office:value="0.00810256666666667" calcext:value-type="float">
            <text:p>0.0081025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0.134" calcext:value-type="float">
            <text:p>0.134</text:p>
          </table:table-cell>
          <table:table-cell table:formula="of:=['logged details'.D25]/1000" office:value-type="float" office:value="0.000134" calcext:value-type="float">
            <text:p>0.000134</text:p>
          </table:table-cell>
          <table:table-cell table:formula="of:=['logged details'.E25]/60" office:value-type="float" office:value="0.00000223333333333333" calcext:value-type="float">
            <text:p>2.23333333333333E-06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3121.978" calcext:value-type="float">
            <text:p>3121.978</text:p>
          </table:table-cell>
          <table:table-cell table:formula="of:=['logged details'.D26]/1000" office:value-type="float" office:value="3.121978" calcext:value-type="float">
            <text:p>3.121978</text:p>
          </table:table-cell>
          <table:table-cell table:formula="of:=['logged details'.E26]/60" office:value-type="float" office:value="0.0520329666666667" calcext:value-type="float">
            <text:p>0.052032966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501.725" calcext:value-type="float">
            <text:p>501.725</text:p>
          </table:table-cell>
          <table:table-cell table:formula="of:=['logged details'.D27]/1000" office:value-type="float" office:value="0.501725" calcext:value-type="float">
            <text:p>0.501725</text:p>
          </table:table-cell>
          <table:table-cell table:formula="of:=['logged details'.E27]/60" office:value-type="float" office:value="0.00836208333333333" calcext:value-type="float">
            <text:p>0.00836208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1431.549" calcext:value-type="float">
            <text:p>1431.549</text:p>
          </table:table-cell>
          <table:table-cell table:formula="of:=['logged details'.D28]/1000" office:value-type="float" office:value="1.431549" calcext:value-type="float">
            <text:p>1.431549</text:p>
          </table:table-cell>
          <table:table-cell table:formula="of:=['logged details'.E28]/60" office:value-type="float" office:value="0.02385915" calcext:value-type="float">
            <text:p>0.0238591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467.945" calcext:value-type="float">
            <text:p>2467.945</text:p>
          </table:table-cell>
          <table:table-cell table:formula="of:=['logged details'.D29]/1000" office:value-type="float" office:value="2.467945" calcext:value-type="float">
            <text:p>2.467945</text:p>
          </table:table-cell>
          <table:table-cell table:formula="of:=['logged details'.E29]/60" office:value-type="float" office:value="0.0411324166666667" calcext:value-type="float">
            <text:p>0.0411324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0.161" calcext:value-type="float">
            <text:p>0.161</text:p>
          </table:table-cell>
          <table:table-cell table:formula="of:=['logged details'.D30]/1000" office:value-type="float" office:value="0.000161" calcext:value-type="float">
            <text:p>0.000161</text:p>
          </table:table-cell>
          <table:table-cell table:formula="of:=['logged details'.E30]/60" office:value-type="float" office:value="0.00000268333333333333" calcext:value-type="float">
            <text:p>2.68333333333333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891.28" calcext:value-type="float">
            <text:p>891.28</text:p>
          </table:table-cell>
          <table:table-cell table:formula="of:=['logged details'.D31]/1000" office:value-type="float" office:value="0.89128" calcext:value-type="float">
            <text:p>0.89128</text:p>
          </table:table-cell>
          <table:table-cell table:formula="of:=['logged details'.E31]/60" office:value-type="float" office:value="0.0148546666666667" calcext:value-type="float">
            <text:p>0.0148546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1628.214" calcext:value-type="float">
            <text:p>1628.214</text:p>
          </table:table-cell>
          <table:table-cell table:formula="of:=['logged details'.D32]/1000" office:value-type="float" office:value="1.628214" calcext:value-type="float">
            <text:p>1.628214</text:p>
          </table:table-cell>
          <table:table-cell table:formula="of:=['logged details'.E32]/60" office:value-type="float" office:value="0.0271369" calcext:value-type="float">
            <text:p>0.0271369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11.058" calcext:value-type="float">
            <text:p>11.058</text:p>
          </table:table-cell>
          <table:table-cell table:formula="of:=['logged details'.D33]/1000" office:value-type="float" office:value="0.011058" calcext:value-type="float">
            <text:p>0.011058</text:p>
          </table:table-cell>
          <table:table-cell table:formula="of:=['logged details'.E33]/60" office:value-type="float" office:value="0.0001843" calcext:value-type="float">
            <text:p>0.000184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5519.666" calcext:value-type="float">
            <text:p>5519.666</text:p>
          </table:table-cell>
          <table:table-cell table:formula="of:=['logged details'.D34]/1000" office:value-type="float" office:value="5.519666" calcext:value-type="float">
            <text:p>5.519666</text:p>
          </table:table-cell>
          <table:table-cell table:formula="of:=['logged details'.E34]/60" office:value-type="float" office:value="0.0919944333333333" calcext:value-type="float">
            <text:p>0.0919944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63.135" calcext:value-type="float">
            <text:p>63.135</text:p>
          </table:table-cell>
          <table:table-cell table:formula="of:=['logged details'.D35]/1000" office:value-type="float" office:value="0.063135" calcext:value-type="float">
            <text:p>0.063135</text:p>
          </table:table-cell>
          <table:table-cell table:formula="of:=['logged details'.E35]/60" office:value-type="float" office:value="0.00105225" calcext:value-type="float">
            <text:p>0.0010522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965.074" calcext:value-type="float">
            <text:p>2965.074</text:p>
          </table:table-cell>
          <table:table-cell table:formula="of:=['logged details'.D36]/1000" office:value-type="float" office:value="2.965074" calcext:value-type="float">
            <text:p>2.965074</text:p>
          </table:table-cell>
          <table:table-cell table:formula="of:=['logged details'.E36]/60" office:value-type="float" office:value="0.0494179" calcext:value-type="float">
            <text:p>0.049417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2705.651" calcext:value-type="float">
            <text:p>2705.651</text:p>
          </table:table-cell>
          <table:table-cell table:formula="of:=['logged details'.D37]/1000" office:value-type="float" office:value="2.705651" calcext:value-type="float">
            <text:p>2.705651</text:p>
          </table:table-cell>
          <table:table-cell table:formula="of:=['logged details'.E37]/60" office:value-type="float" office:value="0.0450941833333333" calcext:value-type="float">
            <text:p>0.0450941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474.937" calcext:value-type="float">
            <text:p>474.937</text:p>
          </table:table-cell>
          <table:table-cell table:formula="of:=['logged details'.D38]/1000" office:value-type="float" office:value="0.474937" calcext:value-type="float">
            <text:p>0.474937</text:p>
          </table:table-cell>
          <table:table-cell table:formula="of:=['logged details'.E38]/60" office:value-type="float" office:value="0.00791561666666667" calcext:value-type="float">
            <text:p>0.0079156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0.209" calcext:value-type="float">
            <text:p>0.209</text:p>
          </table:table-cell>
          <table:table-cell table:formula="of:=['logged details'.D39]/1000" office:value-type="float" office:value="0.000209" calcext:value-type="float">
            <text:p>0.000209</text:p>
          </table:table-cell>
          <table:table-cell table:formula="of:=['logged details'.E39]/60" office:value-type="float" office:value="0.00000348333333333333" calcext:value-type="float">
            <text:p>3.48333333333333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3575.541" calcext:value-type="float">
            <text:p>3575.541</text:p>
          </table:table-cell>
          <table:table-cell table:formula="of:=['logged details'.D40]/1000" office:value-type="float" office:value="3.575541" calcext:value-type="float">
            <text:p>3.575541</text:p>
          </table:table-cell>
          <table:table-cell table:formula="of:=['logged details'.E40]/60" office:value-type="float" office:value="0.05959235" calcext:value-type="float">
            <text:p>0.0595923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6.299" calcext:value-type="float">
            <text:p>6.299</text:p>
          </table:table-cell>
          <table:table-cell table:formula="of:=['logged details'.D41]/1000" office:value-type="float" office:value="0.006299" calcext:value-type="float">
            <text:p>0.006299</text:p>
          </table:table-cell>
          <table:table-cell table:formula="of:=['logged details'.E41]/60" office:value-type="float" office:value="0.000104983333333333" calcext:value-type="float">
            <text:p>0.0001049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516.423" calcext:value-type="float">
            <text:p>516.423</text:p>
          </table:table-cell>
          <table:table-cell table:formula="of:=['logged details'.D42]/1000" office:value-type="float" office:value="0.516423" calcext:value-type="float">
            <text:p>0.516423</text:p>
          </table:table-cell>
          <table:table-cell table:formula="of:=['logged details'.E42]/60" office:value-type="float" office:value="0.00860705" calcext:value-type="float">
            <text:p>0.008607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565.82" calcext:value-type="float">
            <text:p>565.82</text:p>
          </table:table-cell>
          <table:table-cell table:formula="of:=['logged details'.D43]/1000" office:value-type="float" office:value="0.56582" calcext:value-type="float">
            <text:p>0.56582</text:p>
          </table:table-cell>
          <table:table-cell table:formula="of:=['logged details'.E43]/60" office:value-type="float" office:value="0.00943033333333334" calcext:value-type="float">
            <text:p>0.0094303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745.354" calcext:value-type="float">
            <text:p>745.354</text:p>
          </table:table-cell>
          <table:table-cell table:formula="of:=['logged details'.D44]/1000" office:value-type="float" office:value="0.745354" calcext:value-type="float">
            <text:p>0.745354</text:p>
          </table:table-cell>
          <table:table-cell table:formula="of:=['logged details'.E44]/60" office:value-type="float" office:value="0.0124225666666667" calcext:value-type="float">
            <text:p>0.0124225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0.201" calcext:value-type="float">
            <text:p>0.201</text:p>
          </table:table-cell>
          <table:table-cell table:formula="of:=['logged details'.D45]/1000" office:value-type="float" office:value="0.000201" calcext:value-type="float">
            <text:p>0.000201</text:p>
          </table:table-cell>
          <table:table-cell table:formula="of:=['logged details'.E45]/60" office:value-type="float" office:value="0.00000335" calcext:value-type="float">
            <text:p>0.0000033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3927.243" calcext:value-type="float">
            <text:p>3927.243</text:p>
          </table:table-cell>
          <table:table-cell table:formula="of:=['logged details'.D46]/1000" office:value-type="float" office:value="3.927243" calcext:value-type="float">
            <text:p>3.927243</text:p>
          </table:table-cell>
          <table:table-cell table:formula="of:=['logged details'.E46]/60" office:value-type="float" office:value="0.06545405" calcext:value-type="float">
            <text:p>0.0654540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847.862" calcext:value-type="float">
            <text:p>1847.862</text:p>
          </table:table-cell>
          <table:table-cell table:formula="of:=['logged details'.D47]/1000" office:value-type="float" office:value="1.847862" calcext:value-type="float">
            <text:p>1.847862</text:p>
          </table:table-cell>
          <table:table-cell table:formula="of:=['logged details'.E47]/60" office:value-type="float" office:value="0.0307977" calcext:value-type="float">
            <text:p>0.030797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1109.539" calcext:value-type="float">
            <text:p>1109.539</text:p>
          </table:table-cell>
          <table:table-cell table:formula="of:=['logged details'.D48]/1000" office:value-type="float" office:value="1.109539" calcext:value-type="float">
            <text:p>1.109539</text:p>
          </table:table-cell>
          <table:table-cell table:formula="of:=['logged details'.E48]/60" office:value-type="float" office:value="0.0184923166666667" calcext:value-type="float">
            <text:p>0.0184923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2376.589" calcext:value-type="float">
            <text:p>2376.589</text:p>
          </table:table-cell>
          <table:table-cell table:formula="of:=['logged details'.D49]/1000" office:value-type="float" office:value="2.376589" calcext:value-type="float">
            <text:p>2.376589</text:p>
          </table:table-cell>
          <table:table-cell table:formula="of:=['logged details'.E49]/60" office:value-type="float" office:value="0.0396098166666667" calcext:value-type="float">
            <text:p>0.0396098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0.121" calcext:value-type="float">
            <text:p>0.121</text:p>
          </table:table-cell>
          <table:table-cell table:formula="of:=['logged details'.D50]/1000" office:value-type="float" office:value="0.000121" calcext:value-type="float">
            <text:p>0.000121</text:p>
          </table:table-cell>
          <table:table-cell table:formula="of:=['logged details'.E50]/60" office:value-type="float" office:value="0.00000201666666666667" calcext:value-type="float">
            <text:p>2.01666666666667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716.985" calcext:value-type="float">
            <text:p>716.985</text:p>
          </table:table-cell>
          <table:table-cell table:formula="of:=['logged details'.D51]/1000" office:value-type="float" office:value="0.716985" calcext:value-type="float">
            <text:p>0.716985</text:p>
          </table:table-cell>
          <table:table-cell table:formula="of:=['logged details'.E51]/60" office:value-type="float" office:value="0.01194975" calcext:value-type="float">
            <text:p>0.0119497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503.194" calcext:value-type="float">
            <text:p>2503.194</text:p>
          </table:table-cell>
          <table:table-cell table:formula="of:=['logged details'.D52]/1000" office:value-type="float" office:value="2.503194" calcext:value-type="float">
            <text:p>2.503194</text:p>
          </table:table-cell>
          <table:table-cell table:formula="of:=['logged details'.E52]/60" office:value-type="float" office:value="0.0417199" calcext:value-type="float">
            <text:p>0.0417199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44.315" calcext:value-type="float">
            <text:p>44.315</text:p>
          </table:table-cell>
          <table:table-cell table:formula="of:=['logged details'.D53]/1000" office:value-type="float" office:value="0.044315" calcext:value-type="float">
            <text:p>0.044315</text:p>
          </table:table-cell>
          <table:table-cell table:formula="of:=['logged details'.E53]/60" office:value-type="float" office:value="0.000738583333333333" calcext:value-type="float">
            <text:p>0.00073858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4210.863" calcext:value-type="float">
            <text:p>4210.863</text:p>
          </table:table-cell>
          <table:table-cell table:formula="of:=['logged details'.D54]/1000" office:value-type="float" office:value="4.210863" calcext:value-type="float">
            <text:p>4.210863</text:p>
          </table:table-cell>
          <table:table-cell table:formula="of:=['logged details'.E54]/60" office:value-type="float" office:value="0.07018105" calcext:value-type="float">
            <text:p>0.0701810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2168.847" calcext:value-type="float">
            <text:p>2168.847</text:p>
          </table:table-cell>
          <table:table-cell table:formula="of:=['logged details'.D55]/1000" office:value-type="float" office:value="2.168847" calcext:value-type="float">
            <text:p>2.168847</text:p>
          </table:table-cell>
          <table:table-cell table:formula="of:=['logged details'.E55]/60" office:value-type="float" office:value="0.03614745" calcext:value-type="float">
            <text:p>0.0361474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2402.516" calcext:value-type="float">
            <text:p>2402.516</text:p>
          </table:table-cell>
          <table:table-cell table:formula="of:=['logged details'.D56]/1000" office:value-type="float" office:value="2.402516" calcext:value-type="float">
            <text:p>2.402516</text:p>
          </table:table-cell>
          <table:table-cell table:formula="of:=['logged details'.E56]/60" office:value-type="float" office:value="0.0400419333333333" calcext:value-type="float">
            <text:p>0.0400419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2.8" calcext:value-type="float">
            <text:p>2.8</text:p>
          </table:table-cell>
          <table:table-cell table:formula="of:=['logged details'.D57]/1000" office:value-type="float" office:value="0.0028" calcext:value-type="float">
            <text:p>0.0028</text:p>
          </table:table-cell>
          <table:table-cell table:formula="of:=['logged details'.E57]/60" office:value-type="float" office:value="0.0000466666666666667" calcext:value-type="float">
            <text:p>4.66666666666667E-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464.684" calcext:value-type="float">
            <text:p>464.684</text:p>
          </table:table-cell>
          <table:table-cell table:formula="of:=['logged details'.D58]/1000" office:value-type="float" office:value="0.464684" calcext:value-type="float">
            <text:p>0.464684</text:p>
          </table:table-cell>
          <table:table-cell table:formula="of:=['logged details'.E58]/60" office:value-type="float" office:value="0.00774473333333333" calcext:value-type="float">
            <text:p>0.00774473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445.078" calcext:value-type="float">
            <text:p>2445.078</text:p>
          </table:table-cell>
          <table:table-cell table:formula="of:=['logged details'.D59]/1000" office:value-type="float" office:value="2.445078" calcext:value-type="float">
            <text:p>2.445078</text:p>
          </table:table-cell>
          <table:table-cell table:formula="of:=['logged details'.E59]/60" office:value-type="float" office:value="0.0407513" calcext:value-type="float">
            <text:p>0.040751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47.471" calcext:value-type="float">
            <text:p>547.471</text:p>
          </table:table-cell>
          <table:table-cell table:formula="of:=['logged details'.D60]/1000" office:value-type="float" office:value="0.547471" calcext:value-type="float">
            <text:p>0.547471</text:p>
          </table:table-cell>
          <table:table-cell table:formula="of:=['logged details'.E60]/60" office:value-type="float" office:value="0.00912451666666667" calcext:value-type="float">
            <text:p>0.0091245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0.182" calcext:value-type="float">
            <text:p>0.182</text:p>
          </table:table-cell>
          <table:table-cell table:formula="of:=['logged details'.D61]/1000" office:value-type="float" office:value="0.000182" calcext:value-type="float">
            <text:p>0.000182</text:p>
          </table:table-cell>
          <table:table-cell table:formula="of:=['logged details'.E61]/60" office:value-type="float" office:value="0.00000303333333333333" calcext:value-type="float">
            <text:p>3.03333333333333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1751.184" calcext:value-type="float">
            <text:p>1751.184</text:p>
          </table:table-cell>
          <table:table-cell table:formula="of:=['logged details'.D62]/1000" office:value-type="float" office:value="1.751184" calcext:value-type="float">
            <text:p>1.751184</text:p>
          </table:table-cell>
          <table:table-cell table:formula="of:=['logged details'.E62]/60" office:value-type="float" office:value="0.0291864" calcext:value-type="float">
            <text:p>0.0291864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7.449" calcext:value-type="float">
            <text:p>7.449</text:p>
          </table:table-cell>
          <table:table-cell table:formula="of:=['logged details'.D63]/1000" office:value-type="float" office:value="0.007449" calcext:value-type="float">
            <text:p>0.007449</text:p>
          </table:table-cell>
          <table:table-cell table:formula="of:=['logged details'.E63]/60" office:value-type="float" office:value="0.00012415" calcext:value-type="float">
            <text:p>0.0001241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924.403" calcext:value-type="float">
            <text:p>924.403</text:p>
          </table:table-cell>
          <table:table-cell table:formula="of:=['logged details'.D64]/1000" office:value-type="float" office:value="0.924403" calcext:value-type="float">
            <text:p>0.924403</text:p>
          </table:table-cell>
          <table:table-cell table:formula="of:=['logged details'.E64]/60" office:value-type="float" office:value="0.0154067166666667" calcext:value-type="float">
            <text:p>0.0154067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1123.952" calcext:value-type="float">
            <text:p>1123.952</text:p>
          </table:table-cell>
          <table:table-cell table:formula="of:=['logged details'.D65]/1000" office:value-type="float" office:value="1.123952" calcext:value-type="float">
            <text:p>1.123952</text:p>
          </table:table-cell>
          <table:table-cell table:formula="of:=['logged details'.E65]/60" office:value-type="float" office:value="0.0187325333333333" calcext:value-type="float">
            <text:p>0.0187325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988.774" calcext:value-type="float">
            <text:p>2988.774</text:p>
          </table:table-cell>
          <table:table-cell table:formula="of:=['logged details'.D66]/1000" office:value-type="float" office:value="2.988774" calcext:value-type="float">
            <text:p>2.988774</text:p>
          </table:table-cell>
          <table:table-cell table:formula="of:=['logged details'.E66]/60" office:value-type="float" office:value="0.0498129" calcext:value-type="float">
            <text:p>0.0498129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0.206" calcext:value-type="float">
            <text:p>0.206</text:p>
          </table:table-cell>
          <table:table-cell table:formula="of:=['logged details'.D67]/1000" office:value-type="float" office:value="0.000206" calcext:value-type="float">
            <text:p>0.000206</text:p>
          </table:table-cell>
          <table:table-cell table:formula="of:=['logged details'.E67]/60" office:value-type="float" office:value="0.00000343333333333333" calcext:value-type="float">
            <text:p>3.43333333333333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500.841" calcext:value-type="float">
            <text:p>500.841</text:p>
          </table:table-cell>
          <table:table-cell table:formula="of:=['logged details'.D68]/1000" office:value-type="float" office:value="0.500841" calcext:value-type="float">
            <text:p>0.500841</text:p>
          </table:table-cell>
          <table:table-cell table:formula="of:=['logged details'.E68]/60" office:value-type="float" office:value="0.00834735" calcext:value-type="float">
            <text:p>0.008347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1418.291" calcext:value-type="float">
            <text:p>1418.291</text:p>
          </table:table-cell>
          <table:table-cell table:formula="of:=['logged details'.D69]/1000" office:value-type="float" office:value="1.418291" calcext:value-type="float">
            <text:p>1.418291</text:p>
          </table:table-cell>
          <table:table-cell table:formula="of:=['logged details'.E69]/60" office:value-type="float" office:value="0.0236381833333333" calcext:value-type="float">
            <text:p>0.0236381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0.223" calcext:value-type="float">
            <text:p>0.223</text:p>
          </table:table-cell>
          <table:table-cell table:formula="of:=['logged details'.D70]/1000" office:value-type="float" office:value="0.000223" calcext:value-type="float">
            <text:p>0.000223</text:p>
          </table:table-cell>
          <table:table-cell table:formula="of:=['logged details'.E70]/60" office:value-type="float" office:value="0.00000371666666666667" calcext:value-type="float">
            <text:p>3.71666666666667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687.108" calcext:value-type="float">
            <text:p>687.108</text:p>
          </table:table-cell>
          <table:table-cell table:formula="of:=['logged details'.D71]/1000" office:value-type="float" office:value="0.687108" calcext:value-type="float">
            <text:p>0.687108</text:p>
          </table:table-cell>
          <table:table-cell table:formula="of:=['logged details'.E71]/60" office:value-type="float" office:value="0.0114518" calcext:value-type="float">
            <text:p>0.0114518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7.419" calcext:value-type="float">
            <text:p>7.419</text:p>
          </table:table-cell>
          <table:table-cell table:formula="of:=['logged details'.D72]/1000" office:value-type="float" office:value="0.007419" calcext:value-type="float">
            <text:p>0.007419</text:p>
          </table:table-cell>
          <table:table-cell table:formula="of:=['logged details'.E72]/60" office:value-type="float" office:value="0.00012365" calcext:value-type="float">
            <text:p>0.0001236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1019.681" calcext:value-type="float">
            <text:p>1019.681</text:p>
          </table:table-cell>
          <table:table-cell table:formula="of:=['logged details'.D73]/1000" office:value-type="float" office:value="1.019681" calcext:value-type="float">
            <text:p>1.019681</text:p>
          </table:table-cell>
          <table:table-cell table:formula="of:=['logged details'.E73]/60" office:value-type="float" office:value="0.0169946833333333" calcext:value-type="float">
            <text:p>0.01699468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716.57" calcext:value-type="float">
            <text:p>716.57</text:p>
          </table:table-cell>
          <table:table-cell table:formula="of:=['logged details'.D74]/1000" office:value-type="float" office:value="0.71657" calcext:value-type="float">
            <text:p>0.71657</text:p>
          </table:table-cell>
          <table:table-cell table:formula="of:=['logged details'.E74]/60" office:value-type="float" office:value="0.0119428333333333" calcext:value-type="float">
            <text:p>0.01194283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4078.943" calcext:value-type="float">
            <text:p>4078.943</text:p>
          </table:table-cell>
          <table:table-cell table:formula="of:=['logged details'.D75]/1000" office:value-type="float" office:value="4.078943" calcext:value-type="float">
            <text:p>4.078943</text:p>
          </table:table-cell>
          <table:table-cell table:formula="of:=['logged details'.E75]/60" office:value-type="float" office:value="0.0679823833333333" calcext:value-type="float">
            <text:p>0.0679823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692.902" calcext:value-type="float">
            <text:p>1692.902</text:p>
          </table:table-cell>
          <table:table-cell table:formula="of:=['logged details'.D76]/1000" office:value-type="float" office:value="1.692902" calcext:value-type="float">
            <text:p>1.692902</text:p>
          </table:table-cell>
          <table:table-cell table:formula="of:=['logged details'.E76]/60" office:value-type="float" office:value="0.0282150333333333" calcext:value-type="float">
            <text:p>0.0282150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682.702" calcext:value-type="float">
            <text:p>682.702</text:p>
          </table:table-cell>
          <table:table-cell table:formula="of:=['logged details'.D77]/1000" office:value-type="float" office:value="0.682702" calcext:value-type="float">
            <text:p>0.682702</text:p>
          </table:table-cell>
          <table:table-cell table:formula="of:=['logged details'.E77]/60" office:value-type="float" office:value="0.0113783666666667" calcext:value-type="float">
            <text:p>0.0113783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60.062" calcext:value-type="float">
            <text:p>60.062</text:p>
          </table:table-cell>
          <table:table-cell table:formula="of:=['logged details'.D78]/1000" office:value-type="float" office:value="0.060062" calcext:value-type="float">
            <text:p>0.060062</text:p>
          </table:table-cell>
          <table:table-cell table:formula="of:=['logged details'.E78]/60" office:value-type="float" office:value="0.00100103333333333" calcext:value-type="float">
            <text:p>0.00100103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539.459" calcext:value-type="float">
            <text:p>539.459</text:p>
          </table:table-cell>
          <table:table-cell table:formula="of:=['logged details'.D79]/1000" office:value-type="float" office:value="0.539459" calcext:value-type="float">
            <text:p>0.539459</text:p>
          </table:table-cell>
          <table:table-cell table:formula="of:=['logged details'.E79]/60" office:value-type="float" office:value="0.00899098333333333" calcext:value-type="float">
            <text:p>0.0089909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2268.813" calcext:value-type="float">
            <text:p>2268.813</text:p>
          </table:table-cell>
          <table:table-cell table:formula="of:=['logged details'.D80]/1000" office:value-type="float" office:value="2.268813" calcext:value-type="float">
            <text:p>2.268813</text:p>
          </table:table-cell>
          <table:table-cell table:formula="of:=['logged details'.E80]/60" office:value-type="float" office:value="0.03781355" calcext:value-type="float">
            <text:p>0.0378135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46.468" calcext:value-type="float">
            <text:p>46.468</text:p>
          </table:table-cell>
          <table:table-cell table:formula="of:=['logged details'.D81]/1000" office:value-type="float" office:value="0.046468" calcext:value-type="float">
            <text:p>0.046468</text:p>
          </table:table-cell>
          <table:table-cell table:formula="of:=['logged details'.E81]/60" office:value-type="float" office:value="0.000774466666666667" calcext:value-type="float">
            <text:p>0.00077446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2589.7" calcext:value-type="float">
            <text:p>2589.7</text:p>
          </table:table-cell>
          <table:table-cell table:formula="of:=['logged details'.D82]/1000" office:value-type="float" office:value="2.5897" calcext:value-type="float">
            <text:p>2.5897</text:p>
          </table:table-cell>
          <table:table-cell table:formula="of:=['logged details'.E82]/60" office:value-type="float" office:value="0.0431616666666667" calcext:value-type="float">
            <text:p>0.04316166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336.369" calcext:value-type="float">
            <text:p>2336.369</text:p>
          </table:table-cell>
          <table:table-cell table:formula="of:=['logged details'.D83]/1000" office:value-type="float" office:value="2.336369" calcext:value-type="float">
            <text:p>2.336369</text:p>
          </table:table-cell>
          <table:table-cell table:formula="of:=['logged details'.E83]/60" office:value-type="float" office:value="0.0389394833333333" calcext:value-type="float">
            <text:p>0.0389394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1042.641" calcext:value-type="float">
            <text:p>1042.641</text:p>
          </table:table-cell>
          <table:table-cell table:formula="of:=['logged details'.D84]/1000" office:value-type="float" office:value="1.042641" calcext:value-type="float">
            <text:p>1.042641</text:p>
          </table:table-cell>
          <table:table-cell table:formula="of:=['logged details'.E84]/60" office:value-type="float" office:value="0.01737735" calcext:value-type="float">
            <text:p>0.0173773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2.925" calcext:value-type="float">
            <text:p>2.925</text:p>
          </table:table-cell>
          <table:table-cell table:formula="of:=['logged details'.D85]/1000" office:value-type="float" office:value="0.002925" calcext:value-type="float">
            <text:p>0.002925</text:p>
          </table:table-cell>
          <table:table-cell table:formula="of:=['logged details'.E85]/60" office:value-type="float" office:value="0.00004875" calcext:value-type="float">
            <text:p>0.0000487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1581.293" calcext:value-type="float">
            <text:p>1581.293</text:p>
          </table:table-cell>
          <table:table-cell table:formula="of:=['logged details'.D86]/1000" office:value-type="float" office:value="1.581293" calcext:value-type="float">
            <text:p>1.581293</text:p>
          </table:table-cell>
          <table:table-cell table:formula="of:=['logged details'.E86]/60" office:value-type="float" office:value="0.0263548833333333" calcext:value-type="float">
            <text:p>0.02635488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749.28" calcext:value-type="float">
            <text:p>749.28</text:p>
          </table:table-cell>
          <table:table-cell table:formula="of:=['logged details'.D87]/1000" office:value-type="float" office:value="0.74928" calcext:value-type="float">
            <text:p>0.74928</text:p>
          </table:table-cell>
          <table:table-cell table:formula="of:=['logged details'.E87]/60" office:value-type="float" office:value="0.012488" calcext:value-type="float">
            <text:p>0.012488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3132.399" calcext:value-type="float">
            <text:p>3132.399</text:p>
          </table:table-cell>
          <table:table-cell table:formula="of:=['logged details'.D88]/1000" office:value-type="float" office:value="3.132399" calcext:value-type="float">
            <text:p>3.132399</text:p>
          </table:table-cell>
          <table:table-cell table:formula="of:=['logged details'.E88]/60" office:value-type="float" office:value="0.05220665" calcext:value-type="float">
            <text:p>0.0522066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541.878" calcext:value-type="float">
            <text:p>541.878</text:p>
          </table:table-cell>
          <table:table-cell table:formula="of:=['logged details'.D89]/1000" office:value-type="float" office:value="0.541878" calcext:value-type="float">
            <text:p>0.541878</text:p>
          </table:table-cell>
          <table:table-cell table:formula="of:=['logged details'.E89]/60" office:value-type="float" office:value="0.0090313" calcext:value-type="float">
            <text:p>0.009031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0.198" calcext:value-type="float">
            <text:p>0.198</text:p>
          </table:table-cell>
          <table:table-cell table:formula="of:=['logged details'.D90]/1000" office:value-type="float" office:value="0.000198" calcext:value-type="float">
            <text:p>0.000198</text:p>
          </table:table-cell>
          <table:table-cell table:formula="of:=['logged details'.E90]/60" office:value-type="float" office:value="0.0000033" calcext:value-type="float">
            <text:p>0.00000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1034.565" calcext:value-type="float">
            <text:p>1034.565</text:p>
          </table:table-cell>
          <table:table-cell table:formula="of:=['logged details'.D91]/1000" office:value-type="float" office:value="1.034565" calcext:value-type="float">
            <text:p>1.034565</text:p>
          </table:table-cell>
          <table:table-cell table:formula="of:=['logged details'.E91]/60" office:value-type="float" office:value="0.01724275" calcext:value-type="float">
            <text:p>0.0172427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5.402" calcext:value-type="float">
            <text:p>5.402</text:p>
          </table:table-cell>
          <table:table-cell table:formula="of:=['logged details'.D92]/1000" office:value-type="float" office:value="0.005402" calcext:value-type="float">
            <text:p>0.005402</text:p>
          </table:table-cell>
          <table:table-cell table:formula="of:=['logged details'.E92]/60" office:value-type="float" office:value="0.0000900333333333333" calcext:value-type="float">
            <text:p>9.00333333333333E-0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674.206" calcext:value-type="float">
            <text:p>674.206</text:p>
          </table:table-cell>
          <table:table-cell table:formula="of:=['logged details'.D93]/1000" office:value-type="float" office:value="0.674206" calcext:value-type="float">
            <text:p>0.674206</text:p>
          </table:table-cell>
          <table:table-cell table:formula="of:=['logged details'.E93]/60" office:value-type="float" office:value="0.0112367666666667" calcext:value-type="float">
            <text:p>0.01123676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1002.274" calcext:value-type="float">
            <text:p>1002.274</text:p>
          </table:table-cell>
          <table:table-cell table:formula="of:=['logged details'.D94]/1000" office:value-type="float" office:value="1.002274" calcext:value-type="float">
            <text:p>1.002274</text:p>
          </table:table-cell>
          <table:table-cell table:formula="of:=['logged details'.E94]/60" office:value-type="float" office:value="0.0167045666666667" calcext:value-type="float">
            <text:p>0.0167045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4190.939" calcext:value-type="float">
            <text:p>4190.939</text:p>
          </table:table-cell>
          <table:table-cell table:formula="of:=['logged details'.D95]/1000" office:value-type="float" office:value="4.190939" calcext:value-type="float">
            <text:p>4.190939</text:p>
          </table:table-cell>
          <table:table-cell table:formula="of:=['logged details'.E95]/60" office:value-type="float" office:value="0.0698489833333333" calcext:value-type="float">
            <text:p>0.0698489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19.915" calcext:value-type="float">
            <text:p>19.915</text:p>
          </table:table-cell>
          <table:table-cell table:formula="of:=['logged details'.D96]/1000" office:value-type="float" office:value="0.019915" calcext:value-type="float">
            <text:p>0.019915</text:p>
          </table:table-cell>
          <table:table-cell table:formula="of:=['logged details'.E96]/60" office:value-type="float" office:value="0.000331916666666667" calcext:value-type="float">
            <text:p>0.0003319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2616.069" calcext:value-type="float">
            <text:p>2616.069</text:p>
          </table:table-cell>
          <table:table-cell table:formula="of:=['logged details'.D97]/1000" office:value-type="float" office:value="2.616069" calcext:value-type="float">
            <text:p>2.616069</text:p>
          </table:table-cell>
          <table:table-cell table:formula="of:=['logged details'.E97]/60" office:value-type="float" office:value="0.04360115" calcext:value-type="float">
            <text:p>0.0436011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0.177" calcext:value-type="float">
            <text:p>0.177</text:p>
          </table:table-cell>
          <table:table-cell table:formula="of:=['logged details'.D98]/1000" office:value-type="float" office:value="0.000177" calcext:value-type="float">
            <text:p>0.000177</text:p>
          </table:table-cell>
          <table:table-cell table:formula="of:=['logged details'.E98]/60" office:value-type="float" office:value="0.00000295" calcext:value-type="float">
            <text:p>0.0000029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4863.701" calcext:value-type="float">
            <text:p>4863.701</text:p>
          </table:table-cell>
          <table:table-cell table:formula="of:=['logged details'.D99]/1000" office:value-type="float" office:value="4.863701" calcext:value-type="float">
            <text:p>4.863701</text:p>
          </table:table-cell>
          <table:table-cell table:formula="of:=['logged details'.E99]/60" office:value-type="float" office:value="0.0810616833333333" calcext:value-type="float">
            <text:p>0.0810616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0.168" calcext:value-type="float">
            <text:p>0.168</text:p>
          </table:table-cell>
          <table:table-cell table:formula="of:=['logged details'.D100]/1000" office:value-type="float" office:value="0.000168" calcext:value-type="float">
            <text:p>0.000168</text:p>
          </table:table-cell>
          <table:table-cell table:formula="of:=['logged details'.E100]/60" office:value-type="float" office:value="0.0000028" calcext:value-type="float">
            <text:p>0.0000028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2676.899" calcext:value-type="float">
            <text:p>2676.899</text:p>
          </table:table-cell>
          <table:table-cell table:formula="of:=['logged details'.D101]/1000" office:value-type="float" office:value="2.676899" calcext:value-type="float">
            <text:p>2.676899</text:p>
          </table:table-cell>
          <table:table-cell table:formula="of:=['logged details'.E101]/60" office:value-type="float" office:value="0.0446149833333333" calcext:value-type="float">
            <text:p>0.0446149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684.935" calcext:value-type="float">
            <text:p>684.935</text:p>
          </table:table-cell>
          <table:table-cell table:formula="of:=['logged details'.D102]/1000" office:value-type="float" office:value="0.684935" calcext:value-type="float">
            <text:p>0.684935</text:p>
          </table:table-cell>
          <table:table-cell table:formula="of:=['logged details'.E102]/60" office:value-type="float" office:value="0.0114155833333333" calcext:value-type="float">
            <text:p>0.0114155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588.346" calcext:value-type="float">
            <text:p>588.346</text:p>
          </table:table-cell>
          <table:table-cell table:formula="of:=['logged details'.D103]/1000" office:value-type="float" office:value="0.588346" calcext:value-type="float">
            <text:p>0.588346</text:p>
          </table:table-cell>
          <table:table-cell table:formula="of:=['logged details'.E103]/60" office:value-type="float" office:value="0.00980576666666667" calcext:value-type="float">
            <text:p>0.0098057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5.09" calcext:value-type="float">
            <text:p>5.09</text:p>
          </table:table-cell>
          <table:table-cell table:formula="of:=['logged details'.D104]/1000" office:value-type="float" office:value="0.00509" calcext:value-type="float">
            <text:p>0.00509</text:p>
          </table:table-cell>
          <table:table-cell table:formula="of:=['logged details'.E104]/60" office:value-type="float" office:value="0.0000848333333333333" calcext:value-type="float">
            <text:p>8.48333333333333E-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676.563" calcext:value-type="float">
            <text:p>676.563</text:p>
          </table:table-cell>
          <table:table-cell table:formula="of:=['logged details'.D105]/1000" office:value-type="float" office:value="0.676563" calcext:value-type="float">
            <text:p>0.676563</text:p>
          </table:table-cell>
          <table:table-cell table:formula="of:=['logged details'.E105]/60" office:value-type="float" office:value="0.01127605" calcext:value-type="float">
            <text:p>0.011276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3468.196" calcext:value-type="float">
            <text:p>3468.196</text:p>
          </table:table-cell>
          <table:table-cell table:formula="of:=['logged details'.D106]/1000" office:value-type="float" office:value="3.468196" calcext:value-type="float">
            <text:p>3.468196</text:p>
          </table:table-cell>
          <table:table-cell table:formula="of:=['logged details'.E106]/60" office:value-type="float" office:value="0.0578032666666667" calcext:value-type="float">
            <text:p>0.0578032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607.981" calcext:value-type="float">
            <text:p>607.981</text:p>
          </table:table-cell>
          <table:table-cell table:formula="of:=['logged details'.D107]/1000" office:value-type="float" office:value="0.607981" calcext:value-type="float">
            <text:p>0.607981</text:p>
          </table:table-cell>
          <table:table-cell table:formula="of:=['logged details'.E107]/60" office:value-type="float" office:value="0.0101330166666667" calcext:value-type="float">
            <text:p>0.0101330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1.351" calcext:value-type="float">
            <text:p>1.351</text:p>
          </table:table-cell>
          <table:table-cell table:formula="of:=['logged details'.D108]/1000" office:value-type="float" office:value="0.001351" calcext:value-type="float">
            <text:p>0.001351</text:p>
          </table:table-cell>
          <table:table-cell table:formula="of:=['logged details'.E108]/60" office:value-type="float" office:value="0.0000225166666666667" calcext:value-type="float">
            <text:p>2.25166666666667E-0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2006.135" calcext:value-type="float">
            <text:p>2006.135</text:p>
          </table:table-cell>
          <table:table-cell table:formula="of:=['logged details'.D109]/1000" office:value-type="float" office:value="2.006135" calcext:value-type="float">
            <text:p>2.006135</text:p>
          </table:table-cell>
          <table:table-cell table:formula="of:=['logged details'.E109]/60" office:value-type="float" office:value="0.0334355833333333" calcext:value-type="float">
            <text:p>0.0334355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607.377" calcext:value-type="float">
            <text:p>607.377</text:p>
          </table:table-cell>
          <table:table-cell table:formula="of:=['logged details'.D110]/1000" office:value-type="float" office:value="0.607377" calcext:value-type="float">
            <text:p>0.607377</text:p>
          </table:table-cell>
          <table:table-cell table:formula="of:=['logged details'.E110]/60" office:value-type="float" office:value="0.01012295" calcext:value-type="float">
            <text:p>0.0101229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392.245" calcext:value-type="float">
            <text:p>2392.245</text:p>
          </table:table-cell>
          <table:table-cell table:formula="of:=['logged details'.D111]/1000" office:value-type="float" office:value="2.392245" calcext:value-type="float">
            <text:p>2.392245</text:p>
          </table:table-cell>
          <table:table-cell table:formula="of:=['logged details'.E111]/60" office:value-type="float" office:value="0.03987075" calcext:value-type="float">
            <text:p>0.0398707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0.223" calcext:value-type="float">
            <text:p>0.223</text:p>
          </table:table-cell>
          <table:table-cell table:formula="of:=['logged details'.D112]/1000" office:value-type="float" office:value="0.000223" calcext:value-type="float">
            <text:p>0.000223</text:p>
          </table:table-cell>
          <table:table-cell table:formula="of:=['logged details'.E112]/60" office:value-type="float" office:value="0.00000371666666666667" calcext:value-type="float">
            <text:p>3.71666666666667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1298.485" calcext:value-type="float">
            <text:p>1298.485</text:p>
          </table:table-cell>
          <table:table-cell table:formula="of:=['logged details'.D113]/1000" office:value-type="float" office:value="1.298485" calcext:value-type="float">
            <text:p>1.298485</text:p>
          </table:table-cell>
          <table:table-cell table:formula="of:=['logged details'.E113]/60" office:value-type="float" office:value="0.0216414166666667" calcext:value-type="float">
            <text:p>0.0216414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868.492" calcext:value-type="float">
            <text:p>868.492</text:p>
          </table:table-cell>
          <table:table-cell table:formula="of:=['logged details'.D114]/1000" office:value-type="float" office:value="0.868492" calcext:value-type="float">
            <text:p>0.868492</text:p>
          </table:table-cell>
          <table:table-cell table:formula="of:=['logged details'.E114]/60" office:value-type="float" office:value="0.0144748666666667" calcext:value-type="float">
            <text:p>0.0144748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7.804" calcext:value-type="float">
            <text:p>7.804</text:p>
          </table:table-cell>
          <table:table-cell table:formula="of:=['logged details'.D115]/1000" office:value-type="float" office:value="0.007804" calcext:value-type="float">
            <text:p>0.007804</text:p>
          </table:table-cell>
          <table:table-cell table:formula="of:=['logged details'.E115]/60" office:value-type="float" office:value="0.000130066666666667" calcext:value-type="float">
            <text:p>0.00013006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1068.737" calcext:value-type="float">
            <text:p>1068.737</text:p>
          </table:table-cell>
          <table:table-cell table:formula="of:=['logged details'.D116]/1000" office:value-type="float" office:value="1.068737" calcext:value-type="float">
            <text:p>1.068737</text:p>
          </table:table-cell>
          <table:table-cell table:formula="of:=['logged details'.E116]/60" office:value-type="float" office:value="0.0178122833333333" calcext:value-type="float">
            <text:p>0.0178122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239.357" calcext:value-type="float">
            <text:p>2239.357</text:p>
          </table:table-cell>
          <table:table-cell table:formula="of:=['logged details'.D117]/1000" office:value-type="float" office:value="2.239357" calcext:value-type="float">
            <text:p>2.239357</text:p>
          </table:table-cell>
          <table:table-cell table:formula="of:=['logged details'.E117]/60" office:value-type="float" office:value="0.0373226166666667" calcext:value-type="float">
            <text:p>0.0373226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882.677" calcext:value-type="float">
            <text:p>882.677</text:p>
          </table:table-cell>
          <table:table-cell table:formula="of:=['logged details'.D118]/1000" office:value-type="float" office:value="0.882677" calcext:value-type="float">
            <text:p>0.882677</text:p>
          </table:table-cell>
          <table:table-cell table:formula="of:=['logged details'.E118]/60" office:value-type="float" office:value="0.0147112833333333" calcext:value-type="float">
            <text:p>0.0147112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0.631" calcext:value-type="float">
            <text:p>0.631</text:p>
          </table:table-cell>
          <table:table-cell table:formula="of:=['logged details'.D119]/1000" office:value-type="float" office:value="0.000631" calcext:value-type="float">
            <text:p>0.000631</text:p>
          </table:table-cell>
          <table:table-cell table:formula="of:=['logged details'.E119]/60" office:value-type="float" office:value="0.0000105166666666667" calcext:value-type="float">
            <text:p>1.05166666666667E-0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2938.924" calcext:value-type="float">
            <text:p>2938.924</text:p>
          </table:table-cell>
          <table:table-cell table:formula="of:=['logged details'.D120]/1000" office:value-type="float" office:value="2.938924" calcext:value-type="float">
            <text:p>2.938924</text:p>
          </table:table-cell>
          <table:table-cell table:formula="of:=['logged details'.E120]/60" office:value-type="float" office:value="0.0489820666666667" calcext:value-type="float">
            <text:p>0.048982066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1125.216" calcext:value-type="float">
            <text:p>1125.216</text:p>
          </table:table-cell>
          <table:table-cell table:formula="of:=['logged details'.D121]/1000" office:value-type="float" office:value="1.125216" calcext:value-type="float">
            <text:p>1.125216</text:p>
          </table:table-cell>
          <table:table-cell table:formula="of:=['logged details'.E121]/60" office:value-type="float" office:value="0.0187536" calcext:value-type="float">
            <text:p>0.018753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699.818" calcext:value-type="float">
            <text:p>1699.818</text:p>
          </table:table-cell>
          <table:table-cell table:formula="of:=['logged details'.D122]/1000" office:value-type="float" office:value="1.699818" calcext:value-type="float">
            <text:p>1.699818</text:p>
          </table:table-cell>
          <table:table-cell table:formula="of:=['logged details'.E122]/60" office:value-type="float" office:value="0.0283303" calcext:value-type="float">
            <text:p>0.028330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7.459" calcext:value-type="float">
            <text:p>7.459</text:p>
          </table:table-cell>
          <table:table-cell table:formula="of:=['logged details'.D123]/1000" office:value-type="float" office:value="0.007459" calcext:value-type="float">
            <text:p>0.007459</text:p>
          </table:table-cell>
          <table:table-cell table:formula="of:=['logged details'.E123]/60" office:value-type="float" office:value="0.000124316666666667" calcext:value-type="float">
            <text:p>0.00012431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430.082" calcext:value-type="float">
            <text:p>2430.082</text:p>
          </table:table-cell>
          <table:table-cell table:formula="of:=['logged details'.D124]/1000" office:value-type="float" office:value="2.430082" calcext:value-type="float">
            <text:p>2.430082</text:p>
          </table:table-cell>
          <table:table-cell table:formula="of:=['logged details'.E124]/60" office:value-type="float" office:value="0.0405013666666667" calcext:value-type="float">
            <text:p>0.04050136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887.862" calcext:value-type="float">
            <text:p>887.862</text:p>
          </table:table-cell>
          <table:table-cell table:formula="of:=['logged details'.D125]/1000" office:value-type="float" office:value="0.887862" calcext:value-type="float">
            <text:p>0.887862</text:p>
          </table:table-cell>
          <table:table-cell table:formula="of:=['logged details'.E125]/60" office:value-type="float" office:value="0.0147977" calcext:value-type="float">
            <text:p>0.014797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993.893" calcext:value-type="float">
            <text:p>1993.893</text:p>
          </table:table-cell>
          <table:table-cell table:formula="of:=['logged details'.D126]/1000" office:value-type="float" office:value="1.993893" calcext:value-type="float">
            <text:p>1.993893</text:p>
          </table:table-cell>
          <table:table-cell table:formula="of:=['logged details'.E126]/60" office:value-type="float" office:value="0.03323155" calcext:value-type="float">
            <text:p>0.0332315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976.804" calcext:value-type="float">
            <text:p>976.804</text:p>
          </table:table-cell>
          <table:table-cell table:formula="of:=['logged details'.D127]/1000" office:value-type="float" office:value="0.976804" calcext:value-type="float">
            <text:p>0.976804</text:p>
          </table:table-cell>
          <table:table-cell table:formula="of:=['logged details'.E127]/60" office:value-type="float" office:value="0.0162800666666667" calcext:value-type="float">
            <text:p>0.0162800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3.781" calcext:value-type="float">
            <text:p>3.781</text:p>
          </table:table-cell>
          <table:table-cell table:formula="of:=['logged details'.D128]/1000" office:value-type="float" office:value="0.003781" calcext:value-type="float">
            <text:p>0.003781</text:p>
          </table:table-cell>
          <table:table-cell table:formula="of:=['logged details'.E128]/60" office:value-type="float" office:value="0.0000630166666666667" calcext:value-type="float">
            <text:p>6.30166666666667E-0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723.611" calcext:value-type="float">
            <text:p>1723.611</text:p>
          </table:table-cell>
          <table:table-cell table:formula="of:=['logged details'.D129]/1000" office:value-type="float" office:value="1.723611" calcext:value-type="float">
            <text:p>1.723611</text:p>
          </table:table-cell>
          <table:table-cell table:formula="of:=['logged details'.E129]/60" office:value-type="float" office:value="0.02872685" calcext:value-type="float">
            <text:p>0.0287268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0.21" calcext:value-type="float">
            <text:p>0.21</text:p>
          </table:table-cell>
          <table:table-cell table:formula="of:=['logged details'.D130]/1000" office:value-type="float" office:value="0.00021" calcext:value-type="float">
            <text:p>0.00021</text:p>
          </table:table-cell>
          <table:table-cell table:formula="of:=['logged details'.E130]/60" office:value-type="float" office:value="0.0000035" calcext:value-type="float">
            <text:p>0.000003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1132.447" calcext:value-type="float">
            <text:p>1132.447</text:p>
          </table:table-cell>
          <table:table-cell table:formula="of:=['logged details'.D131]/1000" office:value-type="float" office:value="1.132447" calcext:value-type="float">
            <text:p>1.132447</text:p>
          </table:table-cell>
          <table:table-cell table:formula="of:=['logged details'.E131]/60" office:value-type="float" office:value="0.0188741166666667" calcext:value-type="float">
            <text:p>0.0188741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3456.063" calcext:value-type="float">
            <text:p>3456.063</text:p>
          </table:table-cell>
          <table:table-cell table:formula="of:=['logged details'.D132]/1000" office:value-type="float" office:value="3.456063" calcext:value-type="float">
            <text:p>3.456063</text:p>
          </table:table-cell>
          <table:table-cell table:formula="of:=['logged details'.E132]/60" office:value-type="float" office:value="0.05760105" calcext:value-type="float">
            <text:p>0.0576010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45.703" calcext:value-type="float">
            <text:p>45.703</text:p>
          </table:table-cell>
          <table:table-cell table:formula="of:=['logged details'.D133]/1000" office:value-type="float" office:value="0.045703" calcext:value-type="float">
            <text:p>0.045703</text:p>
          </table:table-cell>
          <table:table-cell table:formula="of:=['logged details'.E133]/60" office:value-type="float" office:value="0.000761716666666667" calcext:value-type="float">
            <text:p>0.000761716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2628.819" calcext:value-type="float">
            <text:p>2628.819</text:p>
          </table:table-cell>
          <table:table-cell table:formula="of:=['logged details'.D134]/1000" office:value-type="float" office:value="2.628819" calcext:value-type="float">
            <text:p>2.628819</text:p>
          </table:table-cell>
          <table:table-cell table:formula="of:=['logged details'.E134]/60" office:value-type="float" office:value="0.04381365" calcext:value-type="float">
            <text:p>0.0438136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2825.5" calcext:value-type="float">
            <text:p>2825.5</text:p>
          </table:table-cell>
          <table:table-cell table:formula="of:=['logged details'.D135]/1000" office:value-type="float" office:value="2.8255" calcext:value-type="float">
            <text:p>2.8255</text:p>
          </table:table-cell>
          <table:table-cell table:formula="of:=['logged details'.E135]/60" office:value-type="float" office:value="0.0470916666666667" calcext:value-type="float">
            <text:p>0.0470916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0.209" calcext:value-type="float">
            <text:p>0.209</text:p>
          </table:table-cell>
          <table:table-cell table:formula="of:=['logged details'.D136]/1000" office:value-type="float" office:value="0.000209" calcext:value-type="float">
            <text:p>0.000209</text:p>
          </table:table-cell>
          <table:table-cell table:formula="of:=['logged details'.E136]/60" office:value-type="float" office:value="0.00000348333333333333" calcext:value-type="float">
            <text:p>3.48333333333333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11419.601" calcext:value-type="float">
            <text:p>11419.601</text:p>
          </table:table-cell>
          <table:table-cell table:formula="of:=['logged details'.D137]/1000" office:value-type="float" office:value="11.419601" calcext:value-type="float">
            <text:p>11.419601</text:p>
          </table:table-cell>
          <table:table-cell table:formula="of:=['logged details'.E137]/60" office:value-type="float" office:value="0.190326683333333" calcext:value-type="float">
            <text:p>0.1903266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722.592" calcext:value-type="float">
            <text:p>722.592</text:p>
          </table:table-cell>
          <table:table-cell table:formula="of:=['logged details'.D138]/1000" office:value-type="float" office:value="0.722592" calcext:value-type="float">
            <text:p>0.722592</text:p>
          </table:table-cell>
          <table:table-cell table:formula="of:=['logged details'.E138]/60" office:value-type="float" office:value="0.0120432" calcext:value-type="float">
            <text:p>0.0120432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673.065" calcext:value-type="float">
            <text:p>2673.065</text:p>
          </table:table-cell>
          <table:table-cell table:formula="of:=['logged details'.D139]/1000" office:value-type="float" office:value="2.673065" calcext:value-type="float">
            <text:p>2.673065</text:p>
          </table:table-cell>
          <table:table-cell table:formula="of:=['logged details'.E139]/60" office:value-type="float" office:value="0.0445510833333333" calcext:value-type="float">
            <text:p>0.0445510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047.436" calcext:value-type="float">
            <text:p>2047.436</text:p>
          </table:table-cell>
          <table:table-cell table:formula="of:=['logged details'.D140]/1000" office:value-type="float" office:value="2.047436" calcext:value-type="float">
            <text:p>2.047436</text:p>
          </table:table-cell>
          <table:table-cell table:formula="of:=['logged details'.E140]/60" office:value-type="float" office:value="0.0341239333333333" calcext:value-type="float">
            <text:p>0.0341239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0.219" calcext:value-type="float">
            <text:p>0.219</text:p>
          </table:table-cell>
          <table:table-cell table:formula="of:=['logged details'.D141]/1000" office:value-type="float" office:value="0.000219" calcext:value-type="float">
            <text:p>0.000219</text:p>
          </table:table-cell>
          <table:table-cell table:formula="of:=['logged details'.E141]/60" office:value-type="float" office:value="0.00000365" calcext:value-type="float">
            <text:p>0.0000036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980.102" calcext:value-type="float">
            <text:p>980.102</text:p>
          </table:table-cell>
          <table:table-cell table:formula="of:=['logged details'.D142]/1000" office:value-type="float" office:value="0.980102" calcext:value-type="float">
            <text:p>0.980102</text:p>
          </table:table-cell>
          <table:table-cell table:formula="of:=['logged details'.E142]/60" office:value-type="float" office:value="0.0163350333333333" calcext:value-type="float">
            <text:p>0.0163350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647.645" calcext:value-type="float">
            <text:p>647.645</text:p>
          </table:table-cell>
          <table:table-cell table:formula="of:=['logged details'.D143]/1000" office:value-type="float" office:value="0.647645" calcext:value-type="float">
            <text:p>0.647645</text:p>
          </table:table-cell>
          <table:table-cell table:formula="of:=['logged details'.E143]/60" office:value-type="float" office:value="0.0107940833333333" calcext:value-type="float">
            <text:p>0.0107940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7.277" calcext:value-type="float">
            <text:p>7.277</text:p>
          </table:table-cell>
          <table:table-cell table:formula="of:=['logged details'.D144]/1000" office:value-type="float" office:value="0.007277" calcext:value-type="float">
            <text:p>0.007277</text:p>
          </table:table-cell>
          <table:table-cell table:formula="of:=['logged details'.E144]/60" office:value-type="float" office:value="0.000121283333333333" calcext:value-type="float">
            <text:p>0.00012128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2878.291" calcext:value-type="float">
            <text:p>2878.291</text:p>
          </table:table-cell>
          <table:table-cell table:formula="of:=['logged details'.D145]/1000" office:value-type="float" office:value="2.878291" calcext:value-type="float">
            <text:p>2.878291</text:p>
          </table:table-cell>
          <table:table-cell table:formula="of:=['logged details'.E145]/60" office:value-type="float" office:value="0.0479715166666667" calcext:value-type="float">
            <text:p>0.0479715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804.53" calcext:value-type="float">
            <text:p>804.53</text:p>
          </table:table-cell>
          <table:table-cell table:formula="of:=['logged details'.D146]/1000" office:value-type="float" office:value="0.80453" calcext:value-type="float">
            <text:p>0.80453</text:p>
          </table:table-cell>
          <table:table-cell table:formula="of:=['logged details'.E146]/60" office:value-type="float" office:value="0.0134088333333333" calcext:value-type="float">
            <text:p>0.01340883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1891.015" calcext:value-type="float">
            <text:p>1891.015</text:p>
          </table:table-cell>
          <table:table-cell table:formula="of:=['logged details'.D147]/1000" office:value-type="float" office:value="1.891015" calcext:value-type="float">
            <text:p>1.891015</text:p>
          </table:table-cell>
          <table:table-cell table:formula="of:=['logged details'.E147]/60" office:value-type="float" office:value="0.0315169166666667" calcext:value-type="float">
            <text:p>0.0315169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853.28" calcext:value-type="float">
            <text:p>853.28</text:p>
          </table:table-cell>
          <table:table-cell table:formula="of:=['logged details'.D148]/1000" office:value-type="float" office:value="0.85328" calcext:value-type="float">
            <text:p>0.85328</text:p>
          </table:table-cell>
          <table:table-cell table:formula="of:=['logged details'.E148]/60" office:value-type="float" office:value="0.0142213333333333" calcext:value-type="float">
            <text:p>0.0142213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0.234" calcext:value-type="float">
            <text:p>0.234</text:p>
          </table:table-cell>
          <table:table-cell table:formula="of:=['logged details'.D149]/1000" office:value-type="float" office:value="0.000234" calcext:value-type="float">
            <text:p>0.000234</text:p>
          </table:table-cell>
          <table:table-cell table:formula="of:=['logged details'.E149]/60" office:value-type="float" office:value="0.0000039" calcext:value-type="float">
            <text:p>0.000003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5805.741" calcext:value-type="float">
            <text:p>5805.741</text:p>
          </table:table-cell>
          <table:table-cell table:formula="of:=['logged details'.D150]/1000" office:value-type="float" office:value="5.805741" calcext:value-type="float">
            <text:p>5.805741</text:p>
          </table:table-cell>
          <table:table-cell table:formula="of:=['logged details'.E150]/60" office:value-type="float" office:value="0.09676235" calcext:value-type="float">
            <text:p>0.0967623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24.627" calcext:value-type="float">
            <text:p>24.627</text:p>
          </table:table-cell>
          <table:table-cell table:formula="of:=['logged details'.D151]/1000" office:value-type="float" office:value="0.024627" calcext:value-type="float">
            <text:p>0.024627</text:p>
          </table:table-cell>
          <table:table-cell table:formula="of:=['logged details'.E151]/60" office:value-type="float" office:value="0.00041045" calcext:value-type="float">
            <text:p>0.0004104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2482.129" calcext:value-type="float">
            <text:p>2482.129</text:p>
          </table:table-cell>
          <table:table-cell table:formula="of:=['logged details'.D152]/1000" office:value-type="float" office:value="2.482129" calcext:value-type="float">
            <text:p>2.482129</text:p>
          </table:table-cell>
          <table:table-cell table:formula="of:=['logged details'.E152]/60" office:value-type="float" office:value="0.0413688166666667" calcext:value-type="float">
            <text:p>0.0413688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3798.046" calcext:value-type="float">
            <text:p>3798.046</text:p>
          </table:table-cell>
          <table:table-cell table:formula="of:=['logged details'.D153]/1000" office:value-type="float" office:value="3.798046" calcext:value-type="float">
            <text:p>3.798046</text:p>
          </table:table-cell>
          <table:table-cell table:formula="of:=['logged details'.E153]/60" office:value-type="float" office:value="0.0633007666666667" calcext:value-type="float">
            <text:p>0.0633007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5.894" calcext:value-type="float">
            <text:p>5.894</text:p>
          </table:table-cell>
          <table:table-cell table:formula="of:=['logged details'.D154]/1000" office:value-type="float" office:value="0.005894" calcext:value-type="float">
            <text:p>0.005894</text:p>
          </table:table-cell>
          <table:table-cell table:formula="of:=['logged details'.E154]/60" office:value-type="float" office:value="0.0000982333333333333" calcext:value-type="float">
            <text:p>9.82333333333333E-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799.125" calcext:value-type="float">
            <text:p>799.125</text:p>
          </table:table-cell>
          <table:table-cell table:formula="of:=['logged details'.D155]/1000" office:value-type="float" office:value="0.799125" calcext:value-type="float">
            <text:p>0.799125</text:p>
          </table:table-cell>
          <table:table-cell table:formula="of:=['logged details'.E155]/60" office:value-type="float" office:value="0.01331875" calcext:value-type="float">
            <text:p>0.0133187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692.642" calcext:value-type="float">
            <text:p>692.642</text:p>
          </table:table-cell>
          <table:table-cell table:formula="of:=['logged details'.D156]/1000" office:value-type="float" office:value="0.692642" calcext:value-type="float">
            <text:p>0.692642</text:p>
          </table:table-cell>
          <table:table-cell table:formula="of:=['logged details'.E156]/60" office:value-type="float" office:value="0.0115440333333333" calcext:value-type="float">
            <text:p>0.0115440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2.159" calcext:value-type="float">
            <text:p>2.159</text:p>
          </table:table-cell>
          <table:table-cell table:formula="of:=['logged details'.D157]/1000" office:value-type="float" office:value="0.002159" calcext:value-type="float">
            <text:p>0.002159</text:p>
          </table:table-cell>
          <table:table-cell table:formula="of:=['logged details'.E157]/60" office:value-type="float" office:value="0.0000359833333333333" calcext:value-type="float">
            <text:p>3.59833333333333E-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4010.188" calcext:value-type="float">
            <text:p>4010.188</text:p>
          </table:table-cell>
          <table:table-cell table:formula="of:=['logged details'.D158]/1000" office:value-type="float" office:value="4.010188" calcext:value-type="float">
            <text:p>4.010188</text:p>
          </table:table-cell>
          <table:table-cell table:formula="of:=['logged details'.E158]/60" office:value-type="float" office:value="0.0668364666666667" calcext:value-type="float">
            <text:p>0.06683646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721.152" calcext:value-type="float">
            <text:p>1721.152</text:p>
          </table:table-cell>
          <table:table-cell table:formula="of:=['logged details'.D159]/1000" office:value-type="float" office:value="1.721152" calcext:value-type="float">
            <text:p>1.721152</text:p>
          </table:table-cell>
          <table:table-cell table:formula="of:=['logged details'.E159]/60" office:value-type="float" office:value="0.0286858666666667" calcext:value-type="float">
            <text:p>0.028685866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884.175" calcext:value-type="float">
            <text:p>884.175</text:p>
          </table:table-cell>
          <table:table-cell table:formula="of:=['logged details'.D160]/1000" office:value-type="float" office:value="0.884175" calcext:value-type="float">
            <text:p>0.884175</text:p>
          </table:table-cell>
          <table:table-cell table:formula="of:=['logged details'.E160]/60" office:value-type="float" office:value="0.01473625" calcext:value-type="float">
            <text:p>0.0147362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2195.16" calcext:value-type="float">
            <text:p>2195.16</text:p>
          </table:table-cell>
          <table:table-cell table:formula="of:=['logged details'.D161]/1000" office:value-type="float" office:value="2.19516" calcext:value-type="float">
            <text:p>2.19516</text:p>
          </table:table-cell>
          <table:table-cell table:formula="of:=['logged details'.E161]/60" office:value-type="float" office:value="0.036586" calcext:value-type="float">
            <text:p>0.036586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0.184" calcext:value-type="float">
            <text:p>0.184</text:p>
          </table:table-cell>
          <table:table-cell table:formula="of:=['logged details'.D162]/1000" office:value-type="float" office:value="0.000184" calcext:value-type="float">
            <text:p>0.000184</text:p>
          </table:table-cell>
          <table:table-cell table:formula="of:=['logged details'.E162]/60" office:value-type="float" office:value="0.00000306666666666667" calcext:value-type="float">
            <text:p>3.06666666666667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2378.865" calcext:value-type="float">
            <text:p>2378.865</text:p>
          </table:table-cell>
          <table:table-cell table:formula="of:=['logged details'.D163]/1000" office:value-type="float" office:value="2.378865" calcext:value-type="float">
            <text:p>2.378865</text:p>
          </table:table-cell>
          <table:table-cell table:formula="of:=['logged details'.E163]/60" office:value-type="float" office:value="0.03964775" calcext:value-type="float">
            <text:p>0.0396477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45.398" calcext:value-type="float">
            <text:p>45.398</text:p>
          </table:table-cell>
          <table:table-cell table:formula="of:=['logged details'.D164]/1000" office:value-type="float" office:value="0.045398" calcext:value-type="float">
            <text:p>0.045398</text:p>
          </table:table-cell>
          <table:table-cell table:formula="of:=['logged details'.E164]/60" office:value-type="float" office:value="0.000756633333333333" calcext:value-type="float">
            <text:p>0.00075663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2340.867" calcext:value-type="float">
            <text:p>2340.867</text:p>
          </table:table-cell>
          <table:table-cell table:formula="of:=['logged details'.D165]/1000" office:value-type="float" office:value="2.340867" calcext:value-type="float">
            <text:p>2.340867</text:p>
          </table:table-cell>
          <table:table-cell table:formula="of:=['logged details'.E165]/60" office:value-type="float" office:value="0.03901445" calcext:value-type="float">
            <text:p>0.0390144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2813.7" calcext:value-type="float">
            <text:p>2813.7</text:p>
          </table:table-cell>
          <table:table-cell table:formula="of:=['logged details'.D166]/1000" office:value-type="float" office:value="2.8137" calcext:value-type="float">
            <text:p>2.8137</text:p>
          </table:table-cell>
          <table:table-cell table:formula="of:=['logged details'.E166]/60" office:value-type="float" office:value="0.046895" calcext:value-type="float">
            <text:p>0.04689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976.266" calcext:value-type="float">
            <text:p>1976.266</text:p>
          </table:table-cell>
          <table:table-cell table:formula="of:=['logged details'.D167]/1000" office:value-type="float" office:value="1.976266" calcext:value-type="float">
            <text:p>1.976266</text:p>
          </table:table-cell>
          <table:table-cell table:formula="of:=['logged details'.E167]/60" office:value-type="float" office:value="0.0329377666666667" calcext:value-type="float">
            <text:p>0.0329377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536.098" calcext:value-type="float">
            <text:p>536.098</text:p>
          </table:table-cell>
          <table:table-cell table:formula="of:=['logged details'.D168]/1000" office:value-type="float" office:value="0.536098" calcext:value-type="float">
            <text:p>0.536098</text:p>
          </table:table-cell>
          <table:table-cell table:formula="of:=['logged details'.E168]/60" office:value-type="float" office:value="0.00893496666666667" calcext:value-type="float">
            <text:p>0.0089349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6.202" calcext:value-type="float">
            <text:p>6.202</text:p>
          </table:table-cell>
          <table:table-cell table:formula="of:=['logged details'.D169]/1000" office:value-type="float" office:value="0.006202" calcext:value-type="float">
            <text:p>0.006202</text:p>
          </table:table-cell>
          <table:table-cell table:formula="of:=['logged details'.E169]/60" office:value-type="float" office:value="0.000103366666666667" calcext:value-type="float">
            <text:p>0.00010336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1018.318" calcext:value-type="float">
            <text:p>1018.318</text:p>
          </table:table-cell>
          <table:table-cell table:formula="of:=['logged details'.D170]/1000" office:value-type="float" office:value="1.018318" calcext:value-type="float">
            <text:p>1.018318</text:p>
          </table:table-cell>
          <table:table-cell table:formula="of:=['logged details'.E170]/60" office:value-type="float" office:value="0.0169719666666667" calcext:value-type="float">
            <text:p>0.0169719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2212.235" calcext:value-type="float">
            <text:p>2212.235</text:p>
          </table:table-cell>
          <table:table-cell table:formula="of:=['logged details'.D171]/1000" office:value-type="float" office:value="2.212235" calcext:value-type="float">
            <text:p>2.212235</text:p>
          </table:table-cell>
          <table:table-cell table:formula="of:=['logged details'.E171]/60" office:value-type="float" office:value="0.0368705833333333" calcext:value-type="float">
            <text:p>0.0368705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0.207" calcext:value-type="float">
            <text:p>0.207</text:p>
          </table:table-cell>
          <table:table-cell table:formula="of:=['logged details'.D172]/1000" office:value-type="float" office:value="0.000207" calcext:value-type="float">
            <text:p>0.000207</text:p>
          </table:table-cell>
          <table:table-cell table:formula="of:=['logged details'.E172]/60" office:value-type="float" office:value="0.00000345" calcext:value-type="float">
            <text:p>0.0000034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1434.692" calcext:value-type="float">
            <text:p>1434.692</text:p>
          </table:table-cell>
          <table:table-cell table:formula="of:=['logged details'.D173]/1000" office:value-type="float" office:value="1.434692" calcext:value-type="float">
            <text:p>1.434692</text:p>
          </table:table-cell>
          <table:table-cell table:formula="of:=['logged details'.E173]/60" office:value-type="float" office:value="0.0239115333333333" calcext:value-type="float">
            <text:p>0.0239115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0.233" calcext:value-type="float">
            <text:p>0.233</text:p>
          </table:table-cell>
          <table:table-cell table:formula="of:=['logged details'.D174]/1000" office:value-type="float" office:value="0.000233" calcext:value-type="float">
            <text:p>0.000233</text:p>
          </table:table-cell>
          <table:table-cell table:formula="of:=['logged details'.E174]/60" office:value-type="float" office:value="0.00000388333333333333" calcext:value-type="float">
            <text:p>3.88333333333333E-06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781.125" calcext:value-type="float">
            <text:p>781.125</text:p>
          </table:table-cell>
          <table:table-cell table:formula="of:=['logged details'.D175]/1000" office:value-type="float" office:value="0.781125" calcext:value-type="float">
            <text:p>0.781125</text:p>
          </table:table-cell>
          <table:table-cell table:formula="of:=['logged details'.E175]/60" office:value-type="float" office:value="0.01301875" calcext:value-type="float">
            <text:p>0.0130187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3002.412" calcext:value-type="float">
            <text:p>3002.412</text:p>
          </table:table-cell>
          <table:table-cell table:formula="of:=['logged details'.D176]/1000" office:value-type="float" office:value="3.002412" calcext:value-type="float">
            <text:p>3.002412</text:p>
          </table:table-cell>
          <table:table-cell table:formula="of:=['logged details'.E176]/60" office:value-type="float" office:value="0.0500402" calcext:value-type="float">
            <text:p>0.0500402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506.317" calcext:value-type="float">
            <text:p>1506.317</text:p>
          </table:table-cell>
          <table:table-cell table:formula="of:=['logged details'.D177]/1000" office:value-type="float" office:value="1.506317" calcext:value-type="float">
            <text:p>1.506317</text:p>
          </table:table-cell>
          <table:table-cell table:formula="of:=['logged details'.E177]/60" office:value-type="float" office:value="0.0251052833333333" calcext:value-type="float">
            <text:p>0.0251052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437.036" calcext:value-type="float">
            <text:p>1437.036</text:p>
          </table:table-cell>
          <table:table-cell table:formula="of:=['logged details'.D178]/1000" office:value-type="float" office:value="1.437036" calcext:value-type="float">
            <text:p>1.437036</text:p>
          </table:table-cell>
          <table:table-cell table:formula="of:=['logged details'.E178]/60" office:value-type="float" office:value="0.0239506" calcext:value-type="float">
            <text:p>0.0239506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45.584" calcext:value-type="float">
            <text:p>45.584</text:p>
          </table:table-cell>
          <table:table-cell table:formula="of:=['logged details'.D179]/1000" office:value-type="float" office:value="0.045584" calcext:value-type="float">
            <text:p>0.045584</text:p>
          </table:table-cell>
          <table:table-cell table:formula="of:=['logged details'.E179]/60" office:value-type="float" office:value="0.000759733333333333" calcext:value-type="float">
            <text:p>0.00075973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1860.332" calcext:value-type="float">
            <text:p>1860.332</text:p>
          </table:table-cell>
          <table:table-cell table:formula="of:=['logged details'.D180]/1000" office:value-type="float" office:value="1.860332" calcext:value-type="float">
            <text:p>1.860332</text:p>
          </table:table-cell>
          <table:table-cell table:formula="of:=['logged details'.E180]/60" office:value-type="float" office:value="0.0310055333333333" calcext:value-type="float">
            <text:p>0.0310055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361.565" calcext:value-type="float">
            <text:p>361.565</text:p>
          </table:table-cell>
          <table:table-cell table:formula="of:=['logged details'.D181]/1000" office:value-type="float" office:value="0.361565" calcext:value-type="float">
            <text:p>0.361565</text:p>
          </table:table-cell>
          <table:table-cell table:formula="of:=['logged details'.E181]/60" office:value-type="float" office:value="0.00602608333333333" calcext:value-type="float">
            <text:p>0.0060260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5.374" calcext:value-type="float">
            <text:p>5.374</text:p>
          </table:table-cell>
          <table:table-cell table:formula="of:=['logged details'.D182]/1000" office:value-type="float" office:value="0.005374" calcext:value-type="float">
            <text:p>0.005374</text:p>
          </table:table-cell>
          <table:table-cell table:formula="of:=['logged details'.E182]/60" office:value-type="float" office:value="0.0000895666666666667" calcext:value-type="float">
            <text:p>8.95666666666667E-0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931.581" calcext:value-type="float">
            <text:p>1931.581</text:p>
          </table:table-cell>
          <table:table-cell table:formula="of:=['logged details'.D183]/1000" office:value-type="float" office:value="1.931581" calcext:value-type="float">
            <text:p>1.931581</text:p>
          </table:table-cell>
          <table:table-cell table:formula="of:=['logged details'.E183]/60" office:value-type="float" office:value="0.0321930166666667" calcext:value-type="float">
            <text:p>0.0321930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463.55" calcext:value-type="float">
            <text:p>463.55</text:p>
          </table:table-cell>
          <table:table-cell table:formula="of:=['logged details'.D184]/1000" office:value-type="float" office:value="0.46355" calcext:value-type="float">
            <text:p>0.46355</text:p>
          </table:table-cell>
          <table:table-cell table:formula="of:=['logged details'.E184]/60" office:value-type="float" office:value="0.00772583333333333" calcext:value-type="float">
            <text:p>0.0077258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781.096" calcext:value-type="float">
            <text:p>781.096</text:p>
          </table:table-cell>
          <table:table-cell table:formula="of:=['logged details'.D185]/1000" office:value-type="float" office:value="0.781096" calcext:value-type="float">
            <text:p>0.781096</text:p>
          </table:table-cell>
          <table:table-cell table:formula="of:=['logged details'.E185]/60" office:value-type="float" office:value="0.0130182666666667" calcext:value-type="float">
            <text:p>0.0130182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0.116" calcext:value-type="float">
            <text:p>0.116</text:p>
          </table:table-cell>
          <table:table-cell table:formula="of:=['logged details'.D186]/1000" office:value-type="float" office:value="0.000116" calcext:value-type="float">
            <text:p>0.000116</text:p>
          </table:table-cell>
          <table:table-cell table:formula="of:=['logged details'.E186]/60" office:value-type="float" office:value="0.00000193333333333333" calcext:value-type="float">
            <text:p>1.93333333333333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369.461" calcext:value-type="float">
            <text:p>1369.461</text:p>
          </table:table-cell>
          <table:table-cell table:formula="of:=['logged details'.D187]/1000" office:value-type="float" office:value="1.369461" calcext:value-type="float">
            <text:p>1.369461</text:p>
          </table:table-cell>
          <table:table-cell table:formula="of:=['logged details'.E187]/60" office:value-type="float" office:value="0.02282435" calcext:value-type="float">
            <text:p>0.0228243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0.178" calcext:value-type="float">
            <text:p>0.178</text:p>
          </table:table-cell>
          <table:table-cell table:formula="of:=['logged details'.D188]/1000" office:value-type="float" office:value="0.000178" calcext:value-type="float">
            <text:p>0.000178</text:p>
          </table:table-cell>
          <table:table-cell table:formula="of:=['logged details'.E188]/60" office:value-type="float" office:value="0.00000296666666666667" calcext:value-type="float">
            <text:p>2.96666666666667E-06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606.844" calcext:value-type="float">
            <text:p>606.844</text:p>
          </table:table-cell>
          <table:table-cell table:formula="of:=['logged details'.D189]/1000" office:value-type="float" office:value="0.606844" calcext:value-type="float">
            <text:p>0.606844</text:p>
          </table:table-cell>
          <table:table-cell table:formula="of:=['logged details'.E189]/60" office:value-type="float" office:value="0.0101140666666667" calcext:value-type="float">
            <text:p>0.01011406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3051.175" calcext:value-type="float">
            <text:p>3051.175</text:p>
          </table:table-cell>
          <table:table-cell table:formula="of:=['logged details'.D190]/1000" office:value-type="float" office:value="3.051175" calcext:value-type="float">
            <text:p>3.051175</text:p>
          </table:table-cell>
          <table:table-cell table:formula="of:=['logged details'.E190]/60" office:value-type="float" office:value="0.0508529166666667" calcext:value-type="float">
            <text:p>0.0508529167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167.293" calcext:value-type="float">
            <text:p>1167.293</text:p>
          </table:table-cell>
          <table:table-cell table:formula="of:=['logged details'.D191]/1000" office:value-type="float" office:value="1.167293" calcext:value-type="float">
            <text:p>1.167293</text:p>
          </table:table-cell>
          <table:table-cell table:formula="of:=['logged details'.E191]/60" office:value-type="float" office:value="0.0194548833333333" calcext:value-type="float">
            <text:p>0.0194548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093.069" calcext:value-type="float">
            <text:p>1093.069</text:p>
          </table:table-cell>
          <table:table-cell table:formula="of:=['logged details'.D192]/1000" office:value-type="float" office:value="1.093069" calcext:value-type="float">
            <text:p>1.093069</text:p>
          </table:table-cell>
          <table:table-cell table:formula="of:=['logged details'.E192]/60" office:value-type="float" office:value="0.0182178166666667" calcext:value-type="float">
            <text:p>0.0182178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42.753" calcext:value-type="float">
            <text:p>42.753</text:p>
          </table:table-cell>
          <table:table-cell table:formula="of:=['logged details'.D193]/1000" office:value-type="float" office:value="0.042753" calcext:value-type="float">
            <text:p>0.042753</text:p>
          </table:table-cell>
          <table:table-cell table:formula="of:=['logged details'.E193]/60" office:value-type="float" office:value="0.00071255" calcext:value-type="float">
            <text:p>0.0007125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642.137" calcext:value-type="float">
            <text:p>1642.137</text:p>
          </table:table-cell>
          <table:table-cell table:formula="of:=['logged details'.D194]/1000" office:value-type="float" office:value="1.642137" calcext:value-type="float">
            <text:p>1.642137</text:p>
          </table:table-cell>
          <table:table-cell table:formula="of:=['logged details'.E194]/60" office:value-type="float" office:value="0.02736895" calcext:value-type="float">
            <text:p>0.0273689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276.165" calcext:value-type="float">
            <text:p>1276.165</text:p>
          </table:table-cell>
          <table:table-cell table:formula="of:=['logged details'.D195]/1000" office:value-type="float" office:value="1.276165" calcext:value-type="float">
            <text:p>1.276165</text:p>
          </table:table-cell>
          <table:table-cell table:formula="of:=['logged details'.E195]/60" office:value-type="float" office:value="0.0212694166666667" calcext:value-type="float">
            <text:p>0.0212694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0.204" calcext:value-type="float">
            <text:p>0.204</text:p>
          </table:table-cell>
          <table:table-cell table:formula="of:=['logged details'.D196]/1000" office:value-type="float" office:value="0.000204" calcext:value-type="float">
            <text:p>0.000204</text:p>
          </table:table-cell>
          <table:table-cell table:formula="of:=['logged details'.E196]/60" office:value-type="float" office:value="0.0000034" calcext:value-type="float">
            <text:p>0.0000034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2208.238" calcext:value-type="float">
            <text:p>2208.238</text:p>
          </table:table-cell>
          <table:table-cell table:formula="of:=['logged details'.D197]/1000" office:value-type="float" office:value="2.208238" calcext:value-type="float">
            <text:p>2.208238</text:p>
          </table:table-cell>
          <table:table-cell table:formula="of:=['logged details'.E197]/60" office:value-type="float" office:value="0.0368039666666667" calcext:value-type="float">
            <text:p>0.03680396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059.817" calcext:value-type="float">
            <text:p>1059.817</text:p>
          </table:table-cell>
          <table:table-cell table:formula="of:=['logged details'.D198]/1000" office:value-type="float" office:value="1.059817" calcext:value-type="float">
            <text:p>1.059817</text:p>
          </table:table-cell>
          <table:table-cell table:formula="of:=['logged details'.E198]/60" office:value-type="float" office:value="0.0176636166666667" calcext:value-type="float">
            <text:p>0.0176636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40.098" calcext:value-type="float">
            <text:p>40.098</text:p>
          </table:table-cell>
          <table:table-cell table:formula="of:=['logged details'.D199]/1000" office:value-type="float" office:value="0.040098" calcext:value-type="float">
            <text:p>0.040098</text:p>
          </table:table-cell>
          <table:table-cell table:formula="of:=['logged details'.E199]/60" office:value-type="float" office:value="0.0006683" calcext:value-type="float">
            <text:p>0.000668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2782.218" calcext:value-type="float">
            <text:p>2782.218</text:p>
          </table:table-cell>
          <table:table-cell table:formula="of:=['logged details'.D200]/1000" office:value-type="float" office:value="2.782218" calcext:value-type="float">
            <text:p>2.782218</text:p>
          </table:table-cell>
          <table:table-cell table:formula="of:=['logged details'.E200]/60" office:value-type="float" office:value="0.0463703" calcext:value-type="float">
            <text:p>0.046370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350.18" calcext:value-type="float">
            <text:p>1350.18</text:p>
          </table:table-cell>
          <table:table-cell table:formula="of:=['logged details'.D201]/1000" office:value-type="float" office:value="1.35018" calcext:value-type="float">
            <text:p>1.35018</text:p>
          </table:table-cell>
          <table:table-cell table:formula="of:=['logged details'.E201]/60" office:value-type="float" office:value="0.022503" calcext:value-type="float">
            <text:p>0.02250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163.536" calcext:value-type="float">
            <text:p>1163.536</text:p>
          </table:table-cell>
          <table:table-cell table:formula="of:=['logged details'.D202]/1000" office:value-type="float" office:value="1.163536" calcext:value-type="float">
            <text:p>1.163536</text:p>
          </table:table-cell>
          <table:table-cell table:formula="of:=['logged details'.E202]/60" office:value-type="float" office:value="0.0193922666666667" calcext:value-type="float">
            <text:p>0.0193922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0.123" calcext:value-type="float">
            <text:p>0.123</text:p>
          </table:table-cell>
          <table:table-cell table:formula="of:=['logged details'.D203]/1000" office:value-type="float" office:value="0.000123" calcext:value-type="float">
            <text:p>0.000123</text:p>
          </table:table-cell>
          <table:table-cell table:formula="of:=['logged details'.E203]/60" office:value-type="float" office:value="0.00000205" calcext:value-type="float">
            <text:p>0.0000020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900.489" calcext:value-type="float">
            <text:p>900.489</text:p>
          </table:table-cell>
          <table:table-cell table:formula="of:=['logged details'.D204]/1000" office:value-type="float" office:value="0.900489" calcext:value-type="float">
            <text:p>0.900489</text:p>
          </table:table-cell>
          <table:table-cell table:formula="of:=['logged details'.E204]/60" office:value-type="float" office:value="0.01500815" calcext:value-type="float">
            <text:p>0.01500815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2086.879" calcext:value-type="float">
            <text:p>2086.879</text:p>
          </table:table-cell>
          <table:table-cell table:formula="of:=['logged details'.D205]/1000" office:value-type="float" office:value="2.086879" calcext:value-type="float">
            <text:p>2.086879</text:p>
          </table:table-cell>
          <table:table-cell table:formula="of:=['logged details'.E205]/60" office:value-type="float" office:value="0.0347813166666667" calcext:value-type="float">
            <text:p>0.0347813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340.235" calcext:value-type="float">
            <text:p>1340.235</text:p>
          </table:table-cell>
          <table:table-cell table:formula="of:=['logged details'.D206]/1000" office:value-type="float" office:value="1.340235" calcext:value-type="float">
            <text:p>1.340235</text:p>
          </table:table-cell>
          <table:table-cell table:formula="of:=['logged details'.E206]/60" office:value-type="float" office:value="0.02233725" calcext:value-type="float">
            <text:p>0.0223372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81.557" calcext:value-type="float">
            <text:p>81.557</text:p>
          </table:table-cell>
          <table:table-cell table:formula="of:=['logged details'.D207]/1000" office:value-type="float" office:value="0.081557" calcext:value-type="float">
            <text:p>0.081557</text:p>
          </table:table-cell>
          <table:table-cell table:formula="of:=['logged details'.E207]/60" office:value-type="float" office:value="0.00135928333333333" calcext:value-type="float">
            <text:p>0.00135928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2695.842" calcext:value-type="float">
            <text:p>2695.842</text:p>
          </table:table-cell>
          <table:table-cell table:formula="of:=['logged details'.D208]/1000" office:value-type="float" office:value="2.695842" calcext:value-type="float">
            <text:p>2.695842</text:p>
          </table:table-cell>
          <table:table-cell table:formula="of:=['logged details'.E208]/60" office:value-type="float" office:value="0.0449307" calcext:value-type="float">
            <text:p>0.044930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5996.325" calcext:value-type="float">
            <text:p>5996.325</text:p>
          </table:table-cell>
          <table:table-cell table:formula="of:=['logged details'.D209]/1000" office:value-type="float" office:value="5.996325" calcext:value-type="float">
            <text:p>5.996325</text:p>
          </table:table-cell>
          <table:table-cell table:formula="of:=['logged details'.E209]/60" office:value-type="float" office:value="0.09993875" calcext:value-type="float">
            <text:p>0.0999387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893.466" calcext:value-type="float">
            <text:p>1893.466</text:p>
          </table:table-cell>
          <table:table-cell table:formula="of:=['logged details'.D210]/1000" office:value-type="float" office:value="1.893466" calcext:value-type="float">
            <text:p>1.893466</text:p>
          </table:table-cell>
          <table:table-cell table:formula="of:=['logged details'.E210]/60" office:value-type="float" office:value="0.0315577666666667" calcext:value-type="float">
            <text:p>0.03155776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0.187" calcext:value-type="float">
            <text:p>0.187</text:p>
          </table:table-cell>
          <table:table-cell table:formula="of:=['logged details'.D211]/1000" office:value-type="float" office:value="0.000187" calcext:value-type="float">
            <text:p>0.000187</text:p>
          </table:table-cell>
          <table:table-cell table:formula="of:=['logged details'.E211]/60" office:value-type="float" office:value="0.00000311666666666667" calcext:value-type="float">
            <text:p>3.11666666666667E-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2540.419" calcext:value-type="float">
            <text:p>2540.419</text:p>
          </table:table-cell>
          <table:table-cell table:formula="of:=['logged details'.D212]/1000" office:value-type="float" office:value="2.540419" calcext:value-type="float">
            <text:p>2.540419</text:p>
          </table:table-cell>
          <table:table-cell table:formula="of:=['logged details'.E212]/60" office:value-type="float" office:value="0.0423403166666667" calcext:value-type="float">
            <text:p>0.0423403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37.244" calcext:value-type="float">
            <text:p>37.244</text:p>
          </table:table-cell>
          <table:table-cell table:formula="of:=['logged details'.D213]/1000" office:value-type="float" office:value="0.037244" calcext:value-type="float">
            <text:p>0.037244</text:p>
          </table:table-cell>
          <table:table-cell table:formula="of:=['logged details'.E213]/60" office:value-type="float" office:value="0.000620733333333333" calcext:value-type="float">
            <text:p>0.00062073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3385.433" calcext:value-type="float">
            <text:p>3385.433</text:p>
          </table:table-cell>
          <table:table-cell table:formula="of:=['logged details'.D214]/1000" office:value-type="float" office:value="3.385433" calcext:value-type="float">
            <text:p>3.385433</text:p>
          </table:table-cell>
          <table:table-cell table:formula="of:=['logged details'.E214]/60" office:value-type="float" office:value="0.0564238833333333" calcext:value-type="float">
            <text:p>0.05642388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2198.301" calcext:value-type="float">
            <text:p>2198.301</text:p>
          </table:table-cell>
          <table:table-cell table:formula="of:=['logged details'.D215]/1000" office:value-type="float" office:value="2.198301" calcext:value-type="float">
            <text:p>2.198301</text:p>
          </table:table-cell>
          <table:table-cell table:formula="of:=['logged details'.E215]/60" office:value-type="float" office:value="0.03663835" calcext:value-type="float">
            <text:p>0.036638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750.394" calcext:value-type="float">
            <text:p>1750.394</text:p>
          </table:table-cell>
          <table:table-cell table:formula="of:=['logged details'.D216]/1000" office:value-type="float" office:value="1.750394" calcext:value-type="float">
            <text:p>1.750394</text:p>
          </table:table-cell>
          <table:table-cell table:formula="of:=['logged details'.E216]/60" office:value-type="float" office:value="0.0291732333333333" calcext:value-type="float">
            <text:p>0.0291732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0.205" calcext:value-type="float">
            <text:p>0.205</text:p>
          </table:table-cell>
          <table:table-cell table:formula="of:=['logged details'.D217]/1000" office:value-type="float" office:value="0.000205" calcext:value-type="float">
            <text:p>0.000205</text:p>
          </table:table-cell>
          <table:table-cell table:formula="of:=['logged details'.E217]/60" office:value-type="float" office:value="0.00000341666666666667" calcext:value-type="float">
            <text:p>3.41666666666667E-06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2384.757" calcext:value-type="float">
            <text:p>2384.757</text:p>
          </table:table-cell>
          <table:table-cell table:formula="of:=['logged details'.D218]/1000" office:value-type="float" office:value="2.384757" calcext:value-type="float">
            <text:p>2.384757</text:p>
          </table:table-cell>
          <table:table-cell table:formula="of:=['logged details'.E218]/60" office:value-type="float" office:value="0.03974595" calcext:value-type="float">
            <text:p>0.0397459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164.36" calcext:value-type="float">
            <text:p>1164.36</text:p>
          </table:table-cell>
          <table:table-cell table:formula="of:=['logged details'.D219]/1000" office:value-type="float" office:value="1.16436" calcext:value-type="float">
            <text:p>1.16436</text:p>
          </table:table-cell>
          <table:table-cell table:formula="of:=['logged details'.E219]/60" office:value-type="float" office:value="0.019406" calcext:value-type="float">
            <text:p>0.019406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50.357" calcext:value-type="float">
            <text:p>50.357</text:p>
          </table:table-cell>
          <table:table-cell table:formula="of:=['logged details'.D220]/1000" office:value-type="float" office:value="0.050357" calcext:value-type="float">
            <text:p>0.050357</text:p>
          </table:table-cell>
          <table:table-cell table:formula="of:=['logged details'.E220]/60" office:value-type="float" office:value="0.000839283333333333" calcext:value-type="float">
            <text:p>0.00083928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3867.789" calcext:value-type="float">
            <text:p>3867.789</text:p>
          </table:table-cell>
          <table:table-cell table:formula="of:=['logged details'.D221]/1000" office:value-type="float" office:value="3.867789" calcext:value-type="float">
            <text:p>3.867789</text:p>
          </table:table-cell>
          <table:table-cell table:formula="of:=['logged details'.E221]/60" office:value-type="float" office:value="0.06446315" calcext:value-type="float">
            <text:p>0.0644631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2047.4" calcext:value-type="float">
            <text:p>2047.4</text:p>
          </table:table-cell>
          <table:table-cell table:formula="of:=['logged details'.D222]/1000" office:value-type="float" office:value="2.0474" calcext:value-type="float">
            <text:p>2.0474</text:p>
          </table:table-cell>
          <table:table-cell table:formula="of:=['logged details'.E222]/60" office:value-type="float" office:value="0.0341233333333333" calcext:value-type="float">
            <text:p>0.0341233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482" calcext:value-type="float">
            <text:p>1482</text:p>
          </table:table-cell>
          <table:table-cell table:formula="of:=['logged details'.D223]/1000" office:value-type="float" office:value="1.482" calcext:value-type="float">
            <text:p>1.482</text:p>
          </table:table-cell>
          <table:table-cell table:formula="of:=['logged details'.E223]/60" office:value-type="float" office:value="0.0247" calcext:value-type="float">
            <text:p>0.024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0.124" calcext:value-type="float">
            <text:p>0.124</text:p>
          </table:table-cell>
          <table:table-cell table:formula="of:=['logged details'.D224]/1000" office:value-type="float" office:value="0.000124" calcext:value-type="float">
            <text:p>0.000124</text:p>
          </table:table-cell>
          <table:table-cell table:formula="of:=['logged details'.E224]/60" office:value-type="float" office:value="0.00000206666666666667" calcext:value-type="float">
            <text:p>2.06666666666667E-06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535.015" calcext:value-type="float">
            <text:p>1535.015</text:p>
          </table:table-cell>
          <table:table-cell table:formula="of:=['logged details'.D225]/1000" office:value-type="float" office:value="1.535015" calcext:value-type="float">
            <text:p>1.535015</text:p>
          </table:table-cell>
          <table:table-cell table:formula="of:=['logged details'.E225]/60" office:value-type="float" office:value="0.0255835833333333" calcext:value-type="float">
            <text:p>0.02558358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306.825" calcext:value-type="float">
            <text:p>1306.825</text:p>
          </table:table-cell>
          <table:table-cell table:formula="of:=['logged details'.D226]/1000" office:value-type="float" office:value="1.306825" calcext:value-type="float">
            <text:p>1.306825</text:p>
          </table:table-cell>
          <table:table-cell table:formula="of:=['logged details'.E226]/60" office:value-type="float" office:value="0.0217804166666667" calcext:value-type="float">
            <text:p>0.0217804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127.643" calcext:value-type="float">
            <text:p>1127.643</text:p>
          </table:table-cell>
          <table:table-cell table:formula="of:=['logged details'.D227]/1000" office:value-type="float" office:value="1.127643" calcext:value-type="float">
            <text:p>1.127643</text:p>
          </table:table-cell>
          <table:table-cell table:formula="of:=['logged details'.E227]/60" office:value-type="float" office:value="0.01879405" calcext:value-type="float">
            <text:p>0.0187940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58.261" calcext:value-type="float">
            <text:p>58.261</text:p>
          </table:table-cell>
          <table:table-cell table:formula="of:=['logged details'.D228]/1000" office:value-type="float" office:value="0.058261" calcext:value-type="float">
            <text:p>0.058261</text:p>
          </table:table-cell>
          <table:table-cell table:formula="of:=['logged details'.E228]/60" office:value-type="float" office:value="0.000971016666666667" calcext:value-type="float">
            <text:p>0.000971016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6412.765" calcext:value-type="float">
            <text:p>6412.765</text:p>
          </table:table-cell>
          <table:table-cell table:formula="of:=['logged details'.D229]/1000" office:value-type="float" office:value="6.412765" calcext:value-type="float">
            <text:p>6.412765</text:p>
          </table:table-cell>
          <table:table-cell table:formula="of:=['logged details'.E229]/60" office:value-type="float" office:value="0.106879416666667" calcext:value-type="float">
            <text:p>0.1068794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937.234" calcext:value-type="float">
            <text:p>1937.234</text:p>
          </table:table-cell>
          <table:table-cell table:formula="of:=['logged details'.D230]/1000" office:value-type="float" office:value="1.937234" calcext:value-type="float">
            <text:p>1.937234</text:p>
          </table:table-cell>
          <table:table-cell table:formula="of:=['logged details'.E230]/60" office:value-type="float" office:value="0.0322872333333333" calcext:value-type="float">
            <text:p>0.0322872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452.355" calcext:value-type="float">
            <text:p>1452.355</text:p>
          </table:table-cell>
          <table:table-cell table:formula="of:=['logged details'.D231]/1000" office:value-type="float" office:value="1.452355" calcext:value-type="float">
            <text:p>1.452355</text:p>
          </table:table-cell>
          <table:table-cell table:formula="of:=['logged details'.E231]/60" office:value-type="float" office:value="0.0242059166666667" calcext:value-type="float">
            <text:p>0.0242059167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0.225" calcext:value-type="float">
            <text:p>0.225</text:p>
          </table:table-cell>
          <table:table-cell table:formula="of:=['logged details'.D232]/1000" office:value-type="float" office:value="0.000225" calcext:value-type="float">
            <text:p>0.000225</text:p>
          </table:table-cell>
          <table:table-cell table:formula="of:=['logged details'.E232]/60" office:value-type="float" office:value="0.00000375" calcext:value-type="float">
            <text:p>0.0000037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3140.222" calcext:value-type="float">
            <text:p>3140.222</text:p>
          </table:table-cell>
          <table:table-cell table:formula="of:=['logged details'.D233]/1000" office:value-type="float" office:value="3.140222" calcext:value-type="float">
            <text:p>3.140222</text:p>
          </table:table-cell>
          <table:table-cell table:formula="of:=['logged details'.E233]/60" office:value-type="float" office:value="0.0523370333333333" calcext:value-type="float">
            <text:p>0.05233703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47.258" calcext:value-type="float">
            <text:p>47.258</text:p>
          </table:table-cell>
          <table:table-cell table:formula="of:=['logged details'.D234]/1000" office:value-type="float" office:value="0.047258" calcext:value-type="float">
            <text:p>0.047258</text:p>
          </table:table-cell>
          <table:table-cell table:formula="of:=['logged details'.E234]/60" office:value-type="float" office:value="0.000787633333333333" calcext:value-type="float">
            <text:p>0.0007876333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2992.585" calcext:value-type="float">
            <text:p>2992.585</text:p>
          </table:table-cell>
          <table:table-cell table:formula="of:=['logged details'.D235]/1000" office:value-type="float" office:value="2.992585" calcext:value-type="float">
            <text:p>2.992585</text:p>
          </table:table-cell>
          <table:table-cell table:formula="of:=['logged details'.E235]/60" office:value-type="float" office:value="0.0498764166666667" calcext:value-type="float">
            <text:p>0.0498764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2201.396" calcext:value-type="float">
            <text:p>2201.396</text:p>
          </table:table-cell>
          <table:table-cell table:formula="of:=['logged details'.D236]/1000" office:value-type="float" office:value="2.201396" calcext:value-type="float">
            <text:p>2.201396</text:p>
          </table:table-cell>
          <table:table-cell table:formula="of:=['logged details'.E236]/60" office:value-type="float" office:value="0.0366899333333333" calcext:value-type="float">
            <text:p>0.03668993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426.74" calcext:value-type="float">
            <text:p>1426.74</text:p>
          </table:table-cell>
          <table:table-cell table:formula="of:=['logged details'.D237]/1000" office:value-type="float" office:value="1.42674" calcext:value-type="float">
            <text:p>1.42674</text:p>
          </table:table-cell>
          <table:table-cell table:formula="of:=['logged details'.E237]/60" office:value-type="float" office:value="0.023779" calcext:value-type="float">
            <text:p>0.023779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.756" calcext:value-type="float">
            <text:p>1.756</text:p>
          </table:table-cell>
          <table:table-cell table:formula="of:=['logged details'.D238]/1000" office:value-type="float" office:value="0.001756" calcext:value-type="float">
            <text:p>0.001756</text:p>
          </table:table-cell>
          <table:table-cell table:formula="of:=['logged details'.E238]/60" office:value-type="float" office:value="0.0000292666666666667" calcext:value-type="float">
            <text:p>2.92666666666667E-0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355.579" calcext:value-type="float">
            <text:p>1355.579</text:p>
          </table:table-cell>
          <table:table-cell table:formula="of:=['logged details'.D239]/1000" office:value-type="float" office:value="1.355579" calcext:value-type="float">
            <text:p>1.355579</text:p>
          </table:table-cell>
          <table:table-cell table:formula="of:=['logged details'.E239]/60" office:value-type="float" office:value="0.0225929833333333" calcext:value-type="float">
            <text:p>0.0225929833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2163.167" calcext:value-type="float">
            <text:p>2163.167</text:p>
          </table:table-cell>
          <table:table-cell table:formula="of:=['logged details'.D240]/1000" office:value-type="float" office:value="2.163167" calcext:value-type="float">
            <text:p>2.163167</text:p>
          </table:table-cell>
          <table:table-cell table:formula="of:=['logged details'.E240]/60" office:value-type="float" office:value="0.0360527833333333" calcext:value-type="float">
            <text:p>0.0360527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063.071" calcext:value-type="float">
            <text:p>1063.071</text:p>
          </table:table-cell>
          <table:table-cell table:formula="of:=['logged details'.D241]/1000" office:value-type="float" office:value="1.063071" calcext:value-type="float">
            <text:p>1.063071</text:p>
          </table:table-cell>
          <table:table-cell table:formula="of:=['logged details'.E241]/60" office:value-type="float" office:value="0.01771785" calcext:value-type="float">
            <text:p>0.0177178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38.557" calcext:value-type="float">
            <text:p>38.557</text:p>
          </table:table-cell>
          <table:table-cell table:formula="of:=['logged details'.D242]/1000" office:value-type="float" office:value="0.038557" calcext:value-type="float">
            <text:p>0.038557</text:p>
          </table:table-cell>
          <table:table-cell table:formula="of:=['logged details'.E242]/60" office:value-type="float" office:value="0.000642616666666667" calcext:value-type="float">
            <text:p>0.0006426167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578.891" calcext:value-type="float">
            <text:p>1578.891</text:p>
          </table:table-cell>
          <table:table-cell table:formula="of:=['logged details'.D243]/1000" office:value-type="float" office:value="1.578891" calcext:value-type="float">
            <text:p>1.578891</text:p>
          </table:table-cell>
          <table:table-cell table:formula="of:=['logged details'.E243]/60" office:value-type="float" office:value="0.02631485" calcext:value-type="float">
            <text:p>0.0263148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149.039" calcext:value-type="float">
            <text:p>1149.039</text:p>
          </table:table-cell>
          <table:table-cell table:formula="of:=['logged details'.D244]/1000" office:value-type="float" office:value="1.149039" calcext:value-type="float">
            <text:p>1.149039</text:p>
          </table:table-cell>
          <table:table-cell table:formula="of:=['logged details'.E244]/60" office:value-type="float" office:value="0.01915065" calcext:value-type="float">
            <text:p>0.01915065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0.126" calcext:value-type="float">
            <text:p>0.126</text:p>
          </table:table-cell>
          <table:table-cell table:formula="of:=['logged details'.D245]/1000" office:value-type="float" office:value="0.000126" calcext:value-type="float">
            <text:p>0.000126</text:p>
          </table:table-cell>
          <table:table-cell table:formula="of:=['logged details'.E245]/60" office:value-type="float" office:value="0.0000021" calcext:value-type="float">
            <text:p>0.0000021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291.242" calcext:value-type="float">
            <text:p>1291.242</text:p>
          </table:table-cell>
          <table:table-cell table:formula="of:=['logged details'.D246]/1000" office:value-type="float" office:value="1.291242" calcext:value-type="float">
            <text:p>1.291242</text:p>
          </table:table-cell>
          <table:table-cell table:formula="of:=['logged details'.E246]/60" office:value-type="float" office:value="0.0215207" calcext:value-type="float">
            <text:p>0.0215207</text:p>
          </table:table-cell>
        </table:table-row>
        <table:table-row table:style-name="ro1" table:visibility="filter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1094.491" calcext:value-type="float">
            <text:p>1094.491</text:p>
          </table:table-cell>
          <table:table-cell table:formula="of:=['logged details'.D247]/1000" office:value-type="float" office:value="1.094491" calcext:value-type="float">
            <text:p>1.094491</text:p>
          </table:table-cell>
          <table:table-cell table:formula="of:=['logged details'.E247]/60" office:value-type="float" office:value="0.0182415166666667" calcext:value-type="float">
            <text:p>0.018241516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716.711" calcext:value-type="float">
            <text:p>716.711</text:p>
          </table:table-cell>
          <table:table-cell table:formula="of:=['logged details'.D248]/1000" office:value-type="float" office:value="0.716711" calcext:value-type="float">
            <text:p>0.716711</text:p>
          </table:table-cell>
          <table:table-cell table:formula="of:=['logged details'.E248]/60" office:value-type="float" office:value="0.0119451833333333" calcext:value-type="float">
            <text:p>0.0119451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26.165" calcext:value-type="float">
            <text:p>26.165</text:p>
          </table:table-cell>
          <table:table-cell table:formula="of:=['logged details'.D249]/1000" office:value-type="float" office:value="0.026165" calcext:value-type="float">
            <text:p>0.026165</text:p>
          </table:table-cell>
          <table:table-cell table:formula="of:=['logged details'.E249]/60" office:value-type="float" office:value="0.000436083333333333" calcext:value-type="float">
            <text:p>0.00043608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1230.341" calcext:value-type="float">
            <text:p>1230.341</text:p>
          </table:table-cell>
          <table:table-cell table:formula="of:=['logged details'.D250]/1000" office:value-type="float" office:value="1.230341" calcext:value-type="float">
            <text:p>1.230341</text:p>
          </table:table-cell>
          <table:table-cell table:formula="of:=['logged details'.E250]/60" office:value-type="float" office:value="0.0205056833333333" calcext:value-type="float">
            <text:p>0.020505683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881.975" calcext:value-type="float">
            <text:p>881.975</text:p>
          </table:table-cell>
          <table:table-cell table:formula="of:=['logged details'.D251]/1000" office:value-type="float" office:value="0.881975" calcext:value-type="float">
            <text:p>0.881975</text:p>
          </table:table-cell>
          <table:table-cell table:formula="of:=['logged details'.E251]/60" office:value-type="float" office:value="0.0146995833333333" calcext:value-type="float">
            <text:p>0.0146995833</text:p>
          </table:table-cell>
        </table:table-row>
        <table:table-row table:style-name="ro1" table:visibility="filter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0.189" calcext:value-type="float">
            <text:p>0.189</text:p>
          </table:table-cell>
          <table:table-cell table:formula="of:=['logged details'.D252]/1000" office:value-type="float" office:value="0.000189" calcext:value-type="float">
            <text:p>0.000189</text:p>
          </table:table-cell>
          <table:table-cell table:formula="of:=['logged details'.E252]/60" office:value-type="float" office:value="0.00000315" calcext:value-type="float">
            <text:p>0.00000315</text:p>
          </table:table-cell>
        </table:table-row>
        <table:table-row table:style-name="ro1" table:visibility="filter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808.461" calcext:value-type="float">
            <text:p>808.461</text:p>
          </table:table-cell>
          <table:table-cell table:formula="of:=['logged details'.D253]/1000" office:value-type="float" office:value="0.808461" calcext:value-type="float">
            <text:p>0.808461</text:p>
          </table:table-cell>
          <table:table-cell table:formula="of:=['logged details'.E253]/60" office:value-type="float" office:value="0.01347435" calcext:value-type="float">
            <text:p>0.013474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SUM(['logged details'.D2:.D253])" office:value-type="float" office:value="342951.346" calcext:value-type="float">
            <text:p>342951.346</text:p>
          </table:table-cell>
          <table:table-cell table:formula="of:=SUM(['logged details'.E2:.E253])" office:value-type="float" office:value="342.951346" calcext:value-type="float">
            <text:p>342.951346</text:p>
          </table:table-cell>
          <table:table-cell table:formula="of:=SUM(['logged details'.F2:.F253])" office:value-type="float" office:value="5.71585576666667" calcext:value-type="float">
            <text:p>5.7158557667</text:p>
          </table:table-cell>
        </table:table-row>
      </table:table>
      <table:table table:name="operation over producer firefox" table:style-name="ta1">
        <table:table-column table:style-name="co18" table:default-cell-style-name="ce4"/>
        <table:table-column table:style-name="co19" table:default-cell-style-name="ce47"/>
        <table:table-column table:style-name="co14" table:default-cell-style-name="ce52"/>
        <table:table-column table:style-name="co9" table:default-cell-style-name="ce38"/>
        <table:table-row table:style-name="ro1">
          <table:table-cell table:style-name="ce41"/>
          <table:table-cell table:style-name="ce45"/>
          <table:table-cell table:style-name="ce7" office:value-type="string" calcext:value-type="string">
            <text:p>operation</text:p>
          </table:table-cell>
          <table:table-cell table:style-name="ce56"/>
        </table:table-row>
        <table:table-row table:style-name="ro1">
          <table:table-cell table:style-name="ce3" office:value-type="string" calcext:value-type="string">
            <text:p>producer</text:p>
          </table:table-cell>
          <table:table-cell table:style-name="ce46" office:value-type="string" calcext:value-type="string">
            <text:p>Data</text:p>
          </table:table-cell>
          <table:table-cell table:style-name="ce9" office:value-type="string" calcext:value-type="string">
            <text:p>getScreenshotData</text:p>
          </table:table-cell>
          <table:table-cell table:style-name="ce57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firefox_ubuntu_1280x1024_1_true/foot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980102" calcext:value-type="float">
            <text:p>0.980102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0.980102" calcext:value-type="float">
            <text:p>0.980102</text:p>
          </table:table-cell>
          <table:table-cell table:style-name="ce58" office:value-type="float" office:value="0.980102" calcext:value-type="float">
            <text:p>0.980102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163350333333333" calcext:value-type="float">
            <text:p>0.0163350333</text:p>
          </table:table-cell>
          <table:table-cell table:style-name="ce39" office:value-type="float" office:value="0.0163350333333333" calcext:value-type="float">
            <text:p>0.0163350333</text:p>
          </table:table-cell>
        </table:table-row>
        <table:table-row table:style-name="ro1">
          <table:table-cell office:value-type="string" calcext:value-type="string">
            <text:p>firefox_ubuntu_1280x1024_1_true/header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0.736689" calcext:value-type="float">
            <text:p>0.736689</text:p>
          </table:table-cell>
          <table:table-cell office:value-type="float" office:value="0.736689" calcext:value-type="float">
            <text:p>0.736689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0.736689" calcext:value-type="float">
            <text:p>0.736689</text:p>
          </table:table-cell>
          <table:table-cell table:style-name="ce58" office:value-type="float" office:value="0.736689" calcext:value-type="float">
            <text:p>0.736689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1227815" calcext:value-type="float">
            <text:p>0.01227815</text:p>
          </table:table-cell>
          <table:table-cell table:style-name="ce39" office:value-type="float" office:value="0.01227815" calcext:value-type="float">
            <text:p>0.01227815</text:p>
          </table:table-cell>
        </table:table-row>
        <table:table-row table:style-name="ro1">
          <table:table-cell office:value-type="string" calcext:value-type="string">
            <text:p>firefox_ubuntu_1280x1024_1_true/section-about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437859" calcext:value-type="float">
            <text:p>0.437859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0.437859" calcext:value-type="float">
            <text:p>0.437859</text:p>
          </table:table-cell>
          <table:table-cell table:style-name="ce58" office:value-type="float" office:value="0.437859" calcext:value-type="float">
            <text:p>0.437859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0729765" calcext:value-type="float">
            <text:p>0.00729765</text:p>
          </table:table-cell>
          <table:table-cell table:style-name="ce39" office:value-type="float" office:value="0.00729765" calcext:value-type="float">
            <text:p>0.00729765</text:p>
          </table:table-cell>
        </table:table-row>
        <table:table-row table:style-name="ro1">
          <table:table-cell office:value-type="string" calcext:value-type="string">
            <text:p>firefox_ubuntu_1280x1024_1_true/section-book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0.887862" calcext:value-type="float">
            <text:p>0.887862</text:p>
          </table:table-cell>
          <table:table-cell office:value-type="float" office:value="0.887862" calcext:value-type="float">
            <text:p>0.887862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0.887862" calcext:value-type="float">
            <text:p>0.887862</text:p>
          </table:table-cell>
          <table:table-cell table:style-name="ce58" office:value-type="float" office:value="0.887862" calcext:value-type="float">
            <text:p>0.887862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147977" calcext:value-type="float">
            <text:p>0.0147977</text:p>
          </table:table-cell>
          <table:table-cell table:style-name="ce39" office:value-type="float" office:value="0.0147977" calcext:value-type="float">
            <text:p>0.0147977</text:p>
          </table:table-cell>
        </table:table-row>
        <table:table-row table:style-name="ro1">
          <table:table-cell office:value-type="string" calcext:value-type="string">
            <text:p>firefox_ubuntu_1280x1024_1_true/section-featur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89128" calcext:value-type="float">
            <text:p>0.89128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0.89128" calcext:value-type="float">
            <text:p>0.89128</text:p>
          </table:table-cell>
          <table:table-cell table:style-name="ce58" office:value-type="float" office:value="0.89128" calcext:value-type="float">
            <text:p>0.89128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148546666666667" calcext:value-type="float">
            <text:p>0.0148546667</text:p>
          </table:table-cell>
          <table:table-cell table:style-name="ce39" office:value-type="float" office:value="0.0148546666666667" calcext:value-type="float">
            <text:p>0.0148546667</text:p>
          </table:table-cell>
        </table:table-row>
        <table:table-row table:style-name="ro1">
          <table:table-cell office:value-type="string" calcext:value-type="string">
            <text:p>firefox_ubuntu_1280x1024_1_true/section-stories-jack-hovered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1.298485" calcext:value-type="float">
            <text:p>1.298485</text:p>
          </table:table-cell>
          <table:table-cell office:value-type="float" office:value="1.298485" calcext:value-type="float">
            <text:p>1.298485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1.298485" calcext:value-type="float">
            <text:p>1.298485</text:p>
          </table:table-cell>
          <table:table-cell table:style-name="ce58" office:value-type="float" office:value="1.298485" calcext:value-type="float">
            <text:p>1.298485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216414166666667" calcext:value-type="float">
            <text:p>0.0216414167</text:p>
          </table:table-cell>
          <table:table-cell table:style-name="ce39" office:value-type="float" office:value="0.0216414166666667" calcext:value-type="float">
            <text:p>0.0216414167</text:p>
          </table:table-cell>
        </table:table-row>
        <table:table-row table:style-name="ro1">
          <table:table-cell office:value-type="string" calcext:value-type="string">
            <text:p>firefox_ubuntu_1280x1024_1_true/section-stori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581293" calcext:value-type="float">
            <text:p>1.581293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1.581293" calcext:value-type="float">
            <text:p>1.581293</text:p>
          </table:table-cell>
          <table:table-cell table:style-name="ce58" office:value-type="float" office:value="1.581293" calcext:value-type="float">
            <text:p>1.581293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263548833333333" calcext:value-type="float">
            <text:p>0.0263548833</text:p>
          </table:table-cell>
          <table:table-cell table:style-name="ce39" office:value-type="float" office:value="0.0263548833333333" calcext:value-type="float">
            <text:p>0.0263548833</text:p>
          </table:table-cell>
        </table:table-row>
        <table:table-row table:style-name="ro1">
          <table:table-cell office:value-type="string" calcext:value-type="string">
            <text:p>firefox_ubuntu_1280x1024_1_true/section-tours-card-hovered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0.500841" calcext:value-type="float">
            <text:p>0.500841</text:p>
          </table:table-cell>
          <table:table-cell office:value-type="float" office:value="0.500841" calcext:value-type="float">
            <text:p>0.500841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0.500841" calcext:value-type="float">
            <text:p>0.500841</text:p>
          </table:table-cell>
          <table:table-cell table:style-name="ce58" office:value-type="float" office:value="0.500841" calcext:value-type="float">
            <text:p>0.500841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0834735" calcext:value-type="float">
            <text:p>0.00834735</text:p>
          </table:table-cell>
          <table:table-cell table:style-name="ce39" office:value-type="float" office:value="0.00834735" calcext:value-type="float">
            <text:p>0.00834735</text:p>
          </table:table-cell>
        </table:table-row>
        <table:table-row table:style-name="ro1">
          <table:table-cell office:value-type="string" calcext:value-type="string">
            <text:p>firefox_ubuntu_1280x1024_1_true/section-tour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716985" calcext:value-type="float">
            <text:p>0.716985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0.716985" calcext:value-type="float">
            <text:p>0.716985</text:p>
          </table:table-cell>
          <table:table-cell table:style-name="ce58" office:value-type="float" office:value="0.716985" calcext:value-type="float">
            <text:p>0.716985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1194975" calcext:value-type="float">
            <text:p>0.01194975</text:p>
          </table:table-cell>
          <table:table-cell table:style-name="ce39" office:value-type="float" office:value="0.01194975" calcext:value-type="float">
            <text:p>0.01194975</text:p>
          </table:table-cell>
        </table:table-row>
        <table:table-row table:style-name="ro1">
          <table:table-cell office:value-type="string" calcext:value-type="string">
            <text:p>firefox_ubuntu_1285x1024_2_false/footer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1.306825" calcext:value-type="float">
            <text:p>1.306825</text:p>
          </table:table-cell>
          <table:table-cell office:value-type="float" office:value="1.306825" calcext:value-type="float">
            <text:p>1.306825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1.306825" calcext:value-type="float">
            <text:p>1.306825</text:p>
          </table:table-cell>
          <table:table-cell table:style-name="ce58" office:value-type="float" office:value="1.306825" calcext:value-type="float">
            <text:p>1.306825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217804166666667" calcext:value-type="float">
            <text:p>0.0217804167</text:p>
          </table:table-cell>
          <table:table-cell table:style-name="ce39" office:value-type="float" office:value="0.0217804166666667" calcext:value-type="float">
            <text:p>0.0217804167</text:p>
          </table:table-cell>
        </table:table-row>
        <table:table-row table:style-name="ro1">
          <table:table-cell office:value-type="string" calcext:value-type="string">
            <text:p>firefox_ubuntu_1285x1024_2_false/head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3.962212" calcext:value-type="float">
            <text:p>3.962212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3.962212" calcext:value-type="float">
            <text:p>3.962212</text:p>
          </table:table-cell>
          <table:table-cell table:style-name="ce58" office:value-type="float" office:value="3.962212" calcext:value-type="float">
            <text:p>3.962212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660368666666667" calcext:value-type="float">
            <text:p>0.0660368667</text:p>
          </table:table-cell>
          <table:table-cell table:style-name="ce39" office:value-type="float" office:value="0.0660368666666667" calcext:value-type="float">
            <text:p>0.0660368667</text:p>
          </table:table-cell>
        </table:table-row>
        <table:table-row table:style-name="ro1">
          <table:table-cell office:value-type="string" calcext:value-type="string">
            <text:p>firefox_ubuntu_1285x1024_2_false/section-about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1.847862" calcext:value-type="float">
            <text:p>1.847862</text:p>
          </table:table-cell>
          <table:table-cell office:value-type="float" office:value="1.847862" calcext:value-type="float">
            <text:p>1.847862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1.847862" calcext:value-type="float">
            <text:p>1.847862</text:p>
          </table:table-cell>
          <table:table-cell table:style-name="ce58" office:value-type="float" office:value="1.847862" calcext:value-type="float">
            <text:p>1.847862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307977" calcext:value-type="float">
            <text:p>0.0307977</text:p>
          </table:table-cell>
          <table:table-cell table:style-name="ce39" office:value-type="float" office:value="0.0307977" calcext:value-type="float">
            <text:p>0.0307977</text:p>
          </table:table-cell>
        </table:table-row>
        <table:table-row table:style-name="ro1">
          <table:table-cell office:value-type="string" calcext:value-type="string">
            <text:p>firefox_ubuntu_1285x1024_2_false/section-book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384757" calcext:value-type="float">
            <text:p>2.384757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2.384757" calcext:value-type="float">
            <text:p>2.384757</text:p>
          </table:table-cell>
          <table:table-cell table:style-name="ce58" office:value-type="float" office:value="2.384757" calcext:value-type="float">
            <text:p>2.384757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3974595" calcext:value-type="float">
            <text:p>0.03974595</text:p>
          </table:table-cell>
          <table:table-cell table:style-name="ce39" office:value-type="float" office:value="0.03974595" calcext:value-type="float">
            <text:p>0.03974595</text:p>
          </table:table-cell>
        </table:table-row>
        <table:table-row table:style-name="ro1">
          <table:table-cell office:value-type="string" calcext:value-type="string">
            <text:p>firefox_ubuntu_1285x1024_2_false/section-features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2.336369" calcext:value-type="float">
            <text:p>2.336369</text:p>
          </table:table-cell>
          <table:table-cell office:value-type="float" office:value="2.336369" calcext:value-type="float">
            <text:p>2.336369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2.336369" calcext:value-type="float">
            <text:p>2.336369</text:p>
          </table:table-cell>
          <table:table-cell table:style-name="ce58" office:value-type="float" office:value="2.336369" calcext:value-type="float">
            <text:p>2.336369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389394833333333" calcext:value-type="float">
            <text:p>0.0389394833</text:p>
          </table:table-cell>
          <table:table-cell table:style-name="ce39" office:value-type="float" office:value="0.0389394833333333" calcext:value-type="float">
            <text:p>0.0389394833</text:p>
          </table:table-cell>
        </table:table-row>
        <table:table-row table:style-name="ro1">
          <table:table-cell office:value-type="string" calcext:value-type="string">
            <text:p>firefox_ubuntu_1285x1024_2_false/section-stories-jack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086879" calcext:value-type="float">
            <text:p>2.086879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2.086879" calcext:value-type="float">
            <text:p>2.086879</text:p>
          </table:table-cell>
          <table:table-cell table:style-name="ce58" office:value-type="float" office:value="2.086879" calcext:value-type="float">
            <text:p>2.086879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347813166666667" calcext:value-type="float">
            <text:p>0.0347813167</text:p>
          </table:table-cell>
          <table:table-cell table:style-name="ce39" office:value-type="float" office:value="0.0347813166666667" calcext:value-type="float">
            <text:p>0.0347813167</text:p>
          </table:table-cell>
        </table:table-row>
        <table:table-row table:style-name="ro1">
          <table:table-cell office:value-type="string" calcext:value-type="string">
            <text:p>firefox_ubuntu_1285x1024_2_false/section-stories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3.051175" calcext:value-type="float">
            <text:p>3.051175</text:p>
          </table:table-cell>
          <table:table-cell office:value-type="float" office:value="3.051175" calcext:value-type="float">
            <text:p>3.051175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3.051175" calcext:value-type="float">
            <text:p>3.051175</text:p>
          </table:table-cell>
          <table:table-cell table:style-name="ce58" office:value-type="float" office:value="3.051175" calcext:value-type="float">
            <text:p>3.051175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508529166666667" calcext:value-type="float">
            <text:p>0.0508529167</text:p>
          </table:table-cell>
          <table:table-cell table:style-name="ce39" office:value-type="float" office:value="0.0508529166666667" calcext:value-type="float">
            <text:p>0.0508529167</text:p>
          </table:table-cell>
        </table:table-row>
        <table:table-row table:style-name="ro1">
          <table:table-cell office:value-type="string" calcext:value-type="string">
            <text:p>firefox_ubuntu_1285x1024_2_false/section-tours-card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721152" calcext:value-type="float">
            <text:p>1.721152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1.721152" calcext:value-type="float">
            <text:p>1.721152</text:p>
          </table:table-cell>
          <table:table-cell table:style-name="ce58" office:value-type="float" office:value="1.721152" calcext:value-type="float">
            <text:p>1.721152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286858666666667" calcext:value-type="float">
            <text:p>0.0286858667</text:p>
          </table:table-cell>
          <table:table-cell table:style-name="ce39" office:value-type="float" office:value="0.0286858666666667" calcext:value-type="float">
            <text:p>0.0286858667</text:p>
          </table:table-cell>
        </table:table-row>
        <table:table-row table:style-name="ro1">
          <table:table-cell office:value-type="string" calcext:value-type="string">
            <text:p>firefox_ubuntu_1285x1024_2_false/section-tours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2.430082" calcext:value-type="float">
            <text:p>2.430082</text:p>
          </table:table-cell>
          <table:table-cell office:value-type="float" office:value="2.430082" calcext:value-type="float">
            <text:p>2.430082</text:p>
          </table:table-cell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2.430082" calcext:value-type="float">
            <text:p>2.430082</text:p>
          </table:table-cell>
          <table:table-cell table:style-name="ce58" office:value-type="float" office:value="2.430082" calcext:value-type="float">
            <text:p>2.430082</text:p>
          </table:table-cell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405013666666667" calcext:value-type="float">
            <text:p>0.0405013667</text:p>
          </table:table-cell>
          <table:table-cell table:style-name="ce39" office:value-type="float" office:value="0.0405013666666667" calcext:value-type="float">
            <text:p>0.0405013667</text:p>
          </table:table-cell>
        </table:table-row>
        <table:table-row table:style-name="ro1">
          <table:table-cell table:style-name="ce43" office:value-type="string" calcext:value-type="string">
            <text:p>Total Average - duration[s]</text:p>
          </table:table-cell>
          <table:table-cell table:style-name="ce50"/>
          <table:table-cell table:style-name="ce55" office:value-type="float" office:value="1.61992827777778" calcext:value-type="float">
            <text:p>1.6199282778</text:p>
          </table:table-cell>
          <table:table-cell table:style-name="ce59" office:value-type="float" office:value="1.61992827777778" calcext:value-type="float">
            <text:p>1.6199282778</text:p>
          </table:table-cell>
        </table:table-row>
        <table:table-row table:style-name="ro1">
          <table:table-cell table:style-name="ce43" office:value-type="string" calcext:value-type="string">
            <text:p>Total Sum - duration[s]</text:p>
          </table:table-cell>
          <table:table-cell table:style-name="ce50"/>
          <table:table-cell table:style-name="ce31" office:value-type="float" office:value="29.158709" calcext:value-type="float">
            <text:p>29.158709</text:p>
          </table:table-cell>
          <table:table-cell table:style-name="ce59" office:value-type="float" office:value="29.158709" calcext:value-type="float">
            <text:p>29.158709</text:p>
          </table:table-cell>
        </table:table-row>
        <table:table-row table:style-name="ro1">
          <table:table-cell table:style-name="ce44" office:value-type="string" calcext:value-type="string">
            <text:p>Total Sum - duration[min]</text:p>
          </table:table-cell>
          <table:table-cell table:style-name="ce51"/>
          <table:table-cell table:style-name="ce32" office:value-type="float" office:value="0.485978483333333" calcext:value-type="float">
            <text:p>0.4859784833</text:p>
          </table:table-cell>
          <table:table-cell table:style-name="ce40" office:value-type="float" office:value="0.485978483333333" calcext:value-type="float">
            <text:p>0.4859784833</text:p>
          </table:table-cell>
        </table:table-row>
      </table:table>
      <table:table table:name="operation over producer chrome" table:style-name="ta1">
        <table:table-column table:style-name="co20" table:default-cell-style-name="ce4"/>
        <table:table-column table:style-name="co21" table:default-cell-style-name="ce47"/>
        <table:table-column table:style-name="co14" table:default-cell-style-name="ce52"/>
        <table:table-column table:style-name="co9" table:default-cell-style-name="ce38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41"/>
          <table:table-cell table:style-name="ce45"/>
          <table:table-cell table:style-name="ce7" office:value-type="string" calcext:value-type="string">
            <text:p>operation</text:p>
          </table:table-cell>
          <table:table-cell table:style-name="ce56"/>
          <table:table-cell table:number-columns-repeated="15"/>
        </table:table-row>
        <table:table-row table:style-name="ro1">
          <table:table-cell table:style-name="ce3" office:value-type="string" calcext:value-type="string">
            <text:p>producer</text:p>
          </table:table-cell>
          <table:table-cell table:style-name="ce46" office:value-type="string" calcext:value-type="string">
            <text:p>Data</text:p>
          </table:table-cell>
          <table:table-cell table:style-name="ce9" office:value-type="string" calcext:value-type="string">
            <text:p>getScreenshotData</text:p>
          </table:table-cell>
          <table:table-cell table:style-name="ce57" office:value-type="string" calcext:value-type="string">
            <text:p>Total Resul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foot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860332" calcext:value-type="float">
            <text:p>1.860332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1.860332" calcext:value-type="float">
            <text:p>1.860332</text:p>
          </table:table-cell>
          <table:table-cell table:style-name="ce58" office:value-type="float" office:value="1.860332" calcext:value-type="float">
            <text:p>1.860332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310055333333333" calcext:value-type="float">
            <text:p>0.0310055333</text:p>
          </table:table-cell>
          <table:table-cell table:style-name="ce39" office:value-type="float" office:value="0.0310055333333333" calcext:value-type="float">
            <text:p>0.0310055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header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2.446561" calcext:value-type="float">
            <text:p>2.446561</text:p>
          </table:table-cell>
          <table:table-cell office:value-type="float" office:value="2.446561" calcext:value-type="float">
            <text:p>2.446561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2.446561" calcext:value-type="float">
            <text:p>2.446561</text:p>
          </table:table-cell>
          <table:table-cell table:style-name="ce58" office:value-type="float" office:value="2.446561" calcext:value-type="float">
            <text:p>2.446561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407760166666667" calcext:value-type="float">
            <text:p>0.0407760167</text:p>
          </table:table-cell>
          <table:table-cell table:style-name="ce39" office:value-type="float" office:value="0.0407760166666667" calcext:value-type="float">
            <text:p>0.04077601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about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431549" calcext:value-type="float">
            <text:p>1.431549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1.431549" calcext:value-type="float">
            <text:p>1.431549</text:p>
          </table:table-cell>
          <table:table-cell table:style-name="ce58" office:value-type="float" office:value="1.431549" calcext:value-type="float">
            <text:p>1.431549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2385915" calcext:value-type="float">
            <text:p>0.02385915</text:p>
          </table:table-cell>
          <table:table-cell table:style-name="ce39" office:value-type="float" office:value="0.02385915" calcext:value-type="float">
            <text:p>0.023859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book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2.8137" calcext:value-type="float">
            <text:p>2.8137</text:p>
          </table:table-cell>
          <table:table-cell office:value-type="float" office:value="2.8137" calcext:value-type="float">
            <text:p>2.8137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2.8137" calcext:value-type="float">
            <text:p>2.8137</text:p>
          </table:table-cell>
          <table:table-cell table:style-name="ce58" office:value-type="float" office:value="2.8137" calcext:value-type="float">
            <text:p>2.8137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46895" calcext:value-type="float">
            <text:p>0.046895</text:p>
          </table:table-cell>
          <table:table-cell table:style-name="ce39" office:value-type="float" office:value="0.046895" calcext:value-type="float">
            <text:p>0.0468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featur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4.210863" calcext:value-type="float">
            <text:p>4.210863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4.210863" calcext:value-type="float">
            <text:p>4.210863</text:p>
          </table:table-cell>
          <table:table-cell table:style-name="ce58" office:value-type="float" office:value="4.210863" calcext:value-type="float">
            <text:p>4.210863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7018105" calcext:value-type="float">
            <text:p>0.07018105</text:p>
          </table:table-cell>
          <table:table-cell table:style-name="ce39" office:value-type="float" office:value="0.07018105" calcext:value-type="float">
            <text:p>0.070181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stories-jack-hovered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2.878291" calcext:value-type="float">
            <text:p>2.878291</text:p>
          </table:table-cell>
          <table:table-cell office:value-type="float" office:value="2.878291" calcext:value-type="float">
            <text:p>2.878291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2.878291" calcext:value-type="float">
            <text:p>2.878291</text:p>
          </table:table-cell>
          <table:table-cell table:style-name="ce58" office:value-type="float" office:value="2.878291" calcext:value-type="float">
            <text:p>2.878291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479715166666667" calcext:value-type="float">
            <text:p>0.0479715167</text:p>
          </table:table-cell>
          <table:table-cell table:style-name="ce39" office:value-type="float" office:value="0.0479715166666667" calcext:value-type="float">
            <text:p>0.04797151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stori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938924" calcext:value-type="float">
            <text:p>2.938924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2.938924" calcext:value-type="float">
            <text:p>2.938924</text:p>
          </table:table-cell>
          <table:table-cell table:style-name="ce58" office:value-type="float" office:value="2.938924" calcext:value-type="float">
            <text:p>2.938924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489820666666667" calcext:value-type="float">
            <text:p>0.0489820667</text:p>
          </table:table-cell>
          <table:table-cell table:style-name="ce39" office:value-type="float" office:value="0.0489820666666667" calcext:value-type="float">
            <text:p>0.04898206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tours-card-hovered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2.676899" calcext:value-type="float">
            <text:p>2.676899</text:p>
          </table:table-cell>
          <table:table-cell office:value-type="float" office:value="2.676899" calcext:value-type="float">
            <text:p>2.676899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2.676899" calcext:value-type="float">
            <text:p>2.676899</text:p>
          </table:table-cell>
          <table:table-cell table:style-name="ce58" office:value-type="float" office:value="2.676899" calcext:value-type="float">
            <text:p>2.676899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446149833333333" calcext:value-type="float">
            <text:p>0.0446149833</text:p>
          </table:table-cell>
          <table:table-cell table:style-name="ce39" office:value-type="float" office:value="0.0446149833333333" calcext:value-type="float">
            <text:p>0.04461498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1_false/section-tour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5897" calcext:value-type="float">
            <text:p>2.5897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2.5897" calcext:value-type="float">
            <text:p>2.5897</text:p>
          </table:table-cell>
          <table:table-cell table:style-name="ce58" office:value-type="float" office:value="2.5897" calcext:value-type="float">
            <text:p>2.5897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431616666666667" calcext:value-type="float">
            <text:p>0.0431616667</text:p>
          </table:table-cell>
          <table:table-cell table:style-name="ce39" office:value-type="float" office:value="0.0431616666666667" calcext:value-type="float">
            <text:p>0.04316166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footer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1.094491" calcext:value-type="float">
            <text:p>1.094491</text:p>
          </table:table-cell>
          <table:table-cell office:value-type="float" office:value="1.094491" calcext:value-type="float">
            <text:p>1.094491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1.094491" calcext:value-type="float">
            <text:p>1.094491</text:p>
          </table:table-cell>
          <table:table-cell table:style-name="ce58" office:value-type="float" office:value="1.094491" calcext:value-type="float">
            <text:p>1.094491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182415166666667" calcext:value-type="float">
            <text:p>0.0182415167</text:p>
          </table:table-cell>
          <table:table-cell table:style-name="ce39" office:value-type="float" office:value="0.0182415166666667" calcext:value-type="float">
            <text:p>0.01824151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head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9.421275" calcext:value-type="float">
            <text:p>9.421275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9.421275" calcext:value-type="float">
            <text:p>9.421275</text:p>
          </table:table-cell>
          <table:table-cell table:style-name="ce58" office:value-type="float" office:value="9.421275" calcext:value-type="float">
            <text:p>9.421275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15702125" calcext:value-type="float">
            <text:p>0.15702125</text:p>
          </table:table-cell>
          <table:table-cell table:style-name="ce39" office:value-type="float" office:value="0.15702125" calcext:value-type="float">
            <text:p>0.15702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about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4.078943" calcext:value-type="float">
            <text:p>4.078943</text:p>
          </table:table-cell>
          <table:table-cell office:value-type="float" office:value="4.078943" calcext:value-type="float">
            <text:p>4.078943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4.078943" calcext:value-type="float">
            <text:p>4.078943</text:p>
          </table:table-cell>
          <table:table-cell table:style-name="ce58" office:value-type="float" office:value="4.078943" calcext:value-type="float">
            <text:p>4.078943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679823833333333" calcext:value-type="float">
            <text:p>0.0679823833</text:p>
          </table:table-cell>
          <table:table-cell table:style-name="ce39" office:value-type="float" office:value="0.0679823833333333" calcext:value-type="float">
            <text:p>0.06798238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book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163167" calcext:value-type="float">
            <text:p>2.163167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2.163167" calcext:value-type="float">
            <text:p>2.163167</text:p>
          </table:table-cell>
          <table:table-cell table:style-name="ce58" office:value-type="float" office:value="2.163167" calcext:value-type="float">
            <text:p>2.163167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360527833333333" calcext:value-type="float">
            <text:p>0.0360527833</text:p>
          </table:table-cell>
          <table:table-cell table:style-name="ce39" office:value-type="float" office:value="0.0360527833333333" calcext:value-type="float">
            <text:p>0.03605278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features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11.419601" calcext:value-type="float">
            <text:p>11.419601</text:p>
          </table:table-cell>
          <table:table-cell office:value-type="float" office:value="11.419601" calcext:value-type="float">
            <text:p>11.419601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11.419601" calcext:value-type="float">
            <text:p>11.419601</text:p>
          </table:table-cell>
          <table:table-cell table:style-name="ce58" office:value-type="float" office:value="11.419601" calcext:value-type="float">
            <text:p>11.419601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190326683333333" calcext:value-type="float">
            <text:p>0.1903266833</text:p>
          </table:table-cell>
          <table:table-cell table:style-name="ce39" office:value-type="float" office:value="0.190326683333333" calcext:value-type="float">
            <text:p>0.19032668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stories-jack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6.412765" calcext:value-type="float">
            <text:p>6.412765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6.412765" calcext:value-type="float">
            <text:p>6.412765</text:p>
          </table:table-cell>
          <table:table-cell table:style-name="ce58" office:value-type="float" office:value="6.412765" calcext:value-type="float">
            <text:p>6.412765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106879416666667" calcext:value-type="float">
            <text:p>0.1068794167</text:p>
          </table:table-cell>
          <table:table-cell table:style-name="ce39" office:value-type="float" office:value="0.106879416666667" calcext:value-type="float">
            <text:p>0.10687941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stories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5.996325" calcext:value-type="float">
            <text:p>5.996325</text:p>
          </table:table-cell>
          <table:table-cell office:value-type="float" office:value="5.996325" calcext:value-type="float">
            <text:p>5.996325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5.996325" calcext:value-type="float">
            <text:p>5.996325</text:p>
          </table:table-cell>
          <table:table-cell table:style-name="ce58" office:value-type="float" office:value="5.996325" calcext:value-type="float">
            <text:p>5.996325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9993875" calcext:value-type="float">
            <text:p>0.09993875</text:p>
          </table:table-cell>
          <table:table-cell table:style-name="ce39" office:value-type="float" office:value="0.09993875" calcext:value-type="float">
            <text:p>0.099938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tours-card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208238" calcext:value-type="float">
            <text:p>2.208238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53" office:value-type="float" office:value="2.208238" calcext:value-type="float">
            <text:p>2.208238</text:p>
          </table:table-cell>
          <table:table-cell table:style-name="ce58" office:value-type="float" office:value="2.208238" calcext:value-type="float">
            <text:p>2.208238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54" office:value-type="float" office:value="0.0368039666666667" calcext:value-type="float">
            <text:p>0.0368039667</text:p>
          </table:table-cell>
          <table:table-cell table:style-name="ce39" office:value-type="float" office:value="0.0368039666666667" calcext:value-type="float">
            <text:p>0.03680396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ome_linux_1280x1024_2_true/section-tours.png</text:p>
          </table:table-cell>
          <table:table-cell office:value-type="string" calcext:value-type="string">
            <text:p>Average - duration[s]</text:p>
          </table:table-cell>
          <table:table-cell table:style-name="ce25" office:value-type="float" office:value="3.002412" calcext:value-type="float">
            <text:p>3.002412</text:p>
          </table:table-cell>
          <table:table-cell office:value-type="float" office:value="3.002412" calcext:value-type="float">
            <text:p>3.002412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48" office:value-type="string" calcext:value-type="string">
            <text:p>Sum - duration[s]</text:p>
          </table:table-cell>
          <table:table-cell table:style-name="ce22" office:value-type="float" office:value="3.002412" calcext:value-type="float">
            <text:p>3.002412</text:p>
          </table:table-cell>
          <table:table-cell table:style-name="ce58" office:value-type="float" office:value="3.002412" calcext:value-type="float">
            <text:p>3.002412</text:p>
          </table:table-cell>
          <table:table-cell table:number-columns-repeated="15"/>
        </table:table-row>
        <table:table-row table:style-name="ro1">
          <table:table-cell table:style-name="ce42"/>
          <table:table-cell table:style-name="ce49" office:value-type="string" calcext:value-type="string">
            <text:p>Sum - duration[min]</text:p>
          </table:table-cell>
          <table:table-cell table:style-name="ce16" office:value-type="float" office:value="0.0500402" calcext:value-type="float">
            <text:p>0.0500402</text:p>
          </table:table-cell>
          <table:table-cell table:style-name="ce39" office:value-type="float" office:value="0.0500402" calcext:value-type="float">
            <text:p>0.0500402</text:p>
          </table:table-cell>
          <table:table-cell table:number-columns-repeated="15"/>
        </table:table-row>
        <table:table-row table:style-name="ro1">
          <table:table-cell table:style-name="ce43" office:value-type="string" calcext:value-type="string">
            <text:p>Total Average - duration[s]</text:p>
          </table:table-cell>
          <table:table-cell table:style-name="ce50"/>
          <table:table-cell table:style-name="ce55" office:value-type="float" office:value="3.86911311111111" calcext:value-type="float">
            <text:p>3.8691131111</text:p>
          </table:table-cell>
          <table:table-cell table:style-name="ce59" office:value-type="float" office:value="3.86911311111111" calcext:value-type="float">
            <text:p>3.8691131111</text:p>
          </table:table-cell>
          <table:table-cell table:number-columns-repeated="15"/>
        </table:table-row>
        <table:table-row table:style-name="ro1">
          <table:table-cell table:style-name="ce43" office:value-type="string" calcext:value-type="string">
            <text:p>Total Sum - duration[s]</text:p>
          </table:table-cell>
          <table:table-cell table:style-name="ce50"/>
          <table:table-cell table:style-name="ce31" office:value-type="float" office:value="69.644036" calcext:value-type="float">
            <text:p>69.644036</text:p>
          </table:table-cell>
          <table:table-cell table:style-name="ce59" office:value-type="float" office:value="69.644036" calcext:value-type="float">
            <text:p>69.644036</text:p>
          </table:table-cell>
          <table:table-cell table:number-columns-repeated="15"/>
        </table:table-row>
        <table:table-row table:style-name="ro1">
          <table:table-cell table:style-name="ce44" office:value-type="string" calcext:value-type="string">
            <text:p>Total Sum - duration[min]</text:p>
          </table:table-cell>
          <table:table-cell table:style-name="ce51"/>
          <table:table-cell table:style-name="ce32" office:value-type="float" office:value="1.16073393333333" calcext:value-type="float">
            <text:p>1.1607339333</text:p>
          </table:table-cell>
          <table:table-cell table:style-name="ce40" office:value-type="float" office:value="1.16073393333333" calcext:value-type="float">
            <text:p>1.160733933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'logged details'.A1:'logged details'.D253" table:display-filter-buttons="true" table:orientation="column">
          <table:filter>
            <table:filter-and>
              <table:filter-condition table:field-number="0" table:value="writePng" table:operator="=">
                <table:filter-set-item table:value="writePng"/>
                <table:filter-set-item table:value="readPng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operation over issuer'.A1:'operation over issuer'.M6" table:buttons="'operation over issuer'.A3 'operation over issuer'.B1 'operation over issuer'.C1" table:show-filter-button="false">
          <table:source-cell-range table:cell-range-address="'logged details'.A1:'logged details'.F253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false" table:show-details="true"/>
                <table:data-pilot-member table:name="generateThumbnail" table:display="true" table:show-details="true"/>
                <table:data-pilot-member table:name="getScreenshotData" table:display="false" table:show-details="true"/>
                <table:data-pilot-member table:name="readPng" table:display="true" table:show-details="true"/>
                <table:data-pilot-member table:name="write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ssuer" table:orientation="row" table:used-hierarchy="0" table:function="auto">
            <table:data-pilot-level table:show-empty="false" calcext:repeat-item-labels="false">
              <table:data-pilot-members>
                <table:data-pilot-member table:name="base.js" table:display="true" table:show-details="true"/>
                <table:data-pilot-member table:name="capturer.j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89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08461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89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08461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1.93333333333333E-06" table:display="true" table:show-details="true"/>
                <table:data-pilot-member table:name="2.01666666666667E-06" table:display="true" table:show-details="true"/>
                <table:data-pilot-member table:name="0.00000205" table:display="true" table:show-details="true"/>
                <table:data-pilot-member table:name="2.06666666666667E-06" table:display="true" table:show-details="true"/>
                <table:data-pilot-member table:name="0.0000021" table:display="true" table:show-details="true"/>
                <table:data-pilot-member table:name="2.23333333333333E-06" table:display="true" table:show-details="true"/>
                <table:data-pilot-member table:name="2.68333333333333E-06" table:display="true" table:show-details="true"/>
                <table:data-pilot-member table:name="0.0000028" table:display="true" table:show-details="true"/>
                <table:data-pilot-member table:name="2.88333333333333E-06" table:display="true" table:show-details="true"/>
                <table:data-pilot-member table:name="0.00000295" table:display="true" table:show-details="true"/>
                <table:data-pilot-member table:name="2.96666666666667E-06" table:display="true" table:show-details="true"/>
                <table:data-pilot-member table:name="3.03333333333333E-06" table:display="true" table:show-details="true"/>
                <table:data-pilot-member table:name="3.06666666666667E-06" table:display="true" table:show-details="true"/>
                <table:data-pilot-member table:name="3.11666666666667E-06" table:display="true" table:show-details="true"/>
                <table:data-pilot-member table:name="0.00000315" table:display="true" table:show-details="true"/>
                <table:data-pilot-member table:name="0.0000033" table:display="true" table:show-details="true"/>
                <table:data-pilot-member table:name="0.00000335" table:display="true" table:show-details="true"/>
                <table:data-pilot-member table:name="0.0000034" table:display="true" table:show-details="true"/>
                <table:data-pilot-member table:name="3.41666666666667E-06" table:display="true" table:show-details="true"/>
                <table:data-pilot-member table:name="3.43333333333333E-06" table:display="true" table:show-details="true"/>
                <table:data-pilot-member table:name="0.00000345" table:display="true" table:show-details="true"/>
                <table:data-pilot-member table:name="3.48333333333333E-06" table:display="true" table:show-details="true"/>
                <table:data-pilot-member table:name="0.0000035" table:display="true" table:show-details="true"/>
                <table:data-pilot-member table:name="0.00000365" table:display="true" table:show-details="true"/>
                <table:data-pilot-member table:name="3.71666666666667E-06" table:display="true" table:show-details="true"/>
                <table:data-pilot-member table:name="0.00000375" table:display="true" table:show-details="true"/>
                <table:data-pilot-member table:name="3.88333333333333E-06" table:display="true" table:show-details="true"/>
                <table:data-pilot-member table:name="0.0000039" table:display="true" table:show-details="true"/>
                <table:data-pilot-member table:name="9.66666666666667E-06" table:display="true" table:show-details="true"/>
                <table:data-pilot-member table:name="1.05166666666667E-05" table:display="true" table:show-details="true"/>
                <table:data-pilot-member table:name="2.25166666666667E-05" table:display="true" table:show-details="true"/>
                <table:data-pilot-member table:name="2.92666666666667E-05" table:display="true" table:show-details="true"/>
                <table:data-pilot-member table:name="3.59833333333333E-05" table:display="true" table:show-details="true"/>
                <table:data-pilot-member table:name="4.66666666666667E-05" table:display="true" table:show-details="true"/>
                <table:data-pilot-member table:name="0.00004875" table:display="true" table:show-details="true"/>
                <table:data-pilot-member table:name="6.30166666666667E-05" table:display="true" table:show-details="true"/>
                <table:data-pilot-member table:name="8.48333333333333E-05" table:display="true" table:show-details="true"/>
                <table:data-pilot-member table:name="8.95666666666667E-05" table:display="true" table:show-details="true"/>
                <table:data-pilot-member table:name="9.00333333333333E-05" table:display="true" table:show-details="true"/>
                <table:data-pilot-member table:name="9.82333333333333E-05" table:display="true" table:show-details="true"/>
                <table:data-pilot-member table:name="0.0001033667" table:display="true" table:show-details="true"/>
                <table:data-pilot-member table:name="0.0001049833" table:display="true" table:show-details="true"/>
                <table:data-pilot-member table:name="0.0001181667" table:display="true" table:show-details="true"/>
                <table:data-pilot-member table:name="0.0001212833" table:display="true" table:show-details="true"/>
                <table:data-pilot-member table:name="0.00012365" table:display="true" table:show-details="true"/>
                <table:data-pilot-member table:name="0.00012415" table:display="true" table:show-details="true"/>
                <table:data-pilot-member table:name="0.0001243167" table:display="true" table:show-details="true"/>
                <table:data-pilot-member table:name="0.0001300667" table:display="true" table:show-details="true"/>
                <table:data-pilot-member table:name="0.0001767" table:display="true" table:show-details="true"/>
                <table:data-pilot-member table:name="0.0001843" table:display="true" table:show-details="true"/>
                <table:data-pilot-member table:name="0.0003319167" table:display="true" table:show-details="true"/>
                <table:data-pilot-member table:name="0.00041045" table:display="true" table:show-details="true"/>
                <table:data-pilot-member table:name="0.000417" table:display="true" table:show-details="true"/>
                <table:data-pilot-member table:name="0.0004360833" table:display="true" table:show-details="true"/>
                <table:data-pilot-member table:name="0.0006207333" table:display="true" table:show-details="true"/>
                <table:data-pilot-member table:name="0.0006426167" table:display="true" table:show-details="true"/>
                <table:data-pilot-member table:name="0.0006683" table:display="true" table:show-details="true"/>
                <table:data-pilot-member table:name="0.00071255" table:display="true" table:show-details="true"/>
                <table:data-pilot-member table:name="0.0007385833" table:display="true" table:show-details="true"/>
                <table:data-pilot-member table:name="0.0007566333" table:display="true" table:show-details="true"/>
                <table:data-pilot-member table:name="0.0007597333" table:display="true" table:show-details="true"/>
                <table:data-pilot-member table:name="0.0007617167" table:display="true" table:show-details="true"/>
                <table:data-pilot-member table:name="0.0007744667" table:display="true" table:show-details="true"/>
                <table:data-pilot-member table:name="0.0007876333" table:display="true" table:show-details="true"/>
                <table:data-pilot-member table:name="0.0008366" table:display="true" table:show-details="true"/>
                <table:data-pilot-member table:name="0.0008392833" table:display="true" table:show-details="true"/>
                <table:data-pilot-member table:name="0.0009710167" table:display="true" table:show-details="true"/>
                <table:data-pilot-member table:name="0.0010010333" table:display="true" table:show-details="true"/>
                <table:data-pilot-member table:name="0.00105225" table:display="true" table:show-details="true"/>
                <table:data-pilot-member table:name="0.0013592833" table:display="true" table:show-details="true"/>
                <table:data-pilot-member table:name="0.0060260833" table:display="true" table:show-details="true"/>
                <table:data-pilot-member table:name="0.00729765" table:display="true" table:show-details="true"/>
                <table:data-pilot-member table:name="0.0077258333" table:display="true" table:show-details="true"/>
                <table:data-pilot-member table:name="0.0077447333" table:display="true" table:show-details="true"/>
                <table:data-pilot-member table:name="0.0079156167" table:display="true" table:show-details="true"/>
                <table:data-pilot-member table:name="0.0080438333" table:display="true" table:show-details="true"/>
                <table:data-pilot-member table:name="0.0081025667" table:display="true" table:show-details="true"/>
                <table:data-pilot-member table:name="0.00834735" table:display="true" table:show-details="true"/>
                <table:data-pilot-member table:name="0.0083620833" table:display="true" table:show-details="true"/>
                <table:data-pilot-member table:name="0.00860705" table:display="true" table:show-details="true"/>
                <table:data-pilot-member table:name="0.0089349667" table:display="true" table:show-details="true"/>
                <table:data-pilot-member table:name="0.0089909833" table:display="true" table:show-details="true"/>
                <table:data-pilot-member table:name="0.0090313" table:display="true" table:show-details="true"/>
                <table:data-pilot-member table:name="0.0091245167" table:display="true" table:show-details="true"/>
                <table:data-pilot-member table:name="0.0094303333" table:display="true" table:show-details="true"/>
                <table:data-pilot-member table:name="0.0098057667" table:display="true" table:show-details="true"/>
                <table:data-pilot-member table:name="0.0101140667" table:display="true" table:show-details="true"/>
                <table:data-pilot-member table:name="0.01012295" table:display="true" table:show-details="true"/>
                <table:data-pilot-member table:name="0.0101330167" table:display="true" table:show-details="true"/>
                <table:data-pilot-member table:name="0.0107940833" table:display="true" table:show-details="true"/>
                <table:data-pilot-member table:name="0.0108599833" table:display="true" table:show-details="true"/>
                <table:data-pilot-member table:name="0.0112367667" table:display="true" table:show-details="true"/>
                <table:data-pilot-member table:name="0.01127605" table:display="true" table:show-details="true"/>
                <table:data-pilot-member table:name="0.0113783667" table:display="true" table:show-details="true"/>
                <table:data-pilot-member table:name="0.0114155833" table:display="true" table:show-details="true"/>
                <table:data-pilot-member table:name="0.0114518" table:display="true" table:show-details="true"/>
                <table:data-pilot-member table:name="0.0115440333" table:display="true" table:show-details="true"/>
                <table:data-pilot-member table:name="0.0119428333" table:display="true" table:show-details="true"/>
                <table:data-pilot-member table:name="0.0119451833" table:display="true" table:show-details="true"/>
                <table:data-pilot-member table:name="0.01194975" table:display="true" table:show-details="true"/>
                <table:data-pilot-member table:name="0.0120432" table:display="true" table:show-details="true"/>
                <table:data-pilot-member table:name="0.01227815" table:display="true" table:show-details="true"/>
                <table:data-pilot-member table:name="0.0124225667" table:display="true" table:show-details="true"/>
                <table:data-pilot-member table:name="0.012488" table:display="true" table:show-details="true"/>
                <table:data-pilot-member table:name="0.0130182667" table:display="true" table:show-details="true"/>
                <table:data-pilot-member table:name="0.01301875" table:display="true" table:show-details="true"/>
                <table:data-pilot-member table:name="0.01331875" table:display="true" table:show-details="true"/>
                <table:data-pilot-member table:name="0.0134088333" table:display="true" table:show-details="true"/>
                <table:data-pilot-member table:name="0.01347435" table:display="true" table:show-details="true"/>
                <table:data-pilot-member table:name="0.0138729" table:display="true" table:show-details="true"/>
                <table:data-pilot-member table:name="0.0142213333" table:display="true" table:show-details="true"/>
                <table:data-pilot-member table:name="0.0144748667" table:display="true" table:show-details="true"/>
                <table:data-pilot-member table:name="0.0146995833" table:display="true" table:show-details="true"/>
                <table:data-pilot-member table:name="0.0147112833" table:display="true" table:show-details="true"/>
                <table:data-pilot-member table:name="0.01473625" table:display="true" table:show-details="true"/>
                <table:data-pilot-member table:name="0.0147977" table:display="true" table:show-details="true"/>
                <table:data-pilot-member table:name="0.0148546667" table:display="true" table:show-details="true"/>
                <table:data-pilot-member table:name="0.01500815" table:display="true" table:show-details="true"/>
                <table:data-pilot-member table:name="0.0154067167" table:display="true" table:show-details="true"/>
                <table:data-pilot-member table:name="0.0162800667" table:display="true" table:show-details="true"/>
                <table:data-pilot-member table:name="0.0163350333" table:display="true" table:show-details="true"/>
                <table:data-pilot-member table:name="0.0167045667" table:display="true" table:show-details="true"/>
                <table:data-pilot-member table:name="0.0169719667" table:display="true" table:show-details="true"/>
                <table:data-pilot-member table:name="0.0169946833" table:display="true" table:show-details="true"/>
                <table:data-pilot-member table:name="0.01724275" table:display="true" table:show-details="true"/>
                <table:data-pilot-member table:name="0.01737735" table:display="true" table:show-details="true"/>
                <table:data-pilot-member table:name="0.0176636167" table:display="true" table:show-details="true"/>
                <table:data-pilot-member table:name="0.01771785" table:display="true" table:show-details="true"/>
                <table:data-pilot-member table:name="0.0178122833" table:display="true" table:show-details="true"/>
                <table:data-pilot-member table:name="0.0182178167" table:display="true" table:show-details="true"/>
                <table:data-pilot-member table:name="0.0182415167" table:display="true" table:show-details="true"/>
                <table:data-pilot-member table:name="0.0184923167" table:display="true" table:show-details="true"/>
                <table:data-pilot-member table:name="0.0185212667" table:display="true" table:show-details="true"/>
                <table:data-pilot-member table:name="0.0187325333" table:display="true" table:show-details="true"/>
                <table:data-pilot-member table:name="0.0187536" table:display="true" table:show-details="true"/>
                <table:data-pilot-member table:name="0.01879405" table:display="true" table:show-details="true"/>
                <table:data-pilot-member table:name="0.0188741167" table:display="true" table:show-details="true"/>
                <table:data-pilot-member table:name="0.01915065" table:display="true" table:show-details="true"/>
                <table:data-pilot-member table:name="0.0193922667" table:display="true" table:show-details="true"/>
                <table:data-pilot-member table:name="0.019406" table:display="true" table:show-details="true"/>
                <table:data-pilot-member table:name="0.0194548833" table:display="true" table:show-details="true"/>
                <table:data-pilot-member table:name="0.0198452" table:display="true" table:show-details="true"/>
                <table:data-pilot-member table:name="0.0205056833" table:display="true" table:show-details="true"/>
                <table:data-pilot-member table:name="0.0210583167" table:display="true" table:show-details="true"/>
                <table:data-pilot-member table:name="0.0212694167" table:display="true" table:show-details="true"/>
                <table:data-pilot-member table:name="0.0215207" table:display="true" table:show-details="true"/>
                <table:data-pilot-member table:name="0.0216414167" table:display="true" table:show-details="true"/>
                <table:data-pilot-member table:name="0.0217804167" table:display="true" table:show-details="true"/>
                <table:data-pilot-member table:name="0.02233725" table:display="true" table:show-details="true"/>
                <table:data-pilot-member table:name="0.022503" table:display="true" table:show-details="true"/>
                <table:data-pilot-member table:name="0.0225929833" table:display="true" table:show-details="true"/>
                <table:data-pilot-member table:name="0.02282435" table:display="true" table:show-details="true"/>
                <table:data-pilot-member table:name="0.0236381833" table:display="true" table:show-details="true"/>
                <table:data-pilot-member table:name="0.023779" table:display="true" table:show-details="true"/>
                <table:data-pilot-member table:name="0.02385915" table:display="true" table:show-details="true"/>
                <table:data-pilot-member table:name="0.0239115333" table:display="true" table:show-details="true"/>
                <table:data-pilot-member table:name="0.0239506" table:display="true" table:show-details="true"/>
                <table:data-pilot-member table:name="0.0242059167" table:display="true" table:show-details="true"/>
                <table:data-pilot-member table:name="0.0247" table:display="true" table:show-details="true"/>
                <table:data-pilot-member table:name="0.0251052833" table:display="true" table:show-details="true"/>
                <table:data-pilot-member table:name="0.0255835833" table:display="true" table:show-details="true"/>
                <table:data-pilot-member table:name="0.02631485" table:display="true" table:show-details="true"/>
                <table:data-pilot-member table:name="0.0263548833" table:display="true" table:show-details="true"/>
                <table:data-pilot-member table:name="0.0267422667" table:display="true" table:show-details="true"/>
                <table:data-pilot-member table:name="0.0271369" table:display="true" table:show-details="true"/>
                <table:data-pilot-member table:name="0.02736895" table:display="true" table:show-details="true"/>
                <table:data-pilot-member table:name="0.0282150333" table:display="true" table:show-details="true"/>
                <table:data-pilot-member table:name="0.0283303" table:display="true" table:show-details="true"/>
                <table:data-pilot-member table:name="0.0286858667" table:display="true" table:show-details="true"/>
                <table:data-pilot-member table:name="0.02872685" table:display="true" table:show-details="true"/>
                <table:data-pilot-member table:name="0.0291732333" table:display="true" table:show-details="true"/>
                <table:data-pilot-member table:name="0.0291864" table:display="true" table:show-details="true"/>
                <table:data-pilot-member table:name="0.0307977" table:display="true" table:show-details="true"/>
                <table:data-pilot-member table:name="0.0310055333" table:display="true" table:show-details="true"/>
                <table:data-pilot-member table:name="0.0315169167" table:display="true" table:show-details="true"/>
                <table:data-pilot-member table:name="0.0315577667" table:display="true" table:show-details="true"/>
                <table:data-pilot-member table:name="0.0321930167" table:display="true" table:show-details="true"/>
                <table:data-pilot-member table:name="0.0322872333" table:display="true" table:show-details="true"/>
                <table:data-pilot-member table:name="0.0325235" table:display="true" table:show-details="true"/>
                <table:data-pilot-member table:name="0.0329377667" table:display="true" table:show-details="true"/>
                <table:data-pilot-member table:name="0.03323155" table:display="true" table:show-details="true"/>
                <table:data-pilot-member table:name="0.0334355833" table:display="true" table:show-details="true"/>
                <table:data-pilot-member table:name="0.0341233333" table:display="true" table:show-details="true"/>
                <table:data-pilot-member table:name="0.0341239333" table:display="true" table:show-details="true"/>
                <table:data-pilot-member table:name="0.0347813167" table:display="true" table:show-details="true"/>
                <table:data-pilot-member table:name="0.0360527833" table:display="true" table:show-details="true"/>
                <table:data-pilot-member table:name="0.03614745" table:display="true" table:show-details="true"/>
                <table:data-pilot-member table:name="0.036586" table:display="true" table:show-details="true"/>
                <table:data-pilot-member table:name="0.03663835" table:display="true" table:show-details="true"/>
                <table:data-pilot-member table:name="0.0366899333" table:display="true" table:show-details="true"/>
                <table:data-pilot-member table:name="0.0368039667" table:display="true" table:show-details="true"/>
                <table:data-pilot-member table:name="0.0368705833" table:display="true" table:show-details="true"/>
                <table:data-pilot-member table:name="0.0373226167" table:display="true" table:show-details="true"/>
                <table:data-pilot-member table:name="0.03781355" table:display="true" table:show-details="true"/>
                <table:data-pilot-member table:name="0.0389394833" table:display="true" table:show-details="true"/>
                <table:data-pilot-member table:name="0.03901445" table:display="true" table:show-details="true"/>
                <table:data-pilot-member table:name="0.0395646833" table:display="true" table:show-details="true"/>
                <table:data-pilot-member table:name="0.0396098167" table:display="true" table:show-details="true"/>
                <table:data-pilot-member table:name="0.03964775" table:display="true" table:show-details="true"/>
                <table:data-pilot-member table:name="0.03974595" table:display="true" table:show-details="true"/>
                <table:data-pilot-member table:name="0.03987075" table:display="true" table:show-details="true"/>
                <table:data-pilot-member table:name="0.0400419333" table:display="true" table:show-details="true"/>
                <table:data-pilot-member table:name="0.0405013667" table:display="true" table:show-details="true"/>
                <table:data-pilot-member table:name="0.0407513" table:display="true" table:show-details="true"/>
                <table:data-pilot-member table:name="0.0407760167" table:display="true" table:show-details="true"/>
                <table:data-pilot-member table:name="0.0411324167" table:display="true" table:show-details="true"/>
                <table:data-pilot-member table:name="0.0413688167" table:display="true" table:show-details="true"/>
                <table:data-pilot-member table:name="0.0415779333" table:display="true" table:show-details="true"/>
                <table:data-pilot-member table:name="0.0417199" table:display="true" table:show-details="true"/>
                <table:data-pilot-member table:name="0.0418501667" table:display="true" table:show-details="true"/>
                <table:data-pilot-member table:name="0.0423403167" table:display="true" table:show-details="true"/>
                <table:data-pilot-member table:name="0.0431616667" table:display="true" table:show-details="true"/>
                <table:data-pilot-member table:name="0.04360115" table:display="true" table:show-details="true"/>
                <table:data-pilot-member table:name="0.04381365" table:display="true" table:show-details="true"/>
                <table:data-pilot-member table:name="0.0445510833" table:display="true" table:show-details="true"/>
                <table:data-pilot-member table:name="0.0446149833" table:display="true" table:show-details="true"/>
                <table:data-pilot-member table:name="0.0449307" table:display="true" table:show-details="true"/>
                <table:data-pilot-member table:name="0.0450941833" table:display="true" table:show-details="true"/>
                <table:data-pilot-member table:name="0.0463703" table:display="true" table:show-details="true"/>
                <table:data-pilot-member table:name="0.046895" table:display="true" table:show-details="true"/>
                <table:data-pilot-member table:name="0.0470916667" table:display="true" table:show-details="true"/>
                <table:data-pilot-member table:name="0.0479715167" table:display="true" table:show-details="true"/>
                <table:data-pilot-member table:name="0.0489820667" table:display="true" table:show-details="true"/>
                <table:data-pilot-member table:name="0.0494179" table:display="true" table:show-details="true"/>
                <table:data-pilot-member table:name="0.0498129" table:display="true" table:show-details="true"/>
                <table:data-pilot-member table:name="0.0498764167" table:display="true" table:show-details="true"/>
                <table:data-pilot-member table:name="0.0500402" table:display="true" table:show-details="true"/>
                <table:data-pilot-member table:name="0.0508529167" table:display="true" table:show-details="true"/>
                <table:data-pilot-member table:name="0.0520329667" table:display="true" table:show-details="true"/>
                <table:data-pilot-member table:name="0.05220665" table:display="true" table:show-details="true"/>
                <table:data-pilot-member table:name="0.0523370333" table:display="true" table:show-details="true"/>
                <table:data-pilot-member table:name="0.0564238833" table:display="true" table:show-details="true"/>
                <table:data-pilot-member table:name="0.05760105" table:display="true" table:show-details="true"/>
                <table:data-pilot-member table:name="0.0578032667" table:display="true" table:show-details="true"/>
                <table:data-pilot-member table:name="0.05959235" table:display="true" table:show-details="true"/>
                <table:data-pilot-member table:name="0.0633007667" table:display="true" table:show-details="true"/>
                <table:data-pilot-member table:name="0.06446315" table:display="true" table:show-details="true"/>
                <table:data-pilot-member table:name="0.06545405" table:display="true" table:show-details="true"/>
                <table:data-pilot-member table:name="0.0660368667" table:display="true" table:show-details="true"/>
                <table:data-pilot-member table:name="0.0668364667" table:display="true" table:show-details="true"/>
                <table:data-pilot-member table:name="0.0679823833" table:display="true" table:show-details="true"/>
                <table:data-pilot-member table:name="0.0698489833" table:display="true" table:show-details="true"/>
                <table:data-pilot-member table:name="0.07018105" table:display="true" table:show-details="true"/>
                <table:data-pilot-member table:name="0.0810616833" table:display="true" table:show-details="true"/>
                <table:data-pilot-member table:name="0.0919944333" table:display="true" table:show-details="true"/>
                <table:data-pilot-member table:name="0.09676235" table:display="true" table:show-details="true"/>
                <table:data-pilot-member table:name="0.09993875" table:display="true" table:show-details="true"/>
                <table:data-pilot-member table:name="0.1068794167" table:display="true" table:show-details="true"/>
                <table:data-pilot-member table:name="0.15702125" table:display="true" table:show-details="true"/>
                <table:data-pilot-member table:name="0.19032668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operation over producer chrome'.A1:'operation over producer chrome'.D59" table:buttons="'operation over producer chrome'.A2 'operation over producer chrome'.B2 'operation over producer chrome'.C1" table:show-filter-button="false">
          <table:source-cell-range table:cell-range-address="'logged details'.A1:'logged details'.F251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" table:orientation="row" table:used-hierarchy="0" table:function="auto">
            <table:data-pilot-level table:show-empty="false" calcext:repeat-item-labels="false">
              <table:data-pilot-members>
                <table:data-pilot-member table:name="chrome_linux_1280x1024_1_false/footer.png" table:display="true" table:show-details="true"/>
                <table:data-pilot-member table:name="chrome_linux_1280x1024_1_false/header.png" table:display="true" table:show-details="true"/>
                <table:data-pilot-member table:name="chrome_linux_1280x1024_1_false/section-about.png" table:display="true" table:show-details="true"/>
                <table:data-pilot-member table:name="chrome_linux_1280x1024_1_false/section-book.png" table:display="true" table:show-details="true"/>
                <table:data-pilot-member table:name="chrome_linux_1280x1024_1_false/section-features.png" table:display="true" table:show-details="true"/>
                <table:data-pilot-member table:name="chrome_linux_1280x1024_1_false/section-stories-jack-hovered.png" table:display="true" table:show-details="true"/>
                <table:data-pilot-member table:name="chrome_linux_1280x1024_1_false/section-stories.png" table:display="true" table:show-details="true"/>
                <table:data-pilot-member table:name="chrome_linux_1280x1024_1_false/section-tours-card-hovered.png" table:display="true" table:show-details="true"/>
                <table:data-pilot-member table:name="chrome_linux_1280x1024_1_false/section-tours.png" table:display="true" table:show-details="true"/>
                <table:data-pilot-member table:name="chrome_linux_1280x1024_2_true/footer.png" table:display="true" table:show-details="true"/>
                <table:data-pilot-member table:name="chrome_linux_1280x1024_2_true/header.png" table:display="true" table:show-details="true"/>
                <table:data-pilot-member table:name="chrome_linux_1280x1024_2_true/section-about.png" table:display="true" table:show-details="true"/>
                <table:data-pilot-member table:name="chrome_linux_1280x1024_2_true/section-book.png" table:display="true" table:show-details="true"/>
                <table:data-pilot-member table:name="chrome_linux_1280x1024_2_true/section-features.png" table:display="true" table:show-details="true"/>
                <table:data-pilot-member table:name="chrome_linux_1280x1024_2_true/section-stories-jack-hovered.png" table:display="true" table:show-details="true"/>
                <table:data-pilot-member table:name="chrome_linux_1280x1024_2_true/section-stories.png" table:display="true" table:show-details="true"/>
                <table:data-pilot-member table:name="chrome_linux_1280x1024_2_true/section-tours-card-hovered.png" table:display="true" table:show-details="true"/>
                <table:data-pilot-member table:name="chrome_linux_1280x1024_2_true/section-tours.png" table:display="true" table:show-details="true"/>
                <table:data-pilot-member table:name="firefox_ubuntu_1280x1024_1_true/footer.png" table:display="false" table:show-details="true"/>
                <table:data-pilot-member table:name="firefox_ubuntu_1280x1024_1_true/header.png" table:display="false" table:show-details="true"/>
                <table:data-pilot-member table:name="firefox_ubuntu_1280x1024_1_true/section-about.png" table:display="false" table:show-details="true"/>
                <table:data-pilot-member table:name="firefox_ubuntu_1280x1024_1_true/section-book.png" table:display="false" table:show-details="true"/>
                <table:data-pilot-member table:name="firefox_ubuntu_1280x1024_1_true/section-features.png" table:display="false" table:show-details="true"/>
                <table:data-pilot-member table:name="firefox_ubuntu_1280x1024_1_true/section-stories-jack-hovered.png" table:display="false" table:show-details="true"/>
                <table:data-pilot-member table:name="firefox_ubuntu_1280x1024_1_true/section-stories.png" table:display="false" table:show-details="true"/>
                <table:data-pilot-member table:name="firefox_ubuntu_1280x1024_1_true/section-tours-card-hovered.png" table:display="false" table:show-details="true"/>
                <table:data-pilot-member table:name="firefox_ubuntu_1280x1024_1_true/section-tours.png" table:display="false" table:show-details="true"/>
                <table:data-pilot-member table:name="firefox_ubuntu_1285x1024_2_false/footer.png" table:display="false" table:show-details="true"/>
                <table:data-pilot-member table:name="firefox_ubuntu_1285x1024_2_false/header.png" table:display="false" table:show-details="true"/>
                <table:data-pilot-member table:name="firefox_ubuntu_1285x1024_2_false/section-about.png" table:display="false" table:show-details="true"/>
                <table:data-pilot-member table:name="firefox_ubuntu_1285x1024_2_false/section-book.png" table:display="false" table:show-details="true"/>
                <table:data-pilot-member table:name="firefox_ubuntu_1285x1024_2_false/section-features.png" table:display="false" table:show-details="true"/>
                <table:data-pilot-member table:name="firefox_ubuntu_1285x1024_2_false/section-stories-jack-hovered.png" table:display="false" table:show-details="true"/>
                <table:data-pilot-member table:name="firefox_ubuntu_1285x1024_2_false/section-stories.png" table:display="false" table:show-details="true"/>
                <table:data-pilot-member table:name="firefox_ubuntu_1285x1024_2_false/section-tours-card-hovered.png" table:display="false" table:show-details="true"/>
                <table:data-pilot-member table:name="firefox_ubuntu_1285x1024_2_false/section-tours.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1.93333333333333E-06" table:display="true" table:show-details="true"/>
                <table:data-pilot-member table:name="2.01666666666667E-06" table:display="true" table:show-details="true"/>
                <table:data-pilot-member table:name="0.00000205" table:display="true" table:show-details="true"/>
                <table:data-pilot-member table:name="2.06666666666667E-06" table:display="true" table:show-details="true"/>
                <table:data-pilot-member table:name="0.0000021" table:display="true" table:show-details="true"/>
                <table:data-pilot-member table:name="2.23333333333333E-06" table:display="true" table:show-details="true"/>
                <table:data-pilot-member table:name="2.68333333333333E-06" table:display="true" table:show-details="true"/>
                <table:data-pilot-member table:name="0.0000028" table:display="true" table:show-details="true"/>
                <table:data-pilot-member table:name="2.88333333333333E-06" table:display="true" table:show-details="true"/>
                <table:data-pilot-member table:name="0.00000295" table:display="true" table:show-details="true"/>
                <table:data-pilot-member table:name="2.96666666666667E-06" table:display="true" table:show-details="true"/>
                <table:data-pilot-member table:name="3.03333333333333E-06" table:display="true" table:show-details="true"/>
                <table:data-pilot-member table:name="3.06666666666667E-06" table:display="true" table:show-details="true"/>
                <table:data-pilot-member table:name="3.11666666666667E-06" table:display="true" table:show-details="true"/>
                <table:data-pilot-member table:name="0.0000033" table:display="true" table:show-details="true"/>
                <table:data-pilot-member table:name="0.00000335" table:display="true" table:show-details="true"/>
                <table:data-pilot-member table:name="0.0000034" table:display="true" table:show-details="true"/>
                <table:data-pilot-member table:name="3.41666666666667E-06" table:display="true" table:show-details="true"/>
                <table:data-pilot-member table:name="3.43333333333333E-06" table:display="true" table:show-details="true"/>
                <table:data-pilot-member table:name="0.00000345" table:display="true" table:show-details="true"/>
                <table:data-pilot-member table:name="3.48333333333333E-06" table:display="true" table:show-details="true"/>
                <table:data-pilot-member table:name="0.0000035" table:display="true" table:show-details="true"/>
                <table:data-pilot-member table:name="0.00000365" table:display="true" table:show-details="true"/>
                <table:data-pilot-member table:name="3.71666666666667E-06" table:display="true" table:show-details="true"/>
                <table:data-pilot-member table:name="0.00000375" table:display="true" table:show-details="true"/>
                <table:data-pilot-member table:name="3.88333333333333E-06" table:display="true" table:show-details="true"/>
                <table:data-pilot-member table:name="0.0000039" table:display="true" table:show-details="true"/>
                <table:data-pilot-member table:name="9.66666666666667E-06" table:display="true" table:show-details="true"/>
                <table:data-pilot-member table:name="1.05166666666667E-05" table:display="true" table:show-details="true"/>
                <table:data-pilot-member table:name="2.25166666666667E-05" table:display="true" table:show-details="true"/>
                <table:data-pilot-member table:name="2.92666666666667E-05" table:display="true" table:show-details="true"/>
                <table:data-pilot-member table:name="3.59833333333333E-05" table:display="true" table:show-details="true"/>
                <table:data-pilot-member table:name="4.66666666666667E-05" table:display="true" table:show-details="true"/>
                <table:data-pilot-member table:name="0.00004875" table:display="true" table:show-details="true"/>
                <table:data-pilot-member table:name="6.30166666666667E-05" table:display="true" table:show-details="true"/>
                <table:data-pilot-member table:name="8.48333333333333E-05" table:display="true" table:show-details="true"/>
                <table:data-pilot-member table:name="8.95666666666667E-05" table:display="true" table:show-details="true"/>
                <table:data-pilot-member table:name="9.00333333333333E-05" table:display="true" table:show-details="true"/>
                <table:data-pilot-member table:name="9.82333333333333E-05" table:display="true" table:show-details="true"/>
                <table:data-pilot-member table:name="0.0001033667" table:display="true" table:show-details="true"/>
                <table:data-pilot-member table:name="0.0001049833" table:display="true" table:show-details="true"/>
                <table:data-pilot-member table:name="0.0001181667" table:display="true" table:show-details="true"/>
                <table:data-pilot-member table:name="0.0001212833" table:display="true" table:show-details="true"/>
                <table:data-pilot-member table:name="0.00012365" table:display="true" table:show-details="true"/>
                <table:data-pilot-member table:name="0.00012415" table:display="true" table:show-details="true"/>
                <table:data-pilot-member table:name="0.0001243167" table:display="true" table:show-details="true"/>
                <table:data-pilot-member table:name="0.0001300667" table:display="true" table:show-details="true"/>
                <table:data-pilot-member table:name="0.0001767" table:display="true" table:show-details="true"/>
                <table:data-pilot-member table:name="0.0001843" table:display="true" table:show-details="true"/>
                <table:data-pilot-member table:name="0.0003319167" table:display="true" table:show-details="true"/>
                <table:data-pilot-member table:name="0.00041045" table:display="true" table:show-details="true"/>
                <table:data-pilot-member table:name="0.000417" table:display="true" table:show-details="true"/>
                <table:data-pilot-member table:name="0.0004360833" table:display="true" table:show-details="true"/>
                <table:data-pilot-member table:name="0.0006207333" table:display="true" table:show-details="true"/>
                <table:data-pilot-member table:name="0.0006426167" table:display="true" table:show-details="true"/>
                <table:data-pilot-member table:name="0.0006683" table:display="true" table:show-details="true"/>
                <table:data-pilot-member table:name="0.00071255" table:display="true" table:show-details="true"/>
                <table:data-pilot-member table:name="0.0007385833" table:display="true" table:show-details="true"/>
                <table:data-pilot-member table:name="0.0007566333" table:display="true" table:show-details="true"/>
                <table:data-pilot-member table:name="0.0007597333" table:display="true" table:show-details="true"/>
                <table:data-pilot-member table:name="0.0007617167" table:display="true" table:show-details="true"/>
                <table:data-pilot-member table:name="0.0007744667" table:display="true" table:show-details="true"/>
                <table:data-pilot-member table:name="0.0007876333" table:display="true" table:show-details="true"/>
                <table:data-pilot-member table:name="0.0008366" table:display="true" table:show-details="true"/>
                <table:data-pilot-member table:name="0.0008392833" table:display="true" table:show-details="true"/>
                <table:data-pilot-member table:name="0.0009710167" table:display="true" table:show-details="true"/>
                <table:data-pilot-member table:name="0.0010010333" table:display="true" table:show-details="true"/>
                <table:data-pilot-member table:name="0.00105225" table:display="true" table:show-details="true"/>
                <table:data-pilot-member table:name="0.0013592833" table:display="true" table:show-details="true"/>
                <table:data-pilot-member table:name="0.0060260833" table:display="true" table:show-details="true"/>
                <table:data-pilot-member table:name="0.00729765" table:display="true" table:show-details="true"/>
                <table:data-pilot-member table:name="0.0077258333" table:display="true" table:show-details="true"/>
                <table:data-pilot-member table:name="0.0077447333" table:display="true" table:show-details="true"/>
                <table:data-pilot-member table:name="0.0079156167" table:display="true" table:show-details="true"/>
                <table:data-pilot-member table:name="0.0080438333" table:display="true" table:show-details="true"/>
                <table:data-pilot-member table:name="0.0081025667" table:display="true" table:show-details="true"/>
                <table:data-pilot-member table:name="0.00834735" table:display="true" table:show-details="true"/>
                <table:data-pilot-member table:name="0.0083620833" table:display="true" table:show-details="true"/>
                <table:data-pilot-member table:name="0.00860705" table:display="true" table:show-details="true"/>
                <table:data-pilot-member table:name="0.0089349667" table:display="true" table:show-details="true"/>
                <table:data-pilot-member table:name="0.0089909833" table:display="true" table:show-details="true"/>
                <table:data-pilot-member table:name="0.0090313" table:display="true" table:show-details="true"/>
                <table:data-pilot-member table:name="0.0091245167" table:display="true" table:show-details="true"/>
                <table:data-pilot-member table:name="0.0094303333" table:display="true" table:show-details="true"/>
                <table:data-pilot-member table:name="0.0098057667" table:display="true" table:show-details="true"/>
                <table:data-pilot-member table:name="0.0101140667" table:display="true" table:show-details="true"/>
                <table:data-pilot-member table:name="0.01012295" table:display="true" table:show-details="true"/>
                <table:data-pilot-member table:name="0.0101330167" table:display="true" table:show-details="true"/>
                <table:data-pilot-member table:name="0.0107940833" table:display="true" table:show-details="true"/>
                <table:data-pilot-member table:name="0.0108599833" table:display="true" table:show-details="true"/>
                <table:data-pilot-member table:name="0.0112367667" table:display="true" table:show-details="true"/>
                <table:data-pilot-member table:name="0.01127605" table:display="true" table:show-details="true"/>
                <table:data-pilot-member table:name="0.0113783667" table:display="true" table:show-details="true"/>
                <table:data-pilot-member table:name="0.0114155833" table:display="true" table:show-details="true"/>
                <table:data-pilot-member table:name="0.0114518" table:display="true" table:show-details="true"/>
                <table:data-pilot-member table:name="0.0115440333" table:display="true" table:show-details="true"/>
                <table:data-pilot-member table:name="0.0119428333" table:display="true" table:show-details="true"/>
                <table:data-pilot-member table:name="0.0119451833" table:display="true" table:show-details="true"/>
                <table:data-pilot-member table:name="0.01194975" table:display="true" table:show-details="true"/>
                <table:data-pilot-member table:name="0.0120432" table:display="true" table:show-details="true"/>
                <table:data-pilot-member table:name="0.01227815" table:display="true" table:show-details="true"/>
                <table:data-pilot-member table:name="0.0124225667" table:display="true" table:show-details="true"/>
                <table:data-pilot-member table:name="0.012488" table:display="true" table:show-details="true"/>
                <table:data-pilot-member table:name="0.0130182667" table:display="true" table:show-details="true"/>
                <table:data-pilot-member table:name="0.01301875" table:display="true" table:show-details="true"/>
                <table:data-pilot-member table:name="0.01331875" table:display="true" table:show-details="true"/>
                <table:data-pilot-member table:name="0.0134088333" table:display="true" table:show-details="true"/>
                <table:data-pilot-member table:name="0.0138729" table:display="true" table:show-details="true"/>
                <table:data-pilot-member table:name="0.0142213333" table:display="true" table:show-details="true"/>
                <table:data-pilot-member table:name="0.0144748667" table:display="true" table:show-details="true"/>
                <table:data-pilot-member table:name="0.0146995833" table:display="true" table:show-details="true"/>
                <table:data-pilot-member table:name="0.0147112833" table:display="true" table:show-details="true"/>
                <table:data-pilot-member table:name="0.01473625" table:display="true" table:show-details="true"/>
                <table:data-pilot-member table:name="0.0147977" table:display="true" table:show-details="true"/>
                <table:data-pilot-member table:name="0.0148546667" table:display="true" table:show-details="true"/>
                <table:data-pilot-member table:name="0.01500815" table:display="true" table:show-details="true"/>
                <table:data-pilot-member table:name="0.0154067167" table:display="true" table:show-details="true"/>
                <table:data-pilot-member table:name="0.0162800667" table:display="true" table:show-details="true"/>
                <table:data-pilot-member table:name="0.0163350333" table:display="true" table:show-details="true"/>
                <table:data-pilot-member table:name="0.0167045667" table:display="true" table:show-details="true"/>
                <table:data-pilot-member table:name="0.0169719667" table:display="true" table:show-details="true"/>
                <table:data-pilot-member table:name="0.0169946833" table:display="true" table:show-details="true"/>
                <table:data-pilot-member table:name="0.01724275" table:display="true" table:show-details="true"/>
                <table:data-pilot-member table:name="0.01737735" table:display="true" table:show-details="true"/>
                <table:data-pilot-member table:name="0.0176636167" table:display="true" table:show-details="true"/>
                <table:data-pilot-member table:name="0.01771785" table:display="true" table:show-details="true"/>
                <table:data-pilot-member table:name="0.0178122833" table:display="true" table:show-details="true"/>
                <table:data-pilot-member table:name="0.0182178167" table:display="true" table:show-details="true"/>
                <table:data-pilot-member table:name="0.0182415167" table:display="true" table:show-details="true"/>
                <table:data-pilot-member table:name="0.0184923167" table:display="true" table:show-details="true"/>
                <table:data-pilot-member table:name="0.0185212667" table:display="true" table:show-details="true"/>
                <table:data-pilot-member table:name="0.0187325333" table:display="true" table:show-details="true"/>
                <table:data-pilot-member table:name="0.0187536" table:display="true" table:show-details="true"/>
                <table:data-pilot-member table:name="0.01879405" table:display="true" table:show-details="true"/>
                <table:data-pilot-member table:name="0.0188741167" table:display="true" table:show-details="true"/>
                <table:data-pilot-member table:name="0.01915065" table:display="true" table:show-details="true"/>
                <table:data-pilot-member table:name="0.0193922667" table:display="true" table:show-details="true"/>
                <table:data-pilot-member table:name="0.019406" table:display="true" table:show-details="true"/>
                <table:data-pilot-member table:name="0.0194548833" table:display="true" table:show-details="true"/>
                <table:data-pilot-member table:name="0.0198452" table:display="true" table:show-details="true"/>
                <table:data-pilot-member table:name="0.0205056833" table:display="true" table:show-details="true"/>
                <table:data-pilot-member table:name="0.0210583167" table:display="true" table:show-details="true"/>
                <table:data-pilot-member table:name="0.0212694167" table:display="true" table:show-details="true"/>
                <table:data-pilot-member table:name="0.0215207" table:display="true" table:show-details="true"/>
                <table:data-pilot-member table:name="0.0216414167" table:display="true" table:show-details="true"/>
                <table:data-pilot-member table:name="0.0217804167" table:display="true" table:show-details="true"/>
                <table:data-pilot-member table:name="0.02233725" table:display="true" table:show-details="true"/>
                <table:data-pilot-member table:name="0.022503" table:display="true" table:show-details="true"/>
                <table:data-pilot-member table:name="0.0225929833" table:display="true" table:show-details="true"/>
                <table:data-pilot-member table:name="0.02282435" table:display="true" table:show-details="true"/>
                <table:data-pilot-member table:name="0.0236381833" table:display="true" table:show-details="true"/>
                <table:data-pilot-member table:name="0.023779" table:display="true" table:show-details="true"/>
                <table:data-pilot-member table:name="0.02385915" table:display="true" table:show-details="true"/>
                <table:data-pilot-member table:name="0.0239115333" table:display="true" table:show-details="true"/>
                <table:data-pilot-member table:name="0.0239506" table:display="true" table:show-details="true"/>
                <table:data-pilot-member table:name="0.0242059167" table:display="true" table:show-details="true"/>
                <table:data-pilot-member table:name="0.0247" table:display="true" table:show-details="true"/>
                <table:data-pilot-member table:name="0.0251052833" table:display="true" table:show-details="true"/>
                <table:data-pilot-member table:name="0.0255835833" table:display="true" table:show-details="true"/>
                <table:data-pilot-member table:name="0.02631485" table:display="true" table:show-details="true"/>
                <table:data-pilot-member table:name="0.0263548833" table:display="true" table:show-details="true"/>
                <table:data-pilot-member table:name="0.0267422667" table:display="true" table:show-details="true"/>
                <table:data-pilot-member table:name="0.0271369" table:display="true" table:show-details="true"/>
                <table:data-pilot-member table:name="0.02736895" table:display="true" table:show-details="true"/>
                <table:data-pilot-member table:name="0.0282150333" table:display="true" table:show-details="true"/>
                <table:data-pilot-member table:name="0.0283303" table:display="true" table:show-details="true"/>
                <table:data-pilot-member table:name="0.0286858667" table:display="true" table:show-details="true"/>
                <table:data-pilot-member table:name="0.02872685" table:display="true" table:show-details="true"/>
                <table:data-pilot-member table:name="0.0291732333" table:display="true" table:show-details="true"/>
                <table:data-pilot-member table:name="0.0291864" table:display="true" table:show-details="true"/>
                <table:data-pilot-member table:name="0.0307977" table:display="true" table:show-details="true"/>
                <table:data-pilot-member table:name="0.0310055333" table:display="true" table:show-details="true"/>
                <table:data-pilot-member table:name="0.0315169167" table:display="true" table:show-details="true"/>
                <table:data-pilot-member table:name="0.0315577667" table:display="true" table:show-details="true"/>
                <table:data-pilot-member table:name="0.0321930167" table:display="true" table:show-details="true"/>
                <table:data-pilot-member table:name="0.0322872333" table:display="true" table:show-details="true"/>
                <table:data-pilot-member table:name="0.0325235" table:display="true" table:show-details="true"/>
                <table:data-pilot-member table:name="0.0329377667" table:display="true" table:show-details="true"/>
                <table:data-pilot-member table:name="0.03323155" table:display="true" table:show-details="true"/>
                <table:data-pilot-member table:name="0.0334355833" table:display="true" table:show-details="true"/>
                <table:data-pilot-member table:name="0.0341233333" table:display="true" table:show-details="true"/>
                <table:data-pilot-member table:name="0.0341239333" table:display="true" table:show-details="true"/>
                <table:data-pilot-member table:name="0.0347813167" table:display="true" table:show-details="true"/>
                <table:data-pilot-member table:name="0.0360527833" table:display="true" table:show-details="true"/>
                <table:data-pilot-member table:name="0.03614745" table:display="true" table:show-details="true"/>
                <table:data-pilot-member table:name="0.036586" table:display="true" table:show-details="true"/>
                <table:data-pilot-member table:name="0.03663835" table:display="true" table:show-details="true"/>
                <table:data-pilot-member table:name="0.0366899333" table:display="true" table:show-details="true"/>
                <table:data-pilot-member table:name="0.0368039667" table:display="true" table:show-details="true"/>
                <table:data-pilot-member table:name="0.0368705833" table:display="true" table:show-details="true"/>
                <table:data-pilot-member table:name="0.0373226167" table:display="true" table:show-details="true"/>
                <table:data-pilot-member table:name="0.03781355" table:display="true" table:show-details="true"/>
                <table:data-pilot-member table:name="0.0389394833" table:display="true" table:show-details="true"/>
                <table:data-pilot-member table:name="0.03901445" table:display="true" table:show-details="true"/>
                <table:data-pilot-member table:name="0.0395646833" table:display="true" table:show-details="true"/>
                <table:data-pilot-member table:name="0.0396098167" table:display="true" table:show-details="true"/>
                <table:data-pilot-member table:name="0.03964775" table:display="true" table:show-details="true"/>
                <table:data-pilot-member table:name="0.03974595" table:display="true" table:show-details="true"/>
                <table:data-pilot-member table:name="0.03987075" table:display="true" table:show-details="true"/>
                <table:data-pilot-member table:name="0.0400419333" table:display="true" table:show-details="true"/>
                <table:data-pilot-member table:name="0.0405013667" table:display="true" table:show-details="true"/>
                <table:data-pilot-member table:name="0.0407513" table:display="true" table:show-details="true"/>
                <table:data-pilot-member table:name="0.0407760167" table:display="true" table:show-details="true"/>
                <table:data-pilot-member table:name="0.0411324167" table:display="true" table:show-details="true"/>
                <table:data-pilot-member table:name="0.0413688167" table:display="true" table:show-details="true"/>
                <table:data-pilot-member table:name="0.0415779333" table:display="true" table:show-details="true"/>
                <table:data-pilot-member table:name="0.0417199" table:display="true" table:show-details="true"/>
                <table:data-pilot-member table:name="0.0418501667" table:display="true" table:show-details="true"/>
                <table:data-pilot-member table:name="0.0423403167" table:display="true" table:show-details="true"/>
                <table:data-pilot-member table:name="0.0431616667" table:display="true" table:show-details="true"/>
                <table:data-pilot-member table:name="0.04360115" table:display="true" table:show-details="true"/>
                <table:data-pilot-member table:name="0.04381365" table:display="true" table:show-details="true"/>
                <table:data-pilot-member table:name="0.0445510833" table:display="true" table:show-details="true"/>
                <table:data-pilot-member table:name="0.0446149833" table:display="true" table:show-details="true"/>
                <table:data-pilot-member table:name="0.0449307" table:display="true" table:show-details="true"/>
                <table:data-pilot-member table:name="0.0450941833" table:display="true" table:show-details="true"/>
                <table:data-pilot-member table:name="0.0463703" table:display="true" table:show-details="true"/>
                <table:data-pilot-member table:name="0.046895" table:display="true" table:show-details="true"/>
                <table:data-pilot-member table:name="0.0470916667" table:display="true" table:show-details="true"/>
                <table:data-pilot-member table:name="0.0479715167" table:display="true" table:show-details="true"/>
                <table:data-pilot-member table:name="0.0489820667" table:display="true" table:show-details="true"/>
                <table:data-pilot-member table:name="0.0494179" table:display="true" table:show-details="true"/>
                <table:data-pilot-member table:name="0.0498129" table:display="true" table:show-details="true"/>
                <table:data-pilot-member table:name="0.0498764167" table:display="true" table:show-details="true"/>
                <table:data-pilot-member table:name="0.0500402" table:display="true" table:show-details="true"/>
                <table:data-pilot-member table:name="0.0508529167" table:display="true" table:show-details="true"/>
                <table:data-pilot-member table:name="0.0520329667" table:display="true" table:show-details="true"/>
                <table:data-pilot-member table:name="0.05220665" table:display="true" table:show-details="true"/>
                <table:data-pilot-member table:name="0.0523370333" table:display="true" table:show-details="true"/>
                <table:data-pilot-member table:name="0.0564238833" table:display="true" table:show-details="true"/>
                <table:data-pilot-member table:name="0.05760105" table:display="true" table:show-details="true"/>
                <table:data-pilot-member table:name="0.0578032667" table:display="true" table:show-details="true"/>
                <table:data-pilot-member table:name="0.05959235" table:display="true" table:show-details="true"/>
                <table:data-pilot-member table:name="0.0633007667" table:display="true" table:show-details="true"/>
                <table:data-pilot-member table:name="0.06446315" table:display="true" table:show-details="true"/>
                <table:data-pilot-member table:name="0.06545405" table:display="true" table:show-details="true"/>
                <table:data-pilot-member table:name="0.0660368667" table:display="true" table:show-details="true"/>
                <table:data-pilot-member table:name="0.0668364667" table:display="true" table:show-details="true"/>
                <table:data-pilot-member table:name="0.0679823833" table:display="true" table:show-details="true"/>
                <table:data-pilot-member table:name="0.0698489833" table:display="true" table:show-details="true"/>
                <table:data-pilot-member table:name="0.07018105" table:display="true" table:show-details="true"/>
                <table:data-pilot-member table:name="0.0810616833" table:display="true" table:show-details="true"/>
                <table:data-pilot-member table:name="0.0919944333" table:display="true" table:show-details="true"/>
                <table:data-pilot-member table:name="0.09676235" table:display="true" table:show-details="true"/>
                <table:data-pilot-member table:name="0.09993875" table:display="true" table:show-details="true"/>
                <table:data-pilot-member table:name="0.1068794167" table:display="true" table:show-details="true"/>
                <table:data-pilot-member table:name="0.15702125" table:display="true" table:show-details="true"/>
                <table:data-pilot-member table:name="0.19032668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operation over producer chrome'.A24:'operation over producer chrome'.D136" table:buttons="" table:show-filter-button="false" table:drill-down-on-double-click="false">
          <table:source-cell-range table:cell-range-address="'logged details'.A1:'logged details'.F251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" table:orientation="row" table:used-hierarchy="0" table:function="auto">
            <table:data-pilot-level table:show-empty="false" calcext:repeat-item-labels="false">
              <table:data-pilot-members>
                <table:data-pilot-member table:name="chrome_linux_1280x1024_1_false/footer.png" table:display="true" table:show-details="true"/>
                <table:data-pilot-member table:name="chrome_linux_1280x1024_1_false/header.png" table:display="true" table:show-details="true"/>
                <table:data-pilot-member table:name="chrome_linux_1280x1024_1_false/section-about.png" table:display="true" table:show-details="true"/>
                <table:data-pilot-member table:name="chrome_linux_1280x1024_1_false/section-book.png" table:display="true" table:show-details="true"/>
                <table:data-pilot-member table:name="chrome_linux_1280x1024_1_false/section-features.png" table:display="true" table:show-details="true"/>
                <table:data-pilot-member table:name="chrome_linux_1280x1024_1_false/section-stories-jack-hovered.png" table:display="true" table:show-details="true"/>
                <table:data-pilot-member table:name="chrome_linux_1280x1024_1_false/section-stories.png" table:display="true" table:show-details="true"/>
                <table:data-pilot-member table:name="chrome_linux_1280x1024_1_false/section-tours-card-hovered.png" table:display="true" table:show-details="true"/>
                <table:data-pilot-member table:name="chrome_linux_1280x1024_1_false/section-tours.png" table:display="true" table:show-details="true"/>
                <table:data-pilot-member table:name="chrome_linux_1280x1024_2_true/footer.png" table:display="true" table:show-details="true"/>
                <table:data-pilot-member table:name="chrome_linux_1280x1024_2_true/header.png" table:display="true" table:show-details="true"/>
                <table:data-pilot-member table:name="chrome_linux_1280x1024_2_true/section-about.png" table:display="true" table:show-details="true"/>
                <table:data-pilot-member table:name="chrome_linux_1280x1024_2_true/section-book.png" table:display="true" table:show-details="true"/>
                <table:data-pilot-member table:name="chrome_linux_1280x1024_2_true/section-features.png" table:display="true" table:show-details="true"/>
                <table:data-pilot-member table:name="chrome_linux_1280x1024_2_true/section-stories-jack-hovered.png" table:display="true" table:show-details="true"/>
                <table:data-pilot-member table:name="chrome_linux_1280x1024_2_true/section-stories.png" table:display="true" table:show-details="true"/>
                <table:data-pilot-member table:name="chrome_linux_1280x1024_2_true/section-tours-card-hovered.png" table:display="true" table:show-details="true"/>
                <table:data-pilot-member table:name="chrome_linux_1280x1024_2_true/section-tours.png" table:display="true" table:show-details="true"/>
                <table:data-pilot-member table:name="firefox_ubuntu_1280x1024_1_true/footer.png" table:display="true" table:show-details="true"/>
                <table:data-pilot-member table:name="firefox_ubuntu_1280x1024_1_true/header.png" table:display="true" table:show-details="true"/>
                <table:data-pilot-member table:name="firefox_ubuntu_1280x1024_1_true/section-about.png" table:display="true" table:show-details="true"/>
                <table:data-pilot-member table:name="firefox_ubuntu_1280x1024_1_true/section-book.png" table:display="true" table:show-details="true"/>
                <table:data-pilot-member table:name="firefox_ubuntu_1280x1024_1_true/section-features.png" table:display="true" table:show-details="true"/>
                <table:data-pilot-member table:name="firefox_ubuntu_1280x1024_1_true/section-stories-jack-hovered.png" table:display="true" table:show-details="true"/>
                <table:data-pilot-member table:name="firefox_ubuntu_1280x1024_1_true/section-stories.png" table:display="true" table:show-details="true"/>
                <table:data-pilot-member table:name="firefox_ubuntu_1280x1024_1_true/section-tours-card-hovered.png" table:display="true" table:show-details="true"/>
                <table:data-pilot-member table:name="firefox_ubuntu_1280x1024_1_true/section-tours.png" table:display="true" table:show-details="true"/>
                <table:data-pilot-member table:name="firefox_ubuntu_1285x1024_2_false/footer.png" table:display="true" table:show-details="true"/>
                <table:data-pilot-member table:name="firefox_ubuntu_1285x1024_2_false/header.png" table:display="true" table:show-details="true"/>
                <table:data-pilot-member table:name="firefox_ubuntu_1285x1024_2_false/section-about.png" table:display="true" table:show-details="true"/>
                <table:data-pilot-member table:name="firefox_ubuntu_1285x1024_2_false/section-book.png" table:display="true" table:show-details="true"/>
                <table:data-pilot-member table:name="firefox_ubuntu_1285x1024_2_false/section-features.png" table:display="true" table:show-details="true"/>
                <table:data-pilot-member table:name="firefox_ubuntu_1285x1024_2_false/section-stories-jack-hovered.png" table:display="true" table:show-details="true"/>
                <table:data-pilot-member table:name="firefox_ubuntu_1285x1024_2_false/section-stories.png" table:display="true" table:show-details="true"/>
                <table:data-pilot-member table:name="firefox_ubuntu_1285x1024_2_false/section-tours-card-hovered.png" table:display="true" table:show-details="true"/>
                <table:data-pilot-member table:name="firefox_ubuntu_1285x1024_2_false/section-tours.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-1" table:function="sum">
            <table:data-pilot-level calcext:repeat-item-labels="false"/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1.93333333333333E-06" table:display="true" table:show-details="true"/>
                <table:data-pilot-member table:name="2.01666666666667E-06" table:display="true" table:show-details="true"/>
                <table:data-pilot-member table:name="0.00000205" table:display="true" table:show-details="true"/>
                <table:data-pilot-member table:name="2.06666666666667E-06" table:display="true" table:show-details="true"/>
                <table:data-pilot-member table:name="0.0000021" table:display="true" table:show-details="true"/>
                <table:data-pilot-member table:name="2.23333333333333E-06" table:display="true" table:show-details="true"/>
                <table:data-pilot-member table:name="2.68333333333333E-06" table:display="true" table:show-details="true"/>
                <table:data-pilot-member table:name="0.0000028" table:display="true" table:show-details="true"/>
                <table:data-pilot-member table:name="2.88333333333333E-06" table:display="true" table:show-details="true"/>
                <table:data-pilot-member table:name="0.00000295" table:display="true" table:show-details="true"/>
                <table:data-pilot-member table:name="2.96666666666667E-06" table:display="true" table:show-details="true"/>
                <table:data-pilot-member table:name="3.03333333333333E-06" table:display="true" table:show-details="true"/>
                <table:data-pilot-member table:name="3.06666666666667E-06" table:display="true" table:show-details="true"/>
                <table:data-pilot-member table:name="3.11666666666667E-06" table:display="true" table:show-details="true"/>
                <table:data-pilot-member table:name="0.0000033" table:display="true" table:show-details="true"/>
                <table:data-pilot-member table:name="0.00000335" table:display="true" table:show-details="true"/>
                <table:data-pilot-member table:name="0.0000034" table:display="true" table:show-details="true"/>
                <table:data-pilot-member table:name="3.41666666666667E-06" table:display="true" table:show-details="true"/>
                <table:data-pilot-member table:name="3.43333333333333E-06" table:display="true" table:show-details="true"/>
                <table:data-pilot-member table:name="0.00000345" table:display="true" table:show-details="true"/>
                <table:data-pilot-member table:name="3.48333333333333E-06" table:display="true" table:show-details="true"/>
                <table:data-pilot-member table:name="0.0000035" table:display="true" table:show-details="true"/>
                <table:data-pilot-member table:name="0.00000365" table:display="true" table:show-details="true"/>
                <table:data-pilot-member table:name="3.71666666666667E-06" table:display="true" table:show-details="true"/>
                <table:data-pilot-member table:name="0.00000375" table:display="true" table:show-details="true"/>
                <table:data-pilot-member table:name="3.88333333333333E-06" table:display="true" table:show-details="true"/>
                <table:data-pilot-member table:name="0.0000039" table:display="true" table:show-details="true"/>
                <table:data-pilot-member table:name="9.66666666666667E-06" table:display="true" table:show-details="true"/>
                <table:data-pilot-member table:name="1.05166666666667E-05" table:display="true" table:show-details="true"/>
                <table:data-pilot-member table:name="2.25166666666667E-05" table:display="true" table:show-details="true"/>
                <table:data-pilot-member table:name="2.92666666666667E-05" table:display="true" table:show-details="true"/>
                <table:data-pilot-member table:name="3.59833333333333E-05" table:display="true" table:show-details="true"/>
                <table:data-pilot-member table:name="4.66666666666667E-05" table:display="true" table:show-details="true"/>
                <table:data-pilot-member table:name="0.00004875" table:display="true" table:show-details="true"/>
                <table:data-pilot-member table:name="6.30166666666667E-05" table:display="true" table:show-details="true"/>
                <table:data-pilot-member table:name="8.48333333333333E-05" table:display="true" table:show-details="true"/>
                <table:data-pilot-member table:name="8.95666666666667E-05" table:display="true" table:show-details="true"/>
                <table:data-pilot-member table:name="9.00333333333333E-05" table:display="true" table:show-details="true"/>
                <table:data-pilot-member table:name="9.82333333333333E-05" table:display="true" table:show-details="true"/>
                <table:data-pilot-member table:name="0.0001033667" table:display="true" table:show-details="true"/>
                <table:data-pilot-member table:name="0.0001049833" table:display="true" table:show-details="true"/>
                <table:data-pilot-member table:name="0.0001181667" table:display="true" table:show-details="true"/>
                <table:data-pilot-member table:name="0.0001212833" table:display="true" table:show-details="true"/>
                <table:data-pilot-member table:name="0.00012365" table:display="true" table:show-details="true"/>
                <table:data-pilot-member table:name="0.00012415" table:display="true" table:show-details="true"/>
                <table:data-pilot-member table:name="0.0001243167" table:display="true" table:show-details="true"/>
                <table:data-pilot-member table:name="0.0001300667" table:display="true" table:show-details="true"/>
                <table:data-pilot-member table:name="0.0001767" table:display="true" table:show-details="true"/>
                <table:data-pilot-member table:name="0.0001843" table:display="true" table:show-details="true"/>
                <table:data-pilot-member table:name="0.0003319167" table:display="true" table:show-details="true"/>
                <table:data-pilot-member table:name="0.00041045" table:display="true" table:show-details="true"/>
                <table:data-pilot-member table:name="0.000417" table:display="true" table:show-details="true"/>
                <table:data-pilot-member table:name="0.0004360833" table:display="true" table:show-details="true"/>
                <table:data-pilot-member table:name="0.0006207333" table:display="true" table:show-details="true"/>
                <table:data-pilot-member table:name="0.0006426167" table:display="true" table:show-details="true"/>
                <table:data-pilot-member table:name="0.0006683" table:display="true" table:show-details="true"/>
                <table:data-pilot-member table:name="0.00071255" table:display="true" table:show-details="true"/>
                <table:data-pilot-member table:name="0.0007385833" table:display="true" table:show-details="true"/>
                <table:data-pilot-member table:name="0.0007566333" table:display="true" table:show-details="true"/>
                <table:data-pilot-member table:name="0.0007597333" table:display="true" table:show-details="true"/>
                <table:data-pilot-member table:name="0.0007617167" table:display="true" table:show-details="true"/>
                <table:data-pilot-member table:name="0.0007744667" table:display="true" table:show-details="true"/>
                <table:data-pilot-member table:name="0.0007876333" table:display="true" table:show-details="true"/>
                <table:data-pilot-member table:name="0.0008366" table:display="true" table:show-details="true"/>
                <table:data-pilot-member table:name="0.0008392833" table:display="true" table:show-details="true"/>
                <table:data-pilot-member table:name="0.0009710167" table:display="true" table:show-details="true"/>
                <table:data-pilot-member table:name="0.0010010333" table:display="true" table:show-details="true"/>
                <table:data-pilot-member table:name="0.00105225" table:display="true" table:show-details="true"/>
                <table:data-pilot-member table:name="0.0013592833" table:display="true" table:show-details="true"/>
                <table:data-pilot-member table:name="0.0060260833" table:display="true" table:show-details="true"/>
                <table:data-pilot-member table:name="0.00729765" table:display="true" table:show-details="true"/>
                <table:data-pilot-member table:name="0.0077258333" table:display="true" table:show-details="true"/>
                <table:data-pilot-member table:name="0.0077447333" table:display="true" table:show-details="true"/>
                <table:data-pilot-member table:name="0.0079156167" table:display="true" table:show-details="true"/>
                <table:data-pilot-member table:name="0.0080438333" table:display="true" table:show-details="true"/>
                <table:data-pilot-member table:name="0.0081025667" table:display="true" table:show-details="true"/>
                <table:data-pilot-member table:name="0.00834735" table:display="true" table:show-details="true"/>
                <table:data-pilot-member table:name="0.0083620833" table:display="true" table:show-details="true"/>
                <table:data-pilot-member table:name="0.00860705" table:display="true" table:show-details="true"/>
                <table:data-pilot-member table:name="0.0089349667" table:display="true" table:show-details="true"/>
                <table:data-pilot-member table:name="0.0089909833" table:display="true" table:show-details="true"/>
                <table:data-pilot-member table:name="0.0090313" table:display="true" table:show-details="true"/>
                <table:data-pilot-member table:name="0.0091245167" table:display="true" table:show-details="true"/>
                <table:data-pilot-member table:name="0.0094303333" table:display="true" table:show-details="true"/>
                <table:data-pilot-member table:name="0.0098057667" table:display="true" table:show-details="true"/>
                <table:data-pilot-member table:name="0.0101140667" table:display="true" table:show-details="true"/>
                <table:data-pilot-member table:name="0.01012295" table:display="true" table:show-details="true"/>
                <table:data-pilot-member table:name="0.0101330167" table:display="true" table:show-details="true"/>
                <table:data-pilot-member table:name="0.0107940833" table:display="true" table:show-details="true"/>
                <table:data-pilot-member table:name="0.0108599833" table:display="true" table:show-details="true"/>
                <table:data-pilot-member table:name="0.0112367667" table:display="true" table:show-details="true"/>
                <table:data-pilot-member table:name="0.01127605" table:display="true" table:show-details="true"/>
                <table:data-pilot-member table:name="0.0113783667" table:display="true" table:show-details="true"/>
                <table:data-pilot-member table:name="0.0114155833" table:display="true" table:show-details="true"/>
                <table:data-pilot-member table:name="0.0114518" table:display="true" table:show-details="true"/>
                <table:data-pilot-member table:name="0.0115440333" table:display="true" table:show-details="true"/>
                <table:data-pilot-member table:name="0.0119428333" table:display="true" table:show-details="true"/>
                <table:data-pilot-member table:name="0.0119451833" table:display="true" table:show-details="true"/>
                <table:data-pilot-member table:name="0.01194975" table:display="true" table:show-details="true"/>
                <table:data-pilot-member table:name="0.0120432" table:display="true" table:show-details="true"/>
                <table:data-pilot-member table:name="0.01227815" table:display="true" table:show-details="true"/>
                <table:data-pilot-member table:name="0.0124225667" table:display="true" table:show-details="true"/>
                <table:data-pilot-member table:name="0.012488" table:display="true" table:show-details="true"/>
                <table:data-pilot-member table:name="0.0130182667" table:display="true" table:show-details="true"/>
                <table:data-pilot-member table:name="0.01301875" table:display="true" table:show-details="true"/>
                <table:data-pilot-member table:name="0.01331875" table:display="true" table:show-details="true"/>
                <table:data-pilot-member table:name="0.0134088333" table:display="true" table:show-details="true"/>
                <table:data-pilot-member table:name="0.0138729" table:display="true" table:show-details="true"/>
                <table:data-pilot-member table:name="0.0142213333" table:display="true" table:show-details="true"/>
                <table:data-pilot-member table:name="0.0144748667" table:display="true" table:show-details="true"/>
                <table:data-pilot-member table:name="0.0146995833" table:display="true" table:show-details="true"/>
                <table:data-pilot-member table:name="0.0147112833" table:display="true" table:show-details="true"/>
                <table:data-pilot-member table:name="0.01473625" table:display="true" table:show-details="true"/>
                <table:data-pilot-member table:name="0.0147977" table:display="true" table:show-details="true"/>
                <table:data-pilot-member table:name="0.0148546667" table:display="true" table:show-details="true"/>
                <table:data-pilot-member table:name="0.01500815" table:display="true" table:show-details="true"/>
                <table:data-pilot-member table:name="0.0154067167" table:display="true" table:show-details="true"/>
                <table:data-pilot-member table:name="0.0162800667" table:display="true" table:show-details="true"/>
                <table:data-pilot-member table:name="0.0163350333" table:display="true" table:show-details="true"/>
                <table:data-pilot-member table:name="0.0167045667" table:display="true" table:show-details="true"/>
                <table:data-pilot-member table:name="0.0169719667" table:display="true" table:show-details="true"/>
                <table:data-pilot-member table:name="0.0169946833" table:display="true" table:show-details="true"/>
                <table:data-pilot-member table:name="0.01724275" table:display="true" table:show-details="true"/>
                <table:data-pilot-member table:name="0.01737735" table:display="true" table:show-details="true"/>
                <table:data-pilot-member table:name="0.0176636167" table:display="true" table:show-details="true"/>
                <table:data-pilot-member table:name="0.01771785" table:display="true" table:show-details="true"/>
                <table:data-pilot-member table:name="0.0178122833" table:display="true" table:show-details="true"/>
                <table:data-pilot-member table:name="0.0182178167" table:display="true" table:show-details="true"/>
                <table:data-pilot-member table:name="0.0182415167" table:display="true" table:show-details="true"/>
                <table:data-pilot-member table:name="0.0184923167" table:display="true" table:show-details="true"/>
                <table:data-pilot-member table:name="0.0185212667" table:display="true" table:show-details="true"/>
                <table:data-pilot-member table:name="0.0187325333" table:display="true" table:show-details="true"/>
                <table:data-pilot-member table:name="0.0187536" table:display="true" table:show-details="true"/>
                <table:data-pilot-member table:name="0.01879405" table:display="true" table:show-details="true"/>
                <table:data-pilot-member table:name="0.0188741167" table:display="true" table:show-details="true"/>
                <table:data-pilot-member table:name="0.01915065" table:display="true" table:show-details="true"/>
                <table:data-pilot-member table:name="0.0193922667" table:display="true" table:show-details="true"/>
                <table:data-pilot-member table:name="0.019406" table:display="true" table:show-details="true"/>
                <table:data-pilot-member table:name="0.0194548833" table:display="true" table:show-details="true"/>
                <table:data-pilot-member table:name="0.0198452" table:display="true" table:show-details="true"/>
                <table:data-pilot-member table:name="0.0205056833" table:display="true" table:show-details="true"/>
                <table:data-pilot-member table:name="0.0210583167" table:display="true" table:show-details="true"/>
                <table:data-pilot-member table:name="0.0212694167" table:display="true" table:show-details="true"/>
                <table:data-pilot-member table:name="0.0215207" table:display="true" table:show-details="true"/>
                <table:data-pilot-member table:name="0.0216414167" table:display="true" table:show-details="true"/>
                <table:data-pilot-member table:name="0.0217804167" table:display="true" table:show-details="true"/>
                <table:data-pilot-member table:name="0.02233725" table:display="true" table:show-details="true"/>
                <table:data-pilot-member table:name="0.022503" table:display="true" table:show-details="true"/>
                <table:data-pilot-member table:name="0.0225929833" table:display="true" table:show-details="true"/>
                <table:data-pilot-member table:name="0.02282435" table:display="true" table:show-details="true"/>
                <table:data-pilot-member table:name="0.0236381833" table:display="true" table:show-details="true"/>
                <table:data-pilot-member table:name="0.023779" table:display="true" table:show-details="true"/>
                <table:data-pilot-member table:name="0.02385915" table:display="true" table:show-details="true"/>
                <table:data-pilot-member table:name="0.0239115333" table:display="true" table:show-details="true"/>
                <table:data-pilot-member table:name="0.0239506" table:display="true" table:show-details="true"/>
                <table:data-pilot-member table:name="0.0242059167" table:display="true" table:show-details="true"/>
                <table:data-pilot-member table:name="0.0247" table:display="true" table:show-details="true"/>
                <table:data-pilot-member table:name="0.0251052833" table:display="true" table:show-details="true"/>
                <table:data-pilot-member table:name="0.0255835833" table:display="true" table:show-details="true"/>
                <table:data-pilot-member table:name="0.02631485" table:display="true" table:show-details="true"/>
                <table:data-pilot-member table:name="0.0263548833" table:display="true" table:show-details="true"/>
                <table:data-pilot-member table:name="0.0267422667" table:display="true" table:show-details="true"/>
                <table:data-pilot-member table:name="0.0271369" table:display="true" table:show-details="true"/>
                <table:data-pilot-member table:name="0.02736895" table:display="true" table:show-details="true"/>
                <table:data-pilot-member table:name="0.0282150333" table:display="true" table:show-details="true"/>
                <table:data-pilot-member table:name="0.0283303" table:display="true" table:show-details="true"/>
                <table:data-pilot-member table:name="0.0286858667" table:display="true" table:show-details="true"/>
                <table:data-pilot-member table:name="0.02872685" table:display="true" table:show-details="true"/>
                <table:data-pilot-member table:name="0.0291732333" table:display="true" table:show-details="true"/>
                <table:data-pilot-member table:name="0.0291864" table:display="true" table:show-details="true"/>
                <table:data-pilot-member table:name="0.0307977" table:display="true" table:show-details="true"/>
                <table:data-pilot-member table:name="0.0310055333" table:display="true" table:show-details="true"/>
                <table:data-pilot-member table:name="0.0315169167" table:display="true" table:show-details="true"/>
                <table:data-pilot-member table:name="0.0315577667" table:display="true" table:show-details="true"/>
                <table:data-pilot-member table:name="0.0321930167" table:display="true" table:show-details="true"/>
                <table:data-pilot-member table:name="0.0322872333" table:display="true" table:show-details="true"/>
                <table:data-pilot-member table:name="0.0325235" table:display="true" table:show-details="true"/>
                <table:data-pilot-member table:name="0.0329377667" table:display="true" table:show-details="true"/>
                <table:data-pilot-member table:name="0.03323155" table:display="true" table:show-details="true"/>
                <table:data-pilot-member table:name="0.0334355833" table:display="true" table:show-details="true"/>
                <table:data-pilot-member table:name="0.0341233333" table:display="true" table:show-details="true"/>
                <table:data-pilot-member table:name="0.0341239333" table:display="true" table:show-details="true"/>
                <table:data-pilot-member table:name="0.0347813167" table:display="true" table:show-details="true"/>
                <table:data-pilot-member table:name="0.0360527833" table:display="true" table:show-details="true"/>
                <table:data-pilot-member table:name="0.03614745" table:display="true" table:show-details="true"/>
                <table:data-pilot-member table:name="0.036586" table:display="true" table:show-details="true"/>
                <table:data-pilot-member table:name="0.03663835" table:display="true" table:show-details="true"/>
                <table:data-pilot-member table:name="0.0366899333" table:display="true" table:show-details="true"/>
                <table:data-pilot-member table:name="0.0368039667" table:display="true" table:show-details="true"/>
                <table:data-pilot-member table:name="0.0368705833" table:display="true" table:show-details="true"/>
                <table:data-pilot-member table:name="0.0373226167" table:display="true" table:show-details="true"/>
                <table:data-pilot-member table:name="0.03781355" table:display="true" table:show-details="true"/>
                <table:data-pilot-member table:name="0.0389394833" table:display="true" table:show-details="true"/>
                <table:data-pilot-member table:name="0.03901445" table:display="true" table:show-details="true"/>
                <table:data-pilot-member table:name="0.0395646833" table:display="true" table:show-details="true"/>
                <table:data-pilot-member table:name="0.0396098167" table:display="true" table:show-details="true"/>
                <table:data-pilot-member table:name="0.03964775" table:display="true" table:show-details="true"/>
                <table:data-pilot-member table:name="0.03974595" table:display="true" table:show-details="true"/>
                <table:data-pilot-member table:name="0.03987075" table:display="true" table:show-details="true"/>
                <table:data-pilot-member table:name="0.0400419333" table:display="true" table:show-details="true"/>
                <table:data-pilot-member table:name="0.0405013667" table:display="true" table:show-details="true"/>
                <table:data-pilot-member table:name="0.0407513" table:display="true" table:show-details="true"/>
                <table:data-pilot-member table:name="0.0407760167" table:display="true" table:show-details="true"/>
                <table:data-pilot-member table:name="0.0411324167" table:display="true" table:show-details="true"/>
                <table:data-pilot-member table:name="0.0413688167" table:display="true" table:show-details="true"/>
                <table:data-pilot-member table:name="0.0415779333" table:display="true" table:show-details="true"/>
                <table:data-pilot-member table:name="0.0417199" table:display="true" table:show-details="true"/>
                <table:data-pilot-member table:name="0.0418501667" table:display="true" table:show-details="true"/>
                <table:data-pilot-member table:name="0.0423403167" table:display="true" table:show-details="true"/>
                <table:data-pilot-member table:name="0.0431616667" table:display="true" table:show-details="true"/>
                <table:data-pilot-member table:name="0.04360115" table:display="true" table:show-details="true"/>
                <table:data-pilot-member table:name="0.04381365" table:display="true" table:show-details="true"/>
                <table:data-pilot-member table:name="0.0445510833" table:display="true" table:show-details="true"/>
                <table:data-pilot-member table:name="0.0446149833" table:display="true" table:show-details="true"/>
                <table:data-pilot-member table:name="0.0449307" table:display="true" table:show-details="true"/>
                <table:data-pilot-member table:name="0.0450941833" table:display="true" table:show-details="true"/>
                <table:data-pilot-member table:name="0.0463703" table:display="true" table:show-details="true"/>
                <table:data-pilot-member table:name="0.046895" table:display="true" table:show-details="true"/>
                <table:data-pilot-member table:name="0.0470916667" table:display="true" table:show-details="true"/>
                <table:data-pilot-member table:name="0.0479715167" table:display="true" table:show-details="true"/>
                <table:data-pilot-member table:name="0.0489820667" table:display="true" table:show-details="true"/>
                <table:data-pilot-member table:name="0.0494179" table:display="true" table:show-details="true"/>
                <table:data-pilot-member table:name="0.0498129" table:display="true" table:show-details="true"/>
                <table:data-pilot-member table:name="0.0498764167" table:display="true" table:show-details="true"/>
                <table:data-pilot-member table:name="0.0500402" table:display="true" table:show-details="true"/>
                <table:data-pilot-member table:name="0.0508529167" table:display="true" table:show-details="true"/>
                <table:data-pilot-member table:name="0.0520329667" table:display="true" table:show-details="true"/>
                <table:data-pilot-member table:name="0.05220665" table:display="true" table:show-details="true"/>
                <table:data-pilot-member table:name="0.0523370333" table:display="true" table:show-details="true"/>
                <table:data-pilot-member table:name="0.0564238833" table:display="true" table:show-details="true"/>
                <table:data-pilot-member table:name="0.05760105" table:display="true" table:show-details="true"/>
                <table:data-pilot-member table:name="0.0578032667" table:display="true" table:show-details="true"/>
                <table:data-pilot-member table:name="0.05959235" table:display="true" table:show-details="true"/>
                <table:data-pilot-member table:name="0.0633007667" table:display="true" table:show-details="true"/>
                <table:data-pilot-member table:name="0.06446315" table:display="true" table:show-details="true"/>
                <table:data-pilot-member table:name="0.06545405" table:display="true" table:show-details="true"/>
                <table:data-pilot-member table:name="0.0660368667" table:display="true" table:show-details="true"/>
                <table:data-pilot-member table:name="0.0668364667" table:display="true" table:show-details="true"/>
                <table:data-pilot-member table:name="0.0679823833" table:display="true" table:show-details="true"/>
                <table:data-pilot-member table:name="0.0698489833" table:display="true" table:show-details="true"/>
                <table:data-pilot-member table:name="0.07018105" table:display="true" table:show-details="true"/>
                <table:data-pilot-member table:name="0.0810616833" table:display="true" table:show-details="true"/>
                <table:data-pilot-member table:name="0.0919944333" table:display="true" table:show-details="true"/>
                <table:data-pilot-member table:name="0.09676235" table:display="true" table:show-details="true"/>
                <table:data-pilot-member table:name="0.09993875" table:display="true" table:show-details="true"/>
                <table:data-pilot-member table:name="0.1068794167" table:display="true" table:show-details="true"/>
                <table:data-pilot-member table:name="0.15702125" table:display="true" table:show-details="true"/>
                <table:data-pilot-member table:name="0.19032668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operation over producer firefox'.A1:'operation over producer firefox'.D59" table:buttons="'operation over producer firefox'.A2 'operation over producer firefox'.B2 'operation over producer firefox'.C1" table:show-filter-button="false" table:drill-down-on-double-click="false">
          <table:source-cell-range table:cell-range-address="'logged details'.A1:'logged details'.F251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" table:orientation="row" table:used-hierarchy="0" table:function="auto">
            <table:data-pilot-level table:show-empty="false" calcext:repeat-item-labels="false">
              <table:data-pilot-members>
                <table:data-pilot-member table:name="chrome_linux_1280x1024_1_false/footer.png" table:display="false" table:show-details="true"/>
                <table:data-pilot-member table:name="chrome_linux_1280x1024_1_false/header.png" table:display="false" table:show-details="true"/>
                <table:data-pilot-member table:name="chrome_linux_1280x1024_1_false/section-about.png" table:display="false" table:show-details="true"/>
                <table:data-pilot-member table:name="chrome_linux_1280x1024_1_false/section-book.png" table:display="false" table:show-details="true"/>
                <table:data-pilot-member table:name="chrome_linux_1280x1024_1_false/section-features.png" table:display="false" table:show-details="true"/>
                <table:data-pilot-member table:name="chrome_linux_1280x1024_1_false/section-stories-jack-hovered.png" table:display="false" table:show-details="true"/>
                <table:data-pilot-member table:name="chrome_linux_1280x1024_1_false/section-stories.png" table:display="false" table:show-details="true"/>
                <table:data-pilot-member table:name="chrome_linux_1280x1024_1_false/section-tours-card-hovered.png" table:display="false" table:show-details="true"/>
                <table:data-pilot-member table:name="chrome_linux_1280x1024_1_false/section-tours.png" table:display="false" table:show-details="true"/>
                <table:data-pilot-member table:name="chrome_linux_1280x1024_2_true/footer.png" table:display="false" table:show-details="true"/>
                <table:data-pilot-member table:name="chrome_linux_1280x1024_2_true/header.png" table:display="false" table:show-details="true"/>
                <table:data-pilot-member table:name="chrome_linux_1280x1024_2_true/section-about.png" table:display="false" table:show-details="true"/>
                <table:data-pilot-member table:name="chrome_linux_1280x1024_2_true/section-book.png" table:display="false" table:show-details="true"/>
                <table:data-pilot-member table:name="chrome_linux_1280x1024_2_true/section-features.png" table:display="false" table:show-details="true"/>
                <table:data-pilot-member table:name="chrome_linux_1280x1024_2_true/section-stories-jack-hovered.png" table:display="false" table:show-details="true"/>
                <table:data-pilot-member table:name="chrome_linux_1280x1024_2_true/section-stories.png" table:display="false" table:show-details="true"/>
                <table:data-pilot-member table:name="chrome_linux_1280x1024_2_true/section-tours-card-hovered.png" table:display="false" table:show-details="true"/>
                <table:data-pilot-member table:name="chrome_linux_1280x1024_2_true/section-tours.png" table:display="false" table:show-details="true"/>
                <table:data-pilot-member table:name="firefox_ubuntu_1280x1024_1_true/footer.png" table:display="true" table:show-details="true"/>
                <table:data-pilot-member table:name="firefox_ubuntu_1280x1024_1_true/header.png" table:display="true" table:show-details="true"/>
                <table:data-pilot-member table:name="firefox_ubuntu_1280x1024_1_true/section-about.png" table:display="true" table:show-details="true"/>
                <table:data-pilot-member table:name="firefox_ubuntu_1280x1024_1_true/section-book.png" table:display="true" table:show-details="true"/>
                <table:data-pilot-member table:name="firefox_ubuntu_1280x1024_1_true/section-features.png" table:display="true" table:show-details="true"/>
                <table:data-pilot-member table:name="firefox_ubuntu_1280x1024_1_true/section-stories-jack-hovered.png" table:display="true" table:show-details="true"/>
                <table:data-pilot-member table:name="firefox_ubuntu_1280x1024_1_true/section-stories.png" table:display="true" table:show-details="true"/>
                <table:data-pilot-member table:name="firefox_ubuntu_1280x1024_1_true/section-tours-card-hovered.png" table:display="true" table:show-details="true"/>
                <table:data-pilot-member table:name="firefox_ubuntu_1280x1024_1_true/section-tours.png" table:display="true" table:show-details="true"/>
                <table:data-pilot-member table:name="firefox_ubuntu_1285x1024_2_false/footer.png" table:display="true" table:show-details="true"/>
                <table:data-pilot-member table:name="firefox_ubuntu_1285x1024_2_false/header.png" table:display="true" table:show-details="true"/>
                <table:data-pilot-member table:name="firefox_ubuntu_1285x1024_2_false/section-about.png" table:display="true" table:show-details="true"/>
                <table:data-pilot-member table:name="firefox_ubuntu_1285x1024_2_false/section-book.png" table:display="true" table:show-details="true"/>
                <table:data-pilot-member table:name="firefox_ubuntu_1285x1024_2_false/section-features.png" table:display="true" table:show-details="true"/>
                <table:data-pilot-member table:name="firefox_ubuntu_1285x1024_2_false/section-stories-jack-hovered.png" table:display="true" table:show-details="true"/>
                <table:data-pilot-member table:name="firefox_ubuntu_1285x1024_2_false/section-stories.png" table:display="true" table:show-details="true"/>
                <table:data-pilot-member table:name="firefox_ubuntu_1285x1024_2_false/section-tours-card-hovered.png" table:display="true" table:show-details="true"/>
                <table:data-pilot-member table:name="firefox_ubuntu_1285x1024_2_false/section-tours.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-1" table:function="sum">
            <table:data-pilot-level calcext:repeat-item-labels="false"/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1.93333333333333E-06" table:display="true" table:show-details="true"/>
                <table:data-pilot-member table:name="2.01666666666667E-06" table:display="true" table:show-details="true"/>
                <table:data-pilot-member table:name="0.00000205" table:display="true" table:show-details="true"/>
                <table:data-pilot-member table:name="2.06666666666667E-06" table:display="true" table:show-details="true"/>
                <table:data-pilot-member table:name="0.0000021" table:display="true" table:show-details="true"/>
                <table:data-pilot-member table:name="2.23333333333333E-06" table:display="true" table:show-details="true"/>
                <table:data-pilot-member table:name="2.68333333333333E-06" table:display="true" table:show-details="true"/>
                <table:data-pilot-member table:name="0.0000028" table:display="true" table:show-details="true"/>
                <table:data-pilot-member table:name="2.88333333333333E-06" table:display="true" table:show-details="true"/>
                <table:data-pilot-member table:name="0.00000295" table:display="true" table:show-details="true"/>
                <table:data-pilot-member table:name="2.96666666666667E-06" table:display="true" table:show-details="true"/>
                <table:data-pilot-member table:name="3.03333333333333E-06" table:display="true" table:show-details="true"/>
                <table:data-pilot-member table:name="3.06666666666667E-06" table:display="true" table:show-details="true"/>
                <table:data-pilot-member table:name="3.11666666666667E-06" table:display="true" table:show-details="true"/>
                <table:data-pilot-member table:name="0.0000033" table:display="true" table:show-details="true"/>
                <table:data-pilot-member table:name="0.00000335" table:display="true" table:show-details="true"/>
                <table:data-pilot-member table:name="0.0000034" table:display="true" table:show-details="true"/>
                <table:data-pilot-member table:name="3.41666666666667E-06" table:display="true" table:show-details="true"/>
                <table:data-pilot-member table:name="3.43333333333333E-06" table:display="true" table:show-details="true"/>
                <table:data-pilot-member table:name="0.00000345" table:display="true" table:show-details="true"/>
                <table:data-pilot-member table:name="3.48333333333333E-06" table:display="true" table:show-details="true"/>
                <table:data-pilot-member table:name="0.0000035" table:display="true" table:show-details="true"/>
                <table:data-pilot-member table:name="0.00000365" table:display="true" table:show-details="true"/>
                <table:data-pilot-member table:name="3.71666666666667E-06" table:display="true" table:show-details="true"/>
                <table:data-pilot-member table:name="0.00000375" table:display="true" table:show-details="true"/>
                <table:data-pilot-member table:name="3.88333333333333E-06" table:display="true" table:show-details="true"/>
                <table:data-pilot-member table:name="0.0000039" table:display="true" table:show-details="true"/>
                <table:data-pilot-member table:name="9.66666666666667E-06" table:display="true" table:show-details="true"/>
                <table:data-pilot-member table:name="1.05166666666667E-05" table:display="true" table:show-details="true"/>
                <table:data-pilot-member table:name="2.25166666666667E-05" table:display="true" table:show-details="true"/>
                <table:data-pilot-member table:name="2.92666666666667E-05" table:display="true" table:show-details="true"/>
                <table:data-pilot-member table:name="3.59833333333333E-05" table:display="true" table:show-details="true"/>
                <table:data-pilot-member table:name="4.66666666666667E-05" table:display="true" table:show-details="true"/>
                <table:data-pilot-member table:name="0.00004875" table:display="true" table:show-details="true"/>
                <table:data-pilot-member table:name="6.30166666666667E-05" table:display="true" table:show-details="true"/>
                <table:data-pilot-member table:name="8.48333333333333E-05" table:display="true" table:show-details="true"/>
                <table:data-pilot-member table:name="8.95666666666667E-05" table:display="true" table:show-details="true"/>
                <table:data-pilot-member table:name="9.00333333333333E-05" table:display="true" table:show-details="true"/>
                <table:data-pilot-member table:name="9.82333333333333E-05" table:display="true" table:show-details="true"/>
                <table:data-pilot-member table:name="0.0001033667" table:display="true" table:show-details="true"/>
                <table:data-pilot-member table:name="0.0001049833" table:display="true" table:show-details="true"/>
                <table:data-pilot-member table:name="0.0001181667" table:display="true" table:show-details="true"/>
                <table:data-pilot-member table:name="0.0001212833" table:display="true" table:show-details="true"/>
                <table:data-pilot-member table:name="0.00012365" table:display="true" table:show-details="true"/>
                <table:data-pilot-member table:name="0.00012415" table:display="true" table:show-details="true"/>
                <table:data-pilot-member table:name="0.0001243167" table:display="true" table:show-details="true"/>
                <table:data-pilot-member table:name="0.0001300667" table:display="true" table:show-details="true"/>
                <table:data-pilot-member table:name="0.0001767" table:display="true" table:show-details="true"/>
                <table:data-pilot-member table:name="0.0001843" table:display="true" table:show-details="true"/>
                <table:data-pilot-member table:name="0.0003319167" table:display="true" table:show-details="true"/>
                <table:data-pilot-member table:name="0.00041045" table:display="true" table:show-details="true"/>
                <table:data-pilot-member table:name="0.000417" table:display="true" table:show-details="true"/>
                <table:data-pilot-member table:name="0.0004360833" table:display="true" table:show-details="true"/>
                <table:data-pilot-member table:name="0.0006207333" table:display="true" table:show-details="true"/>
                <table:data-pilot-member table:name="0.0006426167" table:display="true" table:show-details="true"/>
                <table:data-pilot-member table:name="0.0006683" table:display="true" table:show-details="true"/>
                <table:data-pilot-member table:name="0.00071255" table:display="true" table:show-details="true"/>
                <table:data-pilot-member table:name="0.0007385833" table:display="true" table:show-details="true"/>
                <table:data-pilot-member table:name="0.0007566333" table:display="true" table:show-details="true"/>
                <table:data-pilot-member table:name="0.0007597333" table:display="true" table:show-details="true"/>
                <table:data-pilot-member table:name="0.0007617167" table:display="true" table:show-details="true"/>
                <table:data-pilot-member table:name="0.0007744667" table:display="true" table:show-details="true"/>
                <table:data-pilot-member table:name="0.0007876333" table:display="true" table:show-details="true"/>
                <table:data-pilot-member table:name="0.0008366" table:display="true" table:show-details="true"/>
                <table:data-pilot-member table:name="0.0008392833" table:display="true" table:show-details="true"/>
                <table:data-pilot-member table:name="0.0009710167" table:display="true" table:show-details="true"/>
                <table:data-pilot-member table:name="0.0010010333" table:display="true" table:show-details="true"/>
                <table:data-pilot-member table:name="0.00105225" table:display="true" table:show-details="true"/>
                <table:data-pilot-member table:name="0.0013592833" table:display="true" table:show-details="true"/>
                <table:data-pilot-member table:name="0.0060260833" table:display="true" table:show-details="true"/>
                <table:data-pilot-member table:name="0.00729765" table:display="true" table:show-details="true"/>
                <table:data-pilot-member table:name="0.0077258333" table:display="true" table:show-details="true"/>
                <table:data-pilot-member table:name="0.0077447333" table:display="true" table:show-details="true"/>
                <table:data-pilot-member table:name="0.0079156167" table:display="true" table:show-details="true"/>
                <table:data-pilot-member table:name="0.0080438333" table:display="true" table:show-details="true"/>
                <table:data-pilot-member table:name="0.0081025667" table:display="true" table:show-details="true"/>
                <table:data-pilot-member table:name="0.00834735" table:display="true" table:show-details="true"/>
                <table:data-pilot-member table:name="0.0083620833" table:display="true" table:show-details="true"/>
                <table:data-pilot-member table:name="0.00860705" table:display="true" table:show-details="true"/>
                <table:data-pilot-member table:name="0.0089349667" table:display="true" table:show-details="true"/>
                <table:data-pilot-member table:name="0.0089909833" table:display="true" table:show-details="true"/>
                <table:data-pilot-member table:name="0.0090313" table:display="true" table:show-details="true"/>
                <table:data-pilot-member table:name="0.0091245167" table:display="true" table:show-details="true"/>
                <table:data-pilot-member table:name="0.0094303333" table:display="true" table:show-details="true"/>
                <table:data-pilot-member table:name="0.0098057667" table:display="true" table:show-details="true"/>
                <table:data-pilot-member table:name="0.0101140667" table:display="true" table:show-details="true"/>
                <table:data-pilot-member table:name="0.01012295" table:display="true" table:show-details="true"/>
                <table:data-pilot-member table:name="0.0101330167" table:display="true" table:show-details="true"/>
                <table:data-pilot-member table:name="0.0107940833" table:display="true" table:show-details="true"/>
                <table:data-pilot-member table:name="0.0108599833" table:display="true" table:show-details="true"/>
                <table:data-pilot-member table:name="0.0112367667" table:display="true" table:show-details="true"/>
                <table:data-pilot-member table:name="0.01127605" table:display="true" table:show-details="true"/>
                <table:data-pilot-member table:name="0.0113783667" table:display="true" table:show-details="true"/>
                <table:data-pilot-member table:name="0.0114155833" table:display="true" table:show-details="true"/>
                <table:data-pilot-member table:name="0.0114518" table:display="true" table:show-details="true"/>
                <table:data-pilot-member table:name="0.0115440333" table:display="true" table:show-details="true"/>
                <table:data-pilot-member table:name="0.0119428333" table:display="true" table:show-details="true"/>
                <table:data-pilot-member table:name="0.0119451833" table:display="true" table:show-details="true"/>
                <table:data-pilot-member table:name="0.01194975" table:display="true" table:show-details="true"/>
                <table:data-pilot-member table:name="0.0120432" table:display="true" table:show-details="true"/>
                <table:data-pilot-member table:name="0.01227815" table:display="true" table:show-details="true"/>
                <table:data-pilot-member table:name="0.0124225667" table:display="true" table:show-details="true"/>
                <table:data-pilot-member table:name="0.012488" table:display="true" table:show-details="true"/>
                <table:data-pilot-member table:name="0.0130182667" table:display="true" table:show-details="true"/>
                <table:data-pilot-member table:name="0.01301875" table:display="true" table:show-details="true"/>
                <table:data-pilot-member table:name="0.01331875" table:display="true" table:show-details="true"/>
                <table:data-pilot-member table:name="0.0134088333" table:display="true" table:show-details="true"/>
                <table:data-pilot-member table:name="0.0138729" table:display="true" table:show-details="true"/>
                <table:data-pilot-member table:name="0.0142213333" table:display="true" table:show-details="true"/>
                <table:data-pilot-member table:name="0.0144748667" table:display="true" table:show-details="true"/>
                <table:data-pilot-member table:name="0.0146995833" table:display="true" table:show-details="true"/>
                <table:data-pilot-member table:name="0.0147112833" table:display="true" table:show-details="true"/>
                <table:data-pilot-member table:name="0.01473625" table:display="true" table:show-details="true"/>
                <table:data-pilot-member table:name="0.0147977" table:display="true" table:show-details="true"/>
                <table:data-pilot-member table:name="0.0148546667" table:display="true" table:show-details="true"/>
                <table:data-pilot-member table:name="0.01500815" table:display="true" table:show-details="true"/>
                <table:data-pilot-member table:name="0.0154067167" table:display="true" table:show-details="true"/>
                <table:data-pilot-member table:name="0.0162800667" table:display="true" table:show-details="true"/>
                <table:data-pilot-member table:name="0.0163350333" table:display="true" table:show-details="true"/>
                <table:data-pilot-member table:name="0.0167045667" table:display="true" table:show-details="true"/>
                <table:data-pilot-member table:name="0.0169719667" table:display="true" table:show-details="true"/>
                <table:data-pilot-member table:name="0.0169946833" table:display="true" table:show-details="true"/>
                <table:data-pilot-member table:name="0.01724275" table:display="true" table:show-details="true"/>
                <table:data-pilot-member table:name="0.01737735" table:display="true" table:show-details="true"/>
                <table:data-pilot-member table:name="0.0176636167" table:display="true" table:show-details="true"/>
                <table:data-pilot-member table:name="0.01771785" table:display="true" table:show-details="true"/>
                <table:data-pilot-member table:name="0.0178122833" table:display="true" table:show-details="true"/>
                <table:data-pilot-member table:name="0.0182178167" table:display="true" table:show-details="true"/>
                <table:data-pilot-member table:name="0.0182415167" table:display="true" table:show-details="true"/>
                <table:data-pilot-member table:name="0.0184923167" table:display="true" table:show-details="true"/>
                <table:data-pilot-member table:name="0.0185212667" table:display="true" table:show-details="true"/>
                <table:data-pilot-member table:name="0.0187325333" table:display="true" table:show-details="true"/>
                <table:data-pilot-member table:name="0.0187536" table:display="true" table:show-details="true"/>
                <table:data-pilot-member table:name="0.01879405" table:display="true" table:show-details="true"/>
                <table:data-pilot-member table:name="0.0188741167" table:display="true" table:show-details="true"/>
                <table:data-pilot-member table:name="0.01915065" table:display="true" table:show-details="true"/>
                <table:data-pilot-member table:name="0.0193922667" table:display="true" table:show-details="true"/>
                <table:data-pilot-member table:name="0.019406" table:display="true" table:show-details="true"/>
                <table:data-pilot-member table:name="0.0194548833" table:display="true" table:show-details="true"/>
                <table:data-pilot-member table:name="0.0198452" table:display="true" table:show-details="true"/>
                <table:data-pilot-member table:name="0.0205056833" table:display="true" table:show-details="true"/>
                <table:data-pilot-member table:name="0.0210583167" table:display="true" table:show-details="true"/>
                <table:data-pilot-member table:name="0.0212694167" table:display="true" table:show-details="true"/>
                <table:data-pilot-member table:name="0.0215207" table:display="true" table:show-details="true"/>
                <table:data-pilot-member table:name="0.0216414167" table:display="true" table:show-details="true"/>
                <table:data-pilot-member table:name="0.0217804167" table:display="true" table:show-details="true"/>
                <table:data-pilot-member table:name="0.02233725" table:display="true" table:show-details="true"/>
                <table:data-pilot-member table:name="0.022503" table:display="true" table:show-details="true"/>
                <table:data-pilot-member table:name="0.0225929833" table:display="true" table:show-details="true"/>
                <table:data-pilot-member table:name="0.02282435" table:display="true" table:show-details="true"/>
                <table:data-pilot-member table:name="0.0236381833" table:display="true" table:show-details="true"/>
                <table:data-pilot-member table:name="0.023779" table:display="true" table:show-details="true"/>
                <table:data-pilot-member table:name="0.02385915" table:display="true" table:show-details="true"/>
                <table:data-pilot-member table:name="0.0239115333" table:display="true" table:show-details="true"/>
                <table:data-pilot-member table:name="0.0239506" table:display="true" table:show-details="true"/>
                <table:data-pilot-member table:name="0.0242059167" table:display="true" table:show-details="true"/>
                <table:data-pilot-member table:name="0.0247" table:display="true" table:show-details="true"/>
                <table:data-pilot-member table:name="0.0251052833" table:display="true" table:show-details="true"/>
                <table:data-pilot-member table:name="0.0255835833" table:display="true" table:show-details="true"/>
                <table:data-pilot-member table:name="0.02631485" table:display="true" table:show-details="true"/>
                <table:data-pilot-member table:name="0.0263548833" table:display="true" table:show-details="true"/>
                <table:data-pilot-member table:name="0.0267422667" table:display="true" table:show-details="true"/>
                <table:data-pilot-member table:name="0.0271369" table:display="true" table:show-details="true"/>
                <table:data-pilot-member table:name="0.02736895" table:display="true" table:show-details="true"/>
                <table:data-pilot-member table:name="0.0282150333" table:display="true" table:show-details="true"/>
                <table:data-pilot-member table:name="0.0283303" table:display="true" table:show-details="true"/>
                <table:data-pilot-member table:name="0.0286858667" table:display="true" table:show-details="true"/>
                <table:data-pilot-member table:name="0.02872685" table:display="true" table:show-details="true"/>
                <table:data-pilot-member table:name="0.0291732333" table:display="true" table:show-details="true"/>
                <table:data-pilot-member table:name="0.0291864" table:display="true" table:show-details="true"/>
                <table:data-pilot-member table:name="0.0307977" table:display="true" table:show-details="true"/>
                <table:data-pilot-member table:name="0.0310055333" table:display="true" table:show-details="true"/>
                <table:data-pilot-member table:name="0.0315169167" table:display="true" table:show-details="true"/>
                <table:data-pilot-member table:name="0.0315577667" table:display="true" table:show-details="true"/>
                <table:data-pilot-member table:name="0.0321930167" table:display="true" table:show-details="true"/>
                <table:data-pilot-member table:name="0.0322872333" table:display="true" table:show-details="true"/>
                <table:data-pilot-member table:name="0.0325235" table:display="true" table:show-details="true"/>
                <table:data-pilot-member table:name="0.0329377667" table:display="true" table:show-details="true"/>
                <table:data-pilot-member table:name="0.03323155" table:display="true" table:show-details="true"/>
                <table:data-pilot-member table:name="0.0334355833" table:display="true" table:show-details="true"/>
                <table:data-pilot-member table:name="0.0341233333" table:display="true" table:show-details="true"/>
                <table:data-pilot-member table:name="0.0341239333" table:display="true" table:show-details="true"/>
                <table:data-pilot-member table:name="0.0347813167" table:display="true" table:show-details="true"/>
                <table:data-pilot-member table:name="0.0360527833" table:display="true" table:show-details="true"/>
                <table:data-pilot-member table:name="0.03614745" table:display="true" table:show-details="true"/>
                <table:data-pilot-member table:name="0.036586" table:display="true" table:show-details="true"/>
                <table:data-pilot-member table:name="0.03663835" table:display="true" table:show-details="true"/>
                <table:data-pilot-member table:name="0.0366899333" table:display="true" table:show-details="true"/>
                <table:data-pilot-member table:name="0.0368039667" table:display="true" table:show-details="true"/>
                <table:data-pilot-member table:name="0.0368705833" table:display="true" table:show-details="true"/>
                <table:data-pilot-member table:name="0.0373226167" table:display="true" table:show-details="true"/>
                <table:data-pilot-member table:name="0.03781355" table:display="true" table:show-details="true"/>
                <table:data-pilot-member table:name="0.0389394833" table:display="true" table:show-details="true"/>
                <table:data-pilot-member table:name="0.03901445" table:display="true" table:show-details="true"/>
                <table:data-pilot-member table:name="0.0395646833" table:display="true" table:show-details="true"/>
                <table:data-pilot-member table:name="0.0396098167" table:display="true" table:show-details="true"/>
                <table:data-pilot-member table:name="0.03964775" table:display="true" table:show-details="true"/>
                <table:data-pilot-member table:name="0.03974595" table:display="true" table:show-details="true"/>
                <table:data-pilot-member table:name="0.03987075" table:display="true" table:show-details="true"/>
                <table:data-pilot-member table:name="0.0400419333" table:display="true" table:show-details="true"/>
                <table:data-pilot-member table:name="0.0405013667" table:display="true" table:show-details="true"/>
                <table:data-pilot-member table:name="0.0407513" table:display="true" table:show-details="true"/>
                <table:data-pilot-member table:name="0.0407760167" table:display="true" table:show-details="true"/>
                <table:data-pilot-member table:name="0.0411324167" table:display="true" table:show-details="true"/>
                <table:data-pilot-member table:name="0.0413688167" table:display="true" table:show-details="true"/>
                <table:data-pilot-member table:name="0.0415779333" table:display="true" table:show-details="true"/>
                <table:data-pilot-member table:name="0.0417199" table:display="true" table:show-details="true"/>
                <table:data-pilot-member table:name="0.0418501667" table:display="true" table:show-details="true"/>
                <table:data-pilot-member table:name="0.0423403167" table:display="true" table:show-details="true"/>
                <table:data-pilot-member table:name="0.0431616667" table:display="true" table:show-details="true"/>
                <table:data-pilot-member table:name="0.04360115" table:display="true" table:show-details="true"/>
                <table:data-pilot-member table:name="0.04381365" table:display="true" table:show-details="true"/>
                <table:data-pilot-member table:name="0.0445510833" table:display="true" table:show-details="true"/>
                <table:data-pilot-member table:name="0.0446149833" table:display="true" table:show-details="true"/>
                <table:data-pilot-member table:name="0.0449307" table:display="true" table:show-details="true"/>
                <table:data-pilot-member table:name="0.0450941833" table:display="true" table:show-details="true"/>
                <table:data-pilot-member table:name="0.0463703" table:display="true" table:show-details="true"/>
                <table:data-pilot-member table:name="0.046895" table:display="true" table:show-details="true"/>
                <table:data-pilot-member table:name="0.0470916667" table:display="true" table:show-details="true"/>
                <table:data-pilot-member table:name="0.0479715167" table:display="true" table:show-details="true"/>
                <table:data-pilot-member table:name="0.0489820667" table:display="true" table:show-details="true"/>
                <table:data-pilot-member table:name="0.0494179" table:display="true" table:show-details="true"/>
                <table:data-pilot-member table:name="0.0498129" table:display="true" table:show-details="true"/>
                <table:data-pilot-member table:name="0.0498764167" table:display="true" table:show-details="true"/>
                <table:data-pilot-member table:name="0.0500402" table:display="true" table:show-details="true"/>
                <table:data-pilot-member table:name="0.0508529167" table:display="true" table:show-details="true"/>
                <table:data-pilot-member table:name="0.0520329667" table:display="true" table:show-details="true"/>
                <table:data-pilot-member table:name="0.05220665" table:display="true" table:show-details="true"/>
                <table:data-pilot-member table:name="0.0523370333" table:display="true" table:show-details="true"/>
                <table:data-pilot-member table:name="0.0564238833" table:display="true" table:show-details="true"/>
                <table:data-pilot-member table:name="0.05760105" table:display="true" table:show-details="true"/>
                <table:data-pilot-member table:name="0.0578032667" table:display="true" table:show-details="true"/>
                <table:data-pilot-member table:name="0.05959235" table:display="true" table:show-details="true"/>
                <table:data-pilot-member table:name="0.0633007667" table:display="true" table:show-details="true"/>
                <table:data-pilot-member table:name="0.06446315" table:display="true" table:show-details="true"/>
                <table:data-pilot-member table:name="0.06545405" table:display="true" table:show-details="true"/>
                <table:data-pilot-member table:name="0.0660368667" table:display="true" table:show-details="true"/>
                <table:data-pilot-member table:name="0.0668364667" table:display="true" table:show-details="true"/>
                <table:data-pilot-member table:name="0.0679823833" table:display="true" table:show-details="true"/>
                <table:data-pilot-member table:name="0.0698489833" table:display="true" table:show-details="true"/>
                <table:data-pilot-member table:name="0.07018105" table:display="true" table:show-details="true"/>
                <table:data-pilot-member table:name="0.0810616833" table:display="true" table:show-details="true"/>
                <table:data-pilot-member table:name="0.0919944333" table:display="true" table:show-details="true"/>
                <table:data-pilot-member table:name="0.09676235" table:display="true" table:show-details="true"/>
                <table:data-pilot-member table:name="0.09993875" table:display="true" table:show-details="true"/>
                <table:data-pilot-member table:name="0.1068794167" table:display="true" table:show-details="true"/>
                <table:data-pilot-member table:name="0.15702125" table:display="true" table:show-details="true"/>
                <table:data-pilot-member table:name="0.19032668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00:44:55.968714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49:04.502626447</meta:creation-date>
    <dc:date>2019-06-23T00:57:55.234599098</dc:date>
    <meta:editing-duration>PT47M21S</meta:editing-duration>
    <meta:editing-cycles>13</meta:editing-cycles>
    <meta:generator>LibreOffice/5.1.6.2$Linux_X86_64 LibreOffice_project/10m0$Build-2</meta:generator>
    <meta:document-statistic meta:table-count="4" meta:cell-count="1960" meta:object-count="0"/>
  </office:meta>
</office:document-meta>
</file>